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fff2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</text:p>
          </table:table-cell>
          <table:table-cell table:formula="of:=CHAR(IF(ROW([.A1])+COLUMN([.A1])+1+63&gt;90;ROW([.A1])+1+63-26;ROW([.A1])+COLUMN([.A1])+1+63))" office:value-type="string" office:string-value="B" calcext:value-type="string">
            <text:p>B</text:p>
          </table:table-cell>
          <table:table-cell table:formula="of:=CHAR(IF(ROW([.B1])+COLUMN([.B1])+1+63&gt;90;ROW([.B1])+1+63-26;ROW([.B1])+COLUMN([.B1])+1+63))" office:value-type="string" office:string-value="C" calcext:value-type="string">
            <text:p>C</text:p>
          </table:table-cell>
          <table:table-cell table:formula="of:=CHAR(IF(ROW([.C1])+COLUMN([.C1])+1+63&gt;90;ROW([.C1])+1+63-26;ROW([.C1])+COLUMN([.C1])+1+63))" office:value-type="string" office:string-value="D" calcext:value-type="string">
            <text:p>D</text:p>
          </table:table-cell>
          <table:table-cell table:formula="of:=CHAR(IF(ROW([.D1])+COLUMN([.D1])+1+63&gt;90;ROW([.D1])+1+63-26;ROW([.D1])+COLUMN([.D1])+1+63))" office:value-type="string" office:string-value="E" calcext:value-type="string">
            <text:p>E</text:p>
          </table:table-cell>
          <table:table-cell table:formula="of:=CHAR(IF(ROW([.E1])+COLUMN([.E1])+1+63&gt;90;ROW([.E1])+1+63-26;ROW([.E1])+COLUMN([.E1])+1+63))" office:value-type="string" office:string-value="F" calcext:value-type="string">
            <text:p>F</text:p>
          </table:table-cell>
          <table:table-cell table:formula="of:=CHAR(IF(ROW([.F1])+COLUMN([.F1])+1+63&gt;90;ROW([.F1])+1+63-26;ROW([.F1])+COLUMN([.F1])+1+63))" office:value-type="string" office:string-value="G" calcext:value-type="string">
            <text:p>G</text:p>
          </table:table-cell>
          <table:table-cell table:formula="of:=CHAR(IF(ROW([.G1])+COLUMN([.G1])+1+63&gt;90;ROW([.G1])+1+63-26;ROW([.G1])+COLUMN([.G1])+1+63))" office:value-type="string" office:string-value="H" calcext:value-type="string">
            <text:p>H</text:p>
          </table:table-cell>
          <table:table-cell table:formula="of:=CHAR(IF(ROW([.H1])+COLUMN([.H1])+1+63&gt;90;ROW([.H1])+1+63-26;ROW([.H1])+COLUMN([.H1])+1+63))" office:value-type="string" office:string-value="I" calcext:value-type="string">
            <text:p>I</text:p>
          </table:table-cell>
          <table:table-cell table:formula="of:=CHAR(IF(ROW([.I1])+COLUMN([.I1])+1+63&gt;90;ROW([.I1])+1+63-26;ROW([.I1])+COLUMN([.I1])+1+63))" office:value-type="string" office:string-value="J" calcext:value-type="string">
            <text:p>J</text:p>
          </table:table-cell>
          <table:table-cell table:formula="of:=CHAR(IF(ROW([.J1])+COLUMN([.J1])+1+63&gt;90;ROW([.J1])+1+63-26;ROW([.J1])+COLUMN([.J1])+1+63))" office:value-type="string" office:string-value="K" calcext:value-type="string">
            <text:p>K</text:p>
          </table:table-cell>
          <table:table-cell table:formula="of:=CHAR(IF(ROW([.K1])+COLUMN([.K1])+1+63&gt;90;ROW([.K1])+1+63-26;ROW([.K1])+COLUMN([.K1])+1+63))" office:value-type="string" office:string-value="L" calcext:value-type="string">
            <text:p>L</text:p>
          </table:table-cell>
          <table:table-cell table:formula="of:=CHAR(IF(ROW([.L1])+COLUMN([.L1])+1+63&gt;90;ROW([.L1])+1+63-26;ROW([.L1])+COLUMN([.L1])+1+63))" office:value-type="string" office:string-value="M" calcext:value-type="string">
            <text:p>M</text:p>
          </table:table-cell>
          <table:table-cell table:formula="of:=CHAR(IF(ROW([.M1])+COLUMN([.M1])+1+63&gt;90;ROW([.M1])+1+63-26;ROW([.M1])+COLUMN([.M1])+1+63))" office:value-type="string" office:string-value="N" calcext:value-type="string">
            <text:p>N</text:p>
          </table:table-cell>
          <table:table-cell table:formula="of:=CHAR(IF(ROW([.N1])+COLUMN([.N1])+1+63&gt;90;ROW([.N1])+1+63-26;ROW([.N1])+COLUMN([.N1])+1+63))" office:value-type="string" office:string-value="O" calcext:value-type="string">
            <text:p>O</text:p>
          </table:table-cell>
          <table:table-cell table:formula="of:=CHAR(IF(ROW([.O1])+COLUMN([.O1])+1+63&gt;90;ROW([.O1])+1+63-26;ROW([.O1])+COLUMN([.O1])+1+63))" office:value-type="string" office:string-value="P" calcext:value-type="string">
            <text:p>P</text:p>
          </table:table-cell>
          <table:table-cell table:formula="of:=CHAR(IF(ROW([.P1])+COLUMN([.P1])+1+63&gt;90;ROW([.P1])+1+63-26;ROW([.P1])+COLUMN([.P1])+1+63))" office:value-type="string" office:string-value="Q" calcext:value-type="string">
            <text:p>Q</text:p>
          </table:table-cell>
          <table:table-cell table:formula="of:=CHAR(IF(ROW([.Q1])+COLUMN([.Q1])+1+63&gt;90;ROW([.Q1])+1+63-26;ROW([.Q1])+COLUMN([.Q1])+1+63))" office:value-type="string" office:string-value="R" calcext:value-type="string">
            <text:p>R</text:p>
          </table:table-cell>
          <table:table-cell table:formula="of:=CHAR(IF(ROW([.R1])+COLUMN([.R1])+1+63&gt;90;ROW([.R1])+1+63-26;ROW([.R1])+COLUMN([.R1])+1+63))" office:value-type="string" office:string-value="S" calcext:value-type="string">
            <text:p>S</text:p>
          </table:table-cell>
          <table:table-cell table:formula="of:=CHAR(IF(ROW([.S1])+COLUMN([.S1])+1+63&gt;90;ROW([.S1])+1+63-26;ROW([.S1])+COLUMN([.S1])+1+63))" office:value-type="string" office:string-value="T" calcext:value-type="string">
            <text:p>T</text:p>
          </table:table-cell>
          <table:table-cell table:formula="of:=CHAR(IF(ROW([.T1])+COLUMN([.T1])+1+63&gt;90;ROW([.T1])+1+63-26;ROW([.T1])+COLUMN([.T1])+1+63))" office:value-type="string" office:string-value="U" calcext:value-type="string">
            <text:p>U</text:p>
          </table:table-cell>
          <table:table-cell table:formula="of:=CHAR(IF(ROW([.U1])+COLUMN([.U1])+1+63&gt;90;ROW([.U1])+1+63-26;ROW([.U1])+COLUMN([.U1])+1+63))" office:value-type="string" office:string-value="V" calcext:value-type="string">
            <text:p>V</text:p>
          </table:table-cell>
          <table:table-cell table:formula="of:=CHAR(IF(ROW([.V1])+COLUMN([.V1])+1+63&gt;90;ROW([.V1])+1+63-26;ROW([.V1])+COLUMN([.V1])+1+63))" office:value-type="string" office:string-value="W" calcext:value-type="string">
            <text:p>W</text:p>
          </table:table-cell>
          <table:table-cell table:formula="of:=CHAR(IF(ROW([.W1])+COLUMN([.W1])+1+63&gt;90;ROW([.W1])+1+63-26;ROW([.W1])+COLUMN([.W1])+1+63))" office:value-type="string" office:string-value="X" calcext:value-type="string">
            <text:p>X</text:p>
          </table:table-cell>
          <table:table-cell table:formula="of:=CHAR(IF(ROW([.X1])+COLUMN([.X1])+1+63&gt;90;ROW([.X1])+1+63-26;ROW([.X1])+COLUMN([.X1])+1+63))" office:value-type="string" office:string-value="Y" calcext:value-type="string">
            <text:p>Y</text:p>
          </table:table-cell>
          <table:table-cell table:formula="of:=CHAR(IF(ROW([.Y1])+COLUMN([.Y1])+1+63&gt;90;ROW([.Y1])+1+63-26;ROW([.Y1])+COLUMN([.Y1])+1+63))" office:value-type="string" office:string-value="Z" calcext:value-type="string">
            <text:p>Z</text:p>
          </table:table-cell>
          <table:table-cell/>
          <table:table-cell table:style-name="ce2" office:value-type="string" calcext:value-type="string" table:number-columns-spanned="9" table:number-rows-spanned="1">
            <text:p>TEKST DO ZASZYFROWANIA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table:formula="of:=CHAR(CODE([.A1])+1)" office:value-type="string" office:string-value="B" calcext:value-type="string">
            <text:p>B</text:p>
          </table:table-cell>
          <table:table-cell table:formula="of:=CHAR(IF(ROW([.A2])+COLUMN([.A2])+1+63&gt;90;ROW([.A2])+1+63-26;ROW([.A2])+COLUMN([.A2])+1+63))" office:value-type="string" office:string-value="C" calcext:value-type="string">
            <text:p>C</text:p>
          </table:table-cell>
          <table:table-cell table:formula="of:=CHAR(IF(ROW([.B2])+COLUMN([.B2])+1+63&gt;90;ROW([.B2])+1+63-26;ROW([.B2])+COLUMN([.B2])+1+63))" office:value-type="string" office:string-value="D" calcext:value-type="string">
            <text:p>D</text:p>
          </table:table-cell>
          <table:table-cell table:formula="of:=CHAR(IF(ROW([.C2])+COLUMN([.C2])+1+63&gt;90;ROW([.C2])+1+63-26;ROW([.C2])+COLUMN([.C2])+1+63))" office:value-type="string" office:string-value="E" calcext:value-type="string">
            <text:p>E</text:p>
          </table:table-cell>
          <table:table-cell table:formula="of:=CHAR(IF(ROW([.D2])+COLUMN([.D2])+1+63&gt;90;ROW([.D2])+1+63-26;ROW([.D2])+COLUMN([.D2])+1+63))" office:value-type="string" office:string-value="F" calcext:value-type="string">
            <text:p>F</text:p>
          </table:table-cell>
          <table:table-cell table:formula="of:=CHAR(IF(ROW([.E2])+COLUMN([.E2])+1+63&gt;90;ROW([.E2])+1+63-26;ROW([.E2])+COLUMN([.E2])+1+63))" office:value-type="string" office:string-value="G" calcext:value-type="string">
            <text:p>G</text:p>
          </table:table-cell>
          <table:table-cell table:formula="of:=CHAR(IF(ROW([.F2])+COLUMN([.F2])+1+63&gt;90;ROW([.F2])+1+63-26;ROW([.F2])+COLUMN([.F2])+1+63))" office:value-type="string" office:string-value="H" calcext:value-type="string">
            <text:p>H</text:p>
          </table:table-cell>
          <table:table-cell table:formula="of:=CHAR(IF(ROW([.G2])+COLUMN([.G2])+1+63&gt;90;ROW([.G2])+1+63-26;ROW([.G2])+COLUMN([.G2])+1+63))" office:value-type="string" office:string-value="I" calcext:value-type="string">
            <text:p>I</text:p>
          </table:table-cell>
          <table:table-cell table:formula="of:=CHAR(IF(ROW([.H2])+COLUMN([.H2])+1+63&gt;90;ROW([.H2])+1+63-26;ROW([.H2])+COLUMN([.H2])+1+63))" office:value-type="string" office:string-value="J" calcext:value-type="string">
            <text:p>J</text:p>
          </table:table-cell>
          <table:table-cell table:formula="of:=CHAR(IF(ROW([.I2])+COLUMN([.I2])+1+63&gt;90;ROW([.I2])+1+63-26;ROW([.I2])+COLUMN([.I2])+1+63))" office:value-type="string" office:string-value="K" calcext:value-type="string">
            <text:p>K</text:p>
          </table:table-cell>
          <table:table-cell table:formula="of:=CHAR(IF(ROW([.J2])+COLUMN([.J2])+1+63&gt;90;ROW([.J2])+1+63-26;ROW([.J2])+COLUMN([.J2])+1+63))" office:value-type="string" office:string-value="L" calcext:value-type="string">
            <text:p>L</text:p>
          </table:table-cell>
          <table:table-cell table:formula="of:=CHAR(IF(ROW([.K2])+COLUMN([.K2])+1+63&gt;90;ROW([.K2])+1+63-26;ROW([.K2])+COLUMN([.K2])+1+63))" office:value-type="string" office:string-value="M" calcext:value-type="string">
            <text:p>M</text:p>
          </table:table-cell>
          <table:table-cell table:formula="of:=CHAR(IF(ROW([.L2])+COLUMN([.L2])+1+63&gt;90;ROW([.L2])+1+63-26;ROW([.L2])+COLUMN([.L2])+1+63))" office:value-type="string" office:string-value="N" calcext:value-type="string">
            <text:p>N</text:p>
          </table:table-cell>
          <table:table-cell table:formula="of:=CHAR(IF(ROW([.M2])+COLUMN([.M2])+1+63&gt;90;ROW([.M2])+1+63-26;ROW([.M2])+COLUMN([.M2])+1+63))" office:value-type="string" office:string-value="O" calcext:value-type="string">
            <text:p>O</text:p>
          </table:table-cell>
          <table:table-cell table:formula="of:=CHAR(IF(ROW([.N2])+COLUMN([.N2])+1+63&gt;90;ROW([.N2])+1+63-26;ROW([.N2])+COLUMN([.N2])+1+63))" office:value-type="string" office:string-value="P" calcext:value-type="string">
            <text:p>P</text:p>
          </table:table-cell>
          <table:table-cell table:formula="of:=CHAR(IF(ROW([.O2])+COLUMN([.O2])+1+63&gt;90;ROW([.O2])+1+63-26;ROW([.O2])+COLUMN([.O2])+1+63))" office:value-type="string" office:string-value="Q" calcext:value-type="string">
            <text:p>Q</text:p>
          </table:table-cell>
          <table:table-cell table:formula="of:=CHAR(IF(ROW([.P2])+COLUMN([.P2])+1+63&gt;90;ROW([.P2])+1+63-26;ROW([.P2])+COLUMN([.P2])+1+63))" office:value-type="string" office:string-value="R" calcext:value-type="string">
            <text:p>R</text:p>
          </table:table-cell>
          <table:table-cell table:formula="of:=CHAR(IF(ROW([.Q2])+COLUMN([.Q2])+1+63&gt;90;ROW([.Q2])+1+63-26;ROW([.Q2])+COLUMN([.Q2])+1+63))" office:value-type="string" office:string-value="S" calcext:value-type="string">
            <text:p>S</text:p>
          </table:table-cell>
          <table:table-cell table:formula="of:=CHAR(IF(ROW([.R2])+COLUMN([.R2])+1+63&gt;90;ROW([.R2])+1+63-26;ROW([.R2])+COLUMN([.R2])+1+63))" office:value-type="string" office:string-value="T" calcext:value-type="string">
            <text:p>T</text:p>
          </table:table-cell>
          <table:table-cell table:formula="of:=CHAR(IF(ROW([.S2])+COLUMN([.S2])+1+63&gt;90;ROW([.S2])+1+63-26;ROW([.S2])+COLUMN([.S2])+1+63))" office:value-type="string" office:string-value="U" calcext:value-type="string">
            <text:p>U</text:p>
          </table:table-cell>
          <table:table-cell table:formula="of:=CHAR(IF(ROW([.T2])+COLUMN([.T2])+1+63&gt;90;ROW([.T2])+1+63-26;ROW([.T2])+COLUMN([.T2])+1+63))" office:value-type="string" office:string-value="V" calcext:value-type="string">
            <text:p>V</text:p>
          </table:table-cell>
          <table:table-cell table:formula="of:=CHAR(IF(ROW([.U2])+COLUMN([.U2])+1+63&gt;90;ROW([.U2])+1+63-26;ROW([.U2])+COLUMN([.U2])+1+63))" office:value-type="string" office:string-value="W" calcext:value-type="string">
            <text:p>W</text:p>
          </table:table-cell>
          <table:table-cell table:formula="of:=CHAR(IF(ROW([.V2])+COLUMN([.V2])+1+63&gt;90;ROW([.V2])+1+63-26;ROW([.V2])+COLUMN([.V2])+1+63))" office:value-type="string" office:string-value="X" calcext:value-type="string">
            <text:p>X</text:p>
          </table:table-cell>
          <table:table-cell table:formula="of:=CHAR(IF(ROW([.W2])+COLUMN([.W2])+1+63&gt;90;ROW([.W2])+1+63-26;ROW([.W2])+COLUMN([.W2])+1+63))" office:value-type="string" office:string-value="Y" calcext:value-type="string">
            <text:p>Y</text:p>
          </table:table-cell>
          <table:table-cell table:formula="of:=CHAR(IF(ROW([.X2])+COLUMN([.X2])+1+63&gt;90;ROW([.X2])+1+63-26;ROW([.X2])+COLUMN([.X2])+1+63))" office:value-type="string" office:string-value="Z" calcext:value-type="string">
            <text:p>Z</text:p>
          </table:table-cell>
          <table:table-cell table:formula="of:=CHAR(IF(ROW([.Y2])+COLUMN([.Y2])+1+63&gt;90;ROW([.Y2])+1+63-26;ROW([.Y2])+COLUMN([.Y2])+1+63))" office:value-type="string" office:string-value="(" calcext:value-type="string">
            <text:p>(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988"/>
        </table:table-row>
        <table:table-row table:style-name="ro1">
          <table:table-cell table:formula="of:=CHAR(CODE([.A2])+1)" office:value-type="string" office:string-value="C" calcext:value-type="string">
            <text:p>C</text:p>
          </table:table-cell>
          <table:table-cell table:formula="of:=CHAR(IF(ROW([.A3])+COLUMN([.A3])+1+63&gt;90;ROW([.A3])+1+63-26;ROW([.A3])+COLUMN([.A3])+1+63))" office:value-type="string" office:string-value="D" calcext:value-type="string">
            <text:p>D</text:p>
          </table:table-cell>
          <table:table-cell table:formula="of:=CHAR(IF(ROW([.B3])+COLUMN([.B3])+1+63&gt;90;ROW([.B3])+1+63-26;ROW([.B3])+COLUMN([.B3])+1+63))" office:value-type="string" office:string-value="E" calcext:value-type="string">
            <text:p>E</text:p>
          </table:table-cell>
          <table:table-cell table:formula="of:=CHAR(IF(ROW([.C3])+COLUMN([.C3])+1+63&gt;90;ROW([.C3])+1+63-26;ROW([.C3])+COLUMN([.C3])+1+63))" office:value-type="string" office:string-value="F" calcext:value-type="string">
            <text:p>F</text:p>
          </table:table-cell>
          <table:table-cell table:formula="of:=CHAR(IF(ROW([.D3])+COLUMN([.D3])+1+63&gt;90;ROW([.D3])+1+63-26;ROW([.D3])+COLUMN([.D3])+1+63))" office:value-type="string" office:string-value="G" calcext:value-type="string">
            <text:p>G</text:p>
          </table:table-cell>
          <table:table-cell table:formula="of:=CHAR(IF(ROW([.E3])+COLUMN([.E3])+1+63&gt;90;ROW([.E3])+1+63-26;ROW([.E3])+COLUMN([.E3])+1+63))" office:value-type="string" office:string-value="H" calcext:value-type="string">
            <text:p>H</text:p>
          </table:table-cell>
          <table:table-cell table:formula="of:=CHAR(IF(ROW([.F3])+COLUMN([.F3])+1+63&gt;90;ROW([.F3])+1+63-26;ROW([.F3])+COLUMN([.F3])+1+63))" office:value-type="string" office:string-value="I" calcext:value-type="string">
            <text:p>I</text:p>
          </table:table-cell>
          <table:table-cell table:formula="of:=CHAR(IF(ROW([.G3])+COLUMN([.G3])+1+63&gt;90;ROW([.G3])+1+63-26;ROW([.G3])+COLUMN([.G3])+1+63))" office:value-type="string" office:string-value="J" calcext:value-type="string">
            <text:p>J</text:p>
          </table:table-cell>
          <table:table-cell table:formula="of:=CHAR(IF(ROW([.H3])+COLUMN([.H3])+1+63&gt;90;ROW([.H3])+1+63-26;ROW([.H3])+COLUMN([.H3])+1+63))" office:value-type="string" office:string-value="K" calcext:value-type="string">
            <text:p>K</text:p>
          </table:table-cell>
          <table:table-cell table:formula="of:=CHAR(IF(ROW([.I3])+COLUMN([.I3])+1+63&gt;90;ROW([.I3])+1+63-26;ROW([.I3])+COLUMN([.I3])+1+63))" office:value-type="string" office:string-value="L" calcext:value-type="string">
            <text:p>L</text:p>
          </table:table-cell>
          <table:table-cell table:formula="of:=CHAR(IF(ROW([.J3])+COLUMN([.J3])+1+63&gt;90;ROW([.J3])+1+63-26;ROW([.J3])+COLUMN([.J3])+1+63))" office:value-type="string" office:string-value="M" calcext:value-type="string">
            <text:p>M</text:p>
          </table:table-cell>
          <table:table-cell table:formula="of:=CHAR(IF(ROW([.K3])+COLUMN([.K3])+1+63&gt;90;ROW([.K3])+1+63-26;ROW([.K3])+COLUMN([.K3])+1+63))" office:value-type="string" office:string-value="N" calcext:value-type="string">
            <text:p>N</text:p>
          </table:table-cell>
          <table:table-cell table:formula="of:=CHAR(IF(ROW([.L3])+COLUMN([.L3])+1+63&gt;90;ROW([.L3])+1+63-26;ROW([.L3])+COLUMN([.L3])+1+63))" office:value-type="string" office:string-value="O" calcext:value-type="string">
            <text:p>O</text:p>
          </table:table-cell>
          <table:table-cell table:formula="of:=CHAR(IF(ROW([.M3])+COLUMN([.M3])+1+63&gt;90;ROW([.M3])+1+63-26;ROW([.M3])+COLUMN([.M3])+1+63))" office:value-type="string" office:string-value="P" calcext:value-type="string">
            <text:p>P</text:p>
          </table:table-cell>
          <table:table-cell table:formula="of:=CHAR(IF(ROW([.N3])+COLUMN([.N3])+1+63&gt;90;ROW([.N3])+1+63-26;ROW([.N3])+COLUMN([.N3])+1+63))" office:value-type="string" office:string-value="Q" calcext:value-type="string">
            <text:p>Q</text:p>
          </table:table-cell>
          <table:table-cell table:formula="of:=CHAR(IF(ROW([.O3])+COLUMN([.O3])+1+63&gt;90;ROW([.O3])+1+63-26;ROW([.O3])+COLUMN([.O3])+1+63))" office:value-type="string" office:string-value="R" calcext:value-type="string">
            <text:p>R</text:p>
          </table:table-cell>
          <table:table-cell table:formula="of:=CHAR(IF(ROW([.P3])+COLUMN([.P3])+1+63&gt;90;ROW([.P3])+1+63-26;ROW([.P3])+COLUMN([.P3])+1+63))" office:value-type="string" office:string-value="S" calcext:value-type="string">
            <text:p>S</text:p>
          </table:table-cell>
          <table:table-cell table:formula="of:=CHAR(IF(ROW([.Q3])+COLUMN([.Q3])+1+63&gt;90;ROW([.Q3])+1+63-26;ROW([.Q3])+COLUMN([.Q3])+1+63))" office:value-type="string" office:string-value="T" calcext:value-type="string">
            <text:p>T</text:p>
          </table:table-cell>
          <table:table-cell table:formula="of:=CHAR(IF(ROW([.R3])+COLUMN([.R3])+1+63&gt;90;ROW([.R3])+1+63-26;ROW([.R3])+COLUMN([.R3])+1+63))" office:value-type="string" office:string-value="U" calcext:value-type="string">
            <text:p>U</text:p>
          </table:table-cell>
          <table:table-cell table:formula="of:=CHAR(IF(ROW([.S3])+COLUMN([.S3])+1+63&gt;90;ROW([.S3])+1+63-26;ROW([.S3])+COLUMN([.S3])+1+63))" office:value-type="string" office:string-value="V" calcext:value-type="string">
            <text:p>V</text:p>
          </table:table-cell>
          <table:table-cell table:formula="of:=CHAR(IF(ROW([.T3])+COLUMN([.T3])+1+63&gt;90;ROW([.T3])+1+63-26;ROW([.T3])+COLUMN([.T3])+1+63))" office:value-type="string" office:string-value="W" calcext:value-type="string">
            <text:p>W</text:p>
          </table:table-cell>
          <table:table-cell table:formula="of:=CHAR(IF(ROW([.U3])+COLUMN([.U3])+1+63&gt;90;ROW([.U3])+1+63-26;ROW([.U3])+COLUMN([.U3])+1+63))" office:value-type="string" office:string-value="X" calcext:value-type="string">
            <text:p>X</text:p>
          </table:table-cell>
          <table:table-cell table:formula="of:=CHAR(IF(ROW([.V3])+COLUMN([.V3])+1+63&gt;90;ROW([.V3])+1+63-26;ROW([.V3])+COLUMN([.V3])+1+63))" office:value-type="string" office:string-value="Y" calcext:value-type="string">
            <text:p>Y</text:p>
          </table:table-cell>
          <table:table-cell table:formula="of:=CHAR(IF(ROW([.W3])+COLUMN([.W3])+1+63&gt;90;ROW([.W3])+1+63-26;ROW([.W3])+COLUMN([.W3])+1+63))" office:value-type="string" office:string-value="Z" calcext:value-type="string">
            <text:p>Z</text:p>
          </table:table-cell>
          <table:table-cell table:formula="of:=CHAR(IF(ROW([.X3])+COLUMN([.X3])+1+63&gt;90;ROW([.X3])+1+63-26;ROW([.X3])+COLUMN([.X3])+1+63))" office:value-type="string" office:string-value=")" calcext:value-type="string">
            <text:p>)</text:p>
          </table:table-cell>
          <table:table-cell table:formula="of:=CHAR(IF(ROW([.Y3])+COLUMN([.Y3])+1+63&gt;90;ROW([.Y3])+1+63-26;ROW([.Y3])+COLUMN([.Y3])+1+63))" office:value-type="string" office:string-value=")" calcext:value-type="string">
            <text:p>)</text:p>
          </table:table-cell>
          <table:table-cell/>
          <table:table-cell table:style-name="ce2" office:value-type="string" calcext:value-type="string" table:number-columns-spanned="9" table:number-rows-spanned="1">
            <text:p>KLUCZ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table:formula="of:=CHAR(CODE([.A3])+1)" office:value-type="string" office:string-value="D" calcext:value-type="string">
            <text:p>D</text:p>
          </table:table-cell>
          <table:table-cell table:formula="of:=CHAR(IF(ROW([.A4])+COLUMN([.A4])+1+63&gt;90;ROW([.A4])+1+63-26;ROW([.A4])+COLUMN([.A4])+1+63))" office:value-type="string" office:string-value="E" calcext:value-type="string">
            <text:p>E</text:p>
          </table:table-cell>
          <table:table-cell table:formula="of:=CHAR(IF(ROW([.B4])+COLUMN([.B4])+1+63&gt;90;ROW([.B4])+1+63-26;ROW([.B4])+COLUMN([.B4])+1+63))" office:value-type="string" office:string-value="F" calcext:value-type="string">
            <text:p>F</text:p>
          </table:table-cell>
          <table:table-cell table:formula="of:=CHAR(IF(ROW([.C4])+COLUMN([.C4])+1+63&gt;90;ROW([.C4])+1+63-26;ROW([.C4])+COLUMN([.C4])+1+63))" office:value-type="string" office:string-value="G" calcext:value-type="string">
            <text:p>G</text:p>
          </table:table-cell>
          <table:table-cell table:formula="of:=CHAR(IF(ROW([.D4])+COLUMN([.D4])+1+63&gt;90;ROW([.D4])+1+63-26;ROW([.D4])+COLUMN([.D4])+1+63))" office:value-type="string" office:string-value="H" calcext:value-type="string">
            <text:p>H</text:p>
          </table:table-cell>
          <table:table-cell table:formula="of:=CHAR(IF(ROW([.E4])+COLUMN([.E4])+1+63&gt;90;ROW([.E4])+1+63-26;ROW([.E4])+COLUMN([.E4])+1+63))" office:value-type="string" office:string-value="I" calcext:value-type="string">
            <text:p>I</text:p>
          </table:table-cell>
          <table:table-cell table:formula="of:=CHAR(IF(ROW([.F4])+COLUMN([.F4])+1+63&gt;90;ROW([.F4])+1+63-26;ROW([.F4])+COLUMN([.F4])+1+63))" office:value-type="string" office:string-value="J" calcext:value-type="string">
            <text:p>J</text:p>
          </table:table-cell>
          <table:table-cell table:formula="of:=CHAR(IF(ROW([.G4])+COLUMN([.G4])+1+63&gt;90;ROW([.G4])+1+63-26;ROW([.G4])+COLUMN([.G4])+1+63))" office:value-type="string" office:string-value="K" calcext:value-type="string">
            <text:p>K</text:p>
          </table:table-cell>
          <table:table-cell table:formula="of:=CHAR(IF(ROW([.H4])+COLUMN([.H4])+1+63&gt;90;ROW([.H4])+1+63-26;ROW([.H4])+COLUMN([.H4])+1+63))" office:value-type="string" office:string-value="L" calcext:value-type="string">
            <text:p>L</text:p>
          </table:table-cell>
          <table:table-cell table:formula="of:=CHAR(IF(ROW([.I4])+COLUMN([.I4])+1+63&gt;90;ROW([.I4])+1+63-26;ROW([.I4])+COLUMN([.I4])+1+63))" office:value-type="string" office:string-value="M" calcext:value-type="string">
            <text:p>M</text:p>
          </table:table-cell>
          <table:table-cell table:formula="of:=CHAR(IF(ROW([.J4])+COLUMN([.J4])+1+63&gt;90;ROW([.J4])+1+63-26;ROW([.J4])+COLUMN([.J4])+1+63))" office:value-type="string" office:string-value="N" calcext:value-type="string">
            <text:p>N</text:p>
          </table:table-cell>
          <table:table-cell table:formula="of:=CHAR(IF(ROW([.K4])+COLUMN([.K4])+1+63&gt;90;ROW([.K4])+1+63-26;ROW([.K4])+COLUMN([.K4])+1+63))" office:value-type="string" office:string-value="O" calcext:value-type="string">
            <text:p>O</text:p>
          </table:table-cell>
          <table:table-cell table:formula="of:=CHAR(IF(ROW([.L4])+COLUMN([.L4])+1+63&gt;90;ROW([.L4])+1+63-26;ROW([.L4])+COLUMN([.L4])+1+63))" office:value-type="string" office:string-value="P" calcext:value-type="string">
            <text:p>P</text:p>
          </table:table-cell>
          <table:table-cell table:formula="of:=CHAR(IF(ROW([.M4])+COLUMN([.M4])+1+63&gt;90;ROW([.M4])+1+63-26;ROW([.M4])+COLUMN([.M4])+1+63))" office:value-type="string" office:string-value="Q" calcext:value-type="string">
            <text:p>Q</text:p>
          </table:table-cell>
          <table:table-cell table:formula="of:=CHAR(IF(ROW([.N4])+COLUMN([.N4])+1+63&gt;90;ROW([.N4])+1+63-26;ROW([.N4])+COLUMN([.N4])+1+63))" office:value-type="string" office:string-value="R" calcext:value-type="string">
            <text:p>R</text:p>
          </table:table-cell>
          <table:table-cell table:formula="of:=CHAR(IF(ROW([.O4])+COLUMN([.O4])+1+63&gt;90;ROW([.O4])+1+63-26;ROW([.O4])+COLUMN([.O4])+1+63))" office:value-type="string" office:string-value="S" calcext:value-type="string">
            <text:p>S</text:p>
          </table:table-cell>
          <table:table-cell table:formula="of:=CHAR(IF(ROW([.P4])+COLUMN([.P4])+1+63&gt;90;ROW([.P4])+1+63-26;ROW([.P4])+COLUMN([.P4])+1+63))" office:value-type="string" office:string-value="T" calcext:value-type="string">
            <text:p>T</text:p>
          </table:table-cell>
          <table:table-cell table:formula="of:=CHAR(IF(ROW([.Q4])+COLUMN([.Q4])+1+63&gt;90;ROW([.Q4])+1+63-26;ROW([.Q4])+COLUMN([.Q4])+1+63))" office:value-type="string" office:string-value="U" calcext:value-type="string">
            <text:p>U</text:p>
          </table:table-cell>
          <table:table-cell table:formula="of:=CHAR(IF(ROW([.R4])+COLUMN([.R4])+1+63&gt;90;ROW([.R4])+1+63-26;ROW([.R4])+COLUMN([.R4])+1+63))" office:value-type="string" office:string-value="V" calcext:value-type="string">
            <text:p>V</text:p>
          </table:table-cell>
          <table:table-cell table:formula="of:=CHAR(IF(ROW([.S4])+COLUMN([.S4])+1+63&gt;90;ROW([.S4])+1+63-26;ROW([.S4])+COLUMN([.S4])+1+63))" office:value-type="string" office:string-value="W" calcext:value-type="string">
            <text:p>W</text:p>
          </table:table-cell>
          <table:table-cell table:formula="of:=CHAR(IF(ROW([.T4])+COLUMN([.T4])+1+63&gt;90;ROW([.T4])+1+63-26;ROW([.T4])+COLUMN([.T4])+1+63))" office:value-type="string" office:string-value="X" calcext:value-type="string">
            <text:p>X</text:p>
          </table:table-cell>
          <table:table-cell table:formula="of:=CHAR(IF(ROW([.U4])+COLUMN([.U4])+1+63&gt;90;ROW([.U4])+1+63-26;ROW([.U4])+COLUMN([.U4])+1+63))" office:value-type="string" office:string-value="Y" calcext:value-type="string">
            <text:p>Y</text:p>
          </table:table-cell>
          <table:table-cell table:formula="of:=CHAR(IF(ROW([.V4])+COLUMN([.V4])+1+63&gt;90;ROW([.V4])+1+63-26;ROW([.V4])+COLUMN([.V4])+1+63))" office:value-type="string" office:string-value="Z" calcext:value-type="string">
            <text:p>Z</text:p>
          </table:table-cell>
          <table:table-cell table:formula="of:=CHAR(IF(ROW([.W4])+COLUMN([.W4])+1+63&gt;90;ROW([.W4])+1+63-26;ROW([.W4])+COLUMN([.W4])+1+63))" office:value-type="string" office:string-value="*" calcext:value-type="string">
            <text:p>*</text:p>
          </table:table-cell>
          <table:table-cell table:formula="of:=CHAR(IF(ROW([.X4])+COLUMN([.X4])+1+63&gt;90;ROW([.X4])+1+63-26;ROW([.X4])+COLUMN([.X4])+1+63))" office:value-type="string" office:string-value="*" calcext:value-type="string">
            <text:p>*</text:p>
          </table:table-cell>
          <table:table-cell table:formula="of:=CHAR(IF(ROW([.Y4])+COLUMN([.Y4])+1+63&gt;90;ROW([.Y4])+1+63-26;ROW([.Y4])+COLUMN([.Y4])+1+63))" office:value-type="string" office:string-value="*" calcext:value-type="string">
            <text:p>*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988"/>
        </table:table-row>
        <table:table-row table:style-name="ro1">
          <table:table-cell table:formula="of:=CHAR(CODE([.A4])+1)" office:value-type="string" office:string-value="E" calcext:value-type="string">
            <text:p>E</text:p>
          </table:table-cell>
          <table:table-cell table:formula="of:=CHAR(IF(ROW([.A5])+COLUMN([.A5])+1+63&gt;90;ROW([.A5])+1+63-26;ROW([.A5])+COLUMN([.A5])+1+63))" office:value-type="string" office:string-value="F" calcext:value-type="string">
            <text:p>F</text:p>
          </table:table-cell>
          <table:table-cell table:formula="of:=CHAR(IF(ROW([.B5])+COLUMN([.B5])+1+63&gt;90;ROW([.B5])+1+63-26;ROW([.B5])+COLUMN([.B5])+1+63))" office:value-type="string" office:string-value="G" calcext:value-type="string">
            <text:p>G</text:p>
          </table:table-cell>
          <table:table-cell table:formula="of:=CHAR(IF(ROW([.C5])+COLUMN([.C5])+1+63&gt;90;ROW([.C5])+1+63-26;ROW([.C5])+COLUMN([.C5])+1+63))" office:value-type="string" office:string-value="H" calcext:value-type="string">
            <text:p>H</text:p>
          </table:table-cell>
          <table:table-cell table:formula="of:=CHAR(IF(ROW([.D5])+COLUMN([.D5])+1+63&gt;90;ROW([.D5])+1+63-26;ROW([.D5])+COLUMN([.D5])+1+63))" office:value-type="string" office:string-value="I" calcext:value-type="string">
            <text:p>I</text:p>
          </table:table-cell>
          <table:table-cell table:formula="of:=CHAR(IF(ROW([.E5])+COLUMN([.E5])+1+63&gt;90;ROW([.E5])+1+63-26;ROW([.E5])+COLUMN([.E5])+1+63))" office:value-type="string" office:string-value="J" calcext:value-type="string">
            <text:p>J</text:p>
          </table:table-cell>
          <table:table-cell table:formula="of:=CHAR(IF(ROW([.F5])+COLUMN([.F5])+1+63&gt;90;ROW([.F5])+1+63-26;ROW([.F5])+COLUMN([.F5])+1+63))" office:value-type="string" office:string-value="K" calcext:value-type="string">
            <text:p>K</text:p>
          </table:table-cell>
          <table:table-cell table:formula="of:=CHAR(IF(ROW([.G5])+COLUMN([.G5])+1+63&gt;90;ROW([.G5])+1+63-26;ROW([.G5])+COLUMN([.G5])+1+63))" office:value-type="string" office:string-value="L" calcext:value-type="string">
            <text:p>L</text:p>
          </table:table-cell>
          <table:table-cell table:formula="of:=CHAR(IF(ROW([.H5])+COLUMN([.H5])+1+63&gt;90;ROW([.H5])+1+63-26;ROW([.H5])+COLUMN([.H5])+1+63))" office:value-type="string" office:string-value="M" calcext:value-type="string">
            <text:p>M</text:p>
          </table:table-cell>
          <table:table-cell table:formula="of:=CHAR(IF(ROW([.I5])+COLUMN([.I5])+1+63&gt;90;ROW([.I5])+1+63-26;ROW([.I5])+COLUMN([.I5])+1+63))" office:value-type="string" office:string-value="N" calcext:value-type="string">
            <text:p>N</text:p>
          </table:table-cell>
          <table:table-cell table:formula="of:=CHAR(IF(ROW([.J5])+COLUMN([.J5])+1+63&gt;90;ROW([.J5])+1+63-26;ROW([.J5])+COLUMN([.J5])+1+63))" office:value-type="string" office:string-value="O" calcext:value-type="string">
            <text:p>O</text:p>
          </table:table-cell>
          <table:table-cell table:formula="of:=CHAR(IF(ROW([.K5])+COLUMN([.K5])+1+63&gt;90;ROW([.K5])+1+63-26;ROW([.K5])+COLUMN([.K5])+1+63))" office:value-type="string" office:string-value="P" calcext:value-type="string">
            <text:p>P</text:p>
          </table:table-cell>
          <table:table-cell table:formula="of:=CHAR(IF(ROW([.L5])+COLUMN([.L5])+1+63&gt;90;ROW([.L5])+1+63-26;ROW([.L5])+COLUMN([.L5])+1+63))" office:value-type="string" office:string-value="Q" calcext:value-type="string">
            <text:p>Q</text:p>
          </table:table-cell>
          <table:table-cell table:formula="of:=CHAR(IF(ROW([.M5])+COLUMN([.M5])+1+63&gt;90;ROW([.M5])+1+63-26;ROW([.M5])+COLUMN([.M5])+1+63))" office:value-type="string" office:string-value="R" calcext:value-type="string">
            <text:p>R</text:p>
          </table:table-cell>
          <table:table-cell table:formula="of:=CHAR(IF(ROW([.N5])+COLUMN([.N5])+1+63&gt;90;ROW([.N5])+1+63-26;ROW([.N5])+COLUMN([.N5])+1+63))" office:value-type="string" office:string-value="S" calcext:value-type="string">
            <text:p>S</text:p>
          </table:table-cell>
          <table:table-cell table:formula="of:=CHAR(IF(ROW([.O5])+COLUMN([.O5])+1+63&gt;90;ROW([.O5])+1+63-26;ROW([.O5])+COLUMN([.O5])+1+63))" office:value-type="string" office:string-value="T" calcext:value-type="string">
            <text:p>T</text:p>
          </table:table-cell>
          <table:table-cell table:formula="of:=CHAR(IF(ROW([.P5])+COLUMN([.P5])+1+63&gt;90;ROW([.P5])+1+63-26;ROW([.P5])+COLUMN([.P5])+1+63))" office:value-type="string" office:string-value="U" calcext:value-type="string">
            <text:p>U</text:p>
          </table:table-cell>
          <table:table-cell table:formula="of:=CHAR(IF(ROW([.Q5])+COLUMN([.Q5])+1+63&gt;90;ROW([.Q5])+1+63-26;ROW([.Q5])+COLUMN([.Q5])+1+63))" office:value-type="string" office:string-value="V" calcext:value-type="string">
            <text:p>V</text:p>
          </table:table-cell>
          <table:table-cell table:formula="of:=CHAR(IF(ROW([.R5])+COLUMN([.R5])+1+63&gt;90;ROW([.R5])+1+63-26;ROW([.R5])+COLUMN([.R5])+1+63))" office:value-type="string" office:string-value="W" calcext:value-type="string">
            <text:p>W</text:p>
          </table:table-cell>
          <table:table-cell table:formula="of:=CHAR(IF(ROW([.S5])+COLUMN([.S5])+1+63&gt;90;ROW([.S5])+1+63-26;ROW([.S5])+COLUMN([.S5])+1+63))" office:value-type="string" office:string-value="X" calcext:value-type="string">
            <text:p>X</text:p>
          </table:table-cell>
          <table:table-cell table:formula="of:=CHAR(IF(ROW([.T5])+COLUMN([.T5])+1+63&gt;90;ROW([.T5])+1+63-26;ROW([.T5])+COLUMN([.T5])+1+63))" office:value-type="string" office:string-value="Y" calcext:value-type="string">
            <text:p>Y</text:p>
          </table:table-cell>
          <table:table-cell table:formula="of:=CHAR(IF(ROW([.U5])+COLUMN([.U5])+1+63&gt;90;ROW([.U5])+1+63-26;ROW([.U5])+COLUMN([.U5])+1+63))" office:value-type="string" office:string-value="Z" calcext:value-type="string">
            <text:p>Z</text:p>
          </table:table-cell>
          <table:table-cell table:formula="of:=CHAR(IF(ROW([.V5])+COLUMN([.V5])+1+63&gt;90;ROW([.V5])+1+63-26;ROW([.V5])+COLUMN([.V5])+1+63))" office:value-type="string" office:string-value="+" calcext:value-type="string">
            <text:p>+</text:p>
          </table:table-cell>
          <table:table-cell table:formula="of:=CHAR(IF(ROW([.W5])+COLUMN([.W5])+1+63&gt;90;ROW([.W5])+1+63-26;ROW([.W5])+COLUMN([.W5])+1+63))" office:value-type="string" office:string-value="+" calcext:value-type="string">
            <text:p>+</text:p>
          </table:table-cell>
          <table:table-cell table:formula="of:=CHAR(IF(ROW([.X5])+COLUMN([.X5])+1+63&gt;90;ROW([.X5])+1+63-26;ROW([.X5])+COLUMN([.X5])+1+63))" office:value-type="string" office:string-value="+" calcext:value-type="string">
            <text:p>+</text:p>
          </table:table-cell>
          <table:table-cell table:formula="of:=CHAR(IF(ROW([.Y5])+COLUMN([.Y5])+1+63&gt;90;ROW([.Y5])+1+63-26;ROW([.Y5])+COLUMN([.Y5])+1+63))" office:value-type="string" office:string-value="+" calcext:value-type="string">
            <text:p>+</text:p>
          </table:table-cell>
          <table:table-cell/>
          <table:table-cell table:style-name="ce2" office:value-type="string" calcext:value-type="string" table:number-columns-spanned="9" table:number-rows-spanned="1">
            <text:p>SZYFROGRAM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table:formula="of:=CHAR(CODE([.A5])+1)" office:value-type="string" office:string-value="F" calcext:value-type="string">
            <text:p>F</text:p>
          </table:table-cell>
          <table:table-cell table:formula="of:=CHAR(IF(ROW([.A6])+COLUMN([.A6])+1+63&gt;90;ROW([.A6])+1+63-26;ROW([.A6])+COLUMN([.A6])+1+63))" office:value-type="string" office:string-value="G" calcext:value-type="string">
            <text:p>G</text:p>
          </table:table-cell>
          <table:table-cell table:formula="of:=CHAR(IF(ROW([.B6])+COLUMN([.B6])+1+63&gt;90;ROW([.B6])+1+63-26;ROW([.B6])+COLUMN([.B6])+1+63))" office:value-type="string" office:string-value="H" calcext:value-type="string">
            <text:p>H</text:p>
          </table:table-cell>
          <table:table-cell table:formula="of:=CHAR(IF(ROW([.C6])+COLUMN([.C6])+1+63&gt;90;ROW([.C6])+1+63-26;ROW([.C6])+COLUMN([.C6])+1+63))" office:value-type="string" office:string-value="I" calcext:value-type="string">
            <text:p>I</text:p>
          </table:table-cell>
          <table:table-cell table:formula="of:=CHAR(IF(ROW([.D6])+COLUMN([.D6])+1+63&gt;90;ROW([.D6])+1+63-26;ROW([.D6])+COLUMN([.D6])+1+63))" office:value-type="string" office:string-value="J" calcext:value-type="string">
            <text:p>J</text:p>
          </table:table-cell>
          <table:table-cell table:formula="of:=CHAR(IF(ROW([.E6])+COLUMN([.E6])+1+63&gt;90;ROW([.E6])+1+63-26;ROW([.E6])+COLUMN([.E6])+1+63))" office:value-type="string" office:string-value="K" calcext:value-type="string">
            <text:p>K</text:p>
          </table:table-cell>
          <table:table-cell table:formula="of:=CHAR(IF(ROW([.F6])+COLUMN([.F6])+1+63&gt;90;ROW([.F6])+1+63-26;ROW([.F6])+COLUMN([.F6])+1+63))" office:value-type="string" office:string-value="L" calcext:value-type="string">
            <text:p>L</text:p>
          </table:table-cell>
          <table:table-cell table:formula="of:=CHAR(IF(ROW([.G6])+COLUMN([.G6])+1+63&gt;90;ROW([.G6])+1+63-26;ROW([.G6])+COLUMN([.G6])+1+63))" office:value-type="string" office:string-value="M" calcext:value-type="string">
            <text:p>M</text:p>
          </table:table-cell>
          <table:table-cell table:formula="of:=CHAR(IF(ROW([.H6])+COLUMN([.H6])+1+63&gt;90;ROW([.H6])+1+63-26;ROW([.H6])+COLUMN([.H6])+1+63))" office:value-type="string" office:string-value="N" calcext:value-type="string">
            <text:p>N</text:p>
          </table:table-cell>
          <table:table-cell table:formula="of:=CHAR(IF(ROW([.I6])+COLUMN([.I6])+1+63&gt;90;ROW([.I6])+1+63-26;ROW([.I6])+COLUMN([.I6])+1+63))" office:value-type="string" office:string-value="O" calcext:value-type="string">
            <text:p>O</text:p>
          </table:table-cell>
          <table:table-cell table:formula="of:=CHAR(IF(ROW([.J6])+COLUMN([.J6])+1+63&gt;90;ROW([.J6])+1+63-26;ROW([.J6])+COLUMN([.J6])+1+63))" office:value-type="string" office:string-value="P" calcext:value-type="string">
            <text:p>P</text:p>
          </table:table-cell>
          <table:table-cell table:formula="of:=CHAR(IF(ROW([.K6])+COLUMN([.K6])+1+63&gt;90;ROW([.K6])+1+63-26;ROW([.K6])+COLUMN([.K6])+1+63))" office:value-type="string" office:string-value="Q" calcext:value-type="string">
            <text:p>Q</text:p>
          </table:table-cell>
          <table:table-cell table:formula="of:=CHAR(IF(ROW([.L6])+COLUMN([.L6])+1+63&gt;90;ROW([.L6])+1+63-26;ROW([.L6])+COLUMN([.L6])+1+63))" office:value-type="string" office:string-value="R" calcext:value-type="string">
            <text:p>R</text:p>
          </table:table-cell>
          <table:table-cell table:formula="of:=CHAR(IF(ROW([.M6])+COLUMN([.M6])+1+63&gt;90;ROW([.M6])+1+63-26;ROW([.M6])+COLUMN([.M6])+1+63))" office:value-type="string" office:string-value="S" calcext:value-type="string">
            <text:p>S</text:p>
          </table:table-cell>
          <table:table-cell table:formula="of:=CHAR(IF(ROW([.N6])+COLUMN([.N6])+1+63&gt;90;ROW([.N6])+1+63-26;ROW([.N6])+COLUMN([.N6])+1+63))" office:value-type="string" office:string-value="T" calcext:value-type="string">
            <text:p>T</text:p>
          </table:table-cell>
          <table:table-cell table:formula="of:=CHAR(IF(ROW([.O6])+COLUMN([.O6])+1+63&gt;90;ROW([.O6])+1+63-26;ROW([.O6])+COLUMN([.O6])+1+63))" office:value-type="string" office:string-value="U" calcext:value-type="string">
            <text:p>U</text:p>
          </table:table-cell>
          <table:table-cell table:formula="of:=CHAR(IF(ROW([.P6])+COLUMN([.P6])+1+63&gt;90;ROW([.P6])+1+63-26;ROW([.P6])+COLUMN([.P6])+1+63))" office:value-type="string" office:string-value="V" calcext:value-type="string">
            <text:p>V</text:p>
          </table:table-cell>
          <table:table-cell table:formula="of:=CHAR(IF(ROW([.Q6])+COLUMN([.Q6])+1+63&gt;90;ROW([.Q6])+1+63-26;ROW([.Q6])+COLUMN([.Q6])+1+63))" office:value-type="string" office:string-value="W" calcext:value-type="string">
            <text:p>W</text:p>
          </table:table-cell>
          <table:table-cell table:formula="of:=CHAR(IF(ROW([.R6])+COLUMN([.R6])+1+63&gt;90;ROW([.R6])+1+63-26;ROW([.R6])+COLUMN([.R6])+1+63))" office:value-type="string" office:string-value="X" calcext:value-type="string">
            <text:p>X</text:p>
          </table:table-cell>
          <table:table-cell table:formula="of:=CHAR(IF(ROW([.S6])+COLUMN([.S6])+1+63&gt;90;ROW([.S6])+1+63-26;ROW([.S6])+COLUMN([.S6])+1+63))" office:value-type="string" office:string-value="Y" calcext:value-type="string">
            <text:p>Y</text:p>
          </table:table-cell>
          <table:table-cell table:formula="of:=CHAR(IF(ROW([.T6])+COLUMN([.T6])+1+63&gt;90;ROW([.T6])+1+63-26;ROW([.T6])+COLUMN([.T6])+1+63))" office:value-type="string" office:string-value="Z" calcext:value-type="string">
            <text:p>Z</text:p>
          </table:table-cell>
          <table:table-cell table:formula="of:=CHAR(IF(ROW([.U6])+COLUMN([.U6])+1+63&gt;90;ROW([.U6])+1+63-26;ROW([.U6])+COLUMN([.U6])+1+63))" office:value-type="string" office:string-value="," calcext:value-type="string">
            <text:p>,</text:p>
          </table:table-cell>
          <table:table-cell table:formula="of:=CHAR(IF(ROW([.V6])+COLUMN([.V6])+1+63&gt;90;ROW([.V6])+1+63-26;ROW([.V6])+COLUMN([.V6])+1+63))" office:value-type="string" office:string-value="," calcext:value-type="string">
            <text:p>,</text:p>
          </table:table-cell>
          <table:table-cell table:formula="of:=CHAR(IF(ROW([.W6])+COLUMN([.W6])+1+63&gt;90;ROW([.W6])+1+63-26;ROW([.W6])+COLUMN([.W6])+1+63))" office:value-type="string" office:string-value="," calcext:value-type="string">
            <text:p>,</text:p>
          </table:table-cell>
          <table:table-cell table:formula="of:=CHAR(IF(ROW([.X6])+COLUMN([.X6])+1+63&gt;90;ROW([.X6])+1+63-26;ROW([.X6])+COLUMN([.X6])+1+63))" office:value-type="string" office:string-value="," calcext:value-type="string">
            <text:p>,</text:p>
          </table:table-cell>
          <table:table-cell table:formula="of:=CHAR(IF(ROW([.Y6])+COLUMN([.Y6])+1+63&gt;90;ROW([.Y6])+1+63-26;ROW([.Y6])+COLUMN([.Y6])+1+63))" office:value-type="string" office:string-value="," calcext:value-type="string">
            <text:p>,</text:p>
          </table:table-cell>
          <table:table-cell table:number-columns-repeated="998"/>
        </table:table-row>
        <table:table-row table:style-name="ro1">
          <table:table-cell table:formula="of:=CHAR(CODE([.A6])+1)" office:value-type="string" office:string-value="G" calcext:value-type="string">
            <text:p>G</text:p>
          </table:table-cell>
          <table:table-cell table:formula="of:=CHAR(IF(ROW([.A7])+COLUMN([.A7])+1+63&gt;90;ROW([.A7])+1+63-26;ROW([.A7])+COLUMN([.A7])+1+63))" office:value-type="string" office:string-value="H" calcext:value-type="string">
            <text:p>H</text:p>
          </table:table-cell>
          <table:table-cell table:formula="of:=CHAR(IF(ROW([.B7])+COLUMN([.B7])+1+63&gt;90;ROW([.B7])+1+63-26;ROW([.B7])+COLUMN([.B7])+1+63))" office:value-type="string" office:string-value="I" calcext:value-type="string">
            <text:p>I</text:p>
          </table:table-cell>
          <table:table-cell table:formula="of:=CHAR(IF(ROW([.C7])+COLUMN([.C7])+1+63&gt;90;ROW([.C7])+1+63-26;ROW([.C7])+COLUMN([.C7])+1+63))" office:value-type="string" office:string-value="J" calcext:value-type="string">
            <text:p>J</text:p>
          </table:table-cell>
          <table:table-cell table:formula="of:=CHAR(IF(ROW([.D7])+COLUMN([.D7])+1+63&gt;90;ROW([.D7])+1+63-26;ROW([.D7])+COLUMN([.D7])+1+63))" office:value-type="string" office:string-value="K" calcext:value-type="string">
            <text:p>K</text:p>
          </table:table-cell>
          <table:table-cell table:formula="of:=CHAR(IF(ROW([.E7])+COLUMN([.E7])+1+63&gt;90;ROW([.E7])+1+63-26;ROW([.E7])+COLUMN([.E7])+1+63))" office:value-type="string" office:string-value="L" calcext:value-type="string">
            <text:p>L</text:p>
          </table:table-cell>
          <table:table-cell table:formula="of:=CHAR(IF(ROW([.F7])+COLUMN([.F7])+1+63&gt;90;ROW([.F7])+1+63-26;ROW([.F7])+COLUMN([.F7])+1+63))" office:value-type="string" office:string-value="M" calcext:value-type="string">
            <text:p>M</text:p>
          </table:table-cell>
          <table:table-cell table:formula="of:=CHAR(IF(ROW([.G7])+COLUMN([.G7])+1+63&gt;90;ROW([.G7])+1+63-26;ROW([.G7])+COLUMN([.G7])+1+63))" office:value-type="string" office:string-value="N" calcext:value-type="string">
            <text:p>N</text:p>
          </table:table-cell>
          <table:table-cell table:formula="of:=CHAR(IF(ROW([.H7])+COLUMN([.H7])+1+63&gt;90;ROW([.H7])+1+63-26;ROW([.H7])+COLUMN([.H7])+1+63))" office:value-type="string" office:string-value="O" calcext:value-type="string">
            <text:p>O</text:p>
          </table:table-cell>
          <table:table-cell table:formula="of:=CHAR(IF(ROW([.I7])+COLUMN([.I7])+1+63&gt;90;ROW([.I7])+1+63-26;ROW([.I7])+COLUMN([.I7])+1+63))" office:value-type="string" office:string-value="P" calcext:value-type="string">
            <text:p>P</text:p>
          </table:table-cell>
          <table:table-cell table:formula="of:=CHAR(IF(ROW([.J7])+COLUMN([.J7])+1+63&gt;90;ROW([.J7])+1+63-26;ROW([.J7])+COLUMN([.J7])+1+63))" office:value-type="string" office:string-value="Q" calcext:value-type="string">
            <text:p>Q</text:p>
          </table:table-cell>
          <table:table-cell table:formula="of:=CHAR(IF(ROW([.K7])+COLUMN([.K7])+1+63&gt;90;ROW([.K7])+1+63-26;ROW([.K7])+COLUMN([.K7])+1+63))" office:value-type="string" office:string-value="R" calcext:value-type="string">
            <text:p>R</text:p>
          </table:table-cell>
          <table:table-cell table:formula="of:=CHAR(IF(ROW([.L7])+COLUMN([.L7])+1+63&gt;90;ROW([.L7])+1+63-26;ROW([.L7])+COLUMN([.L7])+1+63))" office:value-type="string" office:string-value="S" calcext:value-type="string">
            <text:p>S</text:p>
          </table:table-cell>
          <table:table-cell table:formula="of:=CHAR(IF(ROW([.M7])+COLUMN([.M7])+1+63&gt;90;ROW([.M7])+1+63-26;ROW([.M7])+COLUMN([.M7])+1+63))" office:value-type="string" office:string-value="T" calcext:value-type="string">
            <text:p>T</text:p>
          </table:table-cell>
          <table:table-cell table:formula="of:=CHAR(IF(ROW([.N7])+COLUMN([.N7])+1+63&gt;90;ROW([.N7])+1+63-26;ROW([.N7])+COLUMN([.N7])+1+63))" office:value-type="string" office:string-value="U" calcext:value-type="string">
            <text:p>U</text:p>
          </table:table-cell>
          <table:table-cell table:formula="of:=CHAR(IF(ROW([.O7])+COLUMN([.O7])+1+63&gt;90;ROW([.O7])+1+63-26;ROW([.O7])+COLUMN([.O7])+1+63))" office:value-type="string" office:string-value="V" calcext:value-type="string">
            <text:p>V</text:p>
          </table:table-cell>
          <table:table-cell table:formula="of:=CHAR(IF(ROW([.P7])+COLUMN([.P7])+1+63&gt;90;ROW([.P7])+1+63-26;ROW([.P7])+COLUMN([.P7])+1+63))" office:value-type="string" office:string-value="W" calcext:value-type="string">
            <text:p>W</text:p>
          </table:table-cell>
          <table:table-cell table:formula="of:=CHAR(IF(ROW([.Q7])+COLUMN([.Q7])+1+63&gt;90;ROW([.Q7])+1+63-26;ROW([.Q7])+COLUMN([.Q7])+1+63))" office:value-type="string" office:string-value="X" calcext:value-type="string">
            <text:p>X</text:p>
          </table:table-cell>
          <table:table-cell table:formula="of:=CHAR(IF(ROW([.R7])+COLUMN([.R7])+1+63&gt;90;ROW([.R7])+1+63-26;ROW([.R7])+COLUMN([.R7])+1+63))" office:value-type="string" office:string-value="Y" calcext:value-type="string">
            <text:p>Y</text:p>
          </table:table-cell>
          <table:table-cell table:formula="of:=CHAR(IF(ROW([.S7])+COLUMN([.S7])+1+63&gt;90;ROW([.S7])+1+63-26;ROW([.S7])+COLUMN([.S7])+1+63))" office:value-type="string" office:string-value="Z" calcext:value-type="string">
            <text:p>Z</text:p>
          </table:table-cell>
          <table:table-cell table:formula="of:=CHAR(IF(ROW([.T7])+COLUMN([.T7])+1+63&gt;90;ROW([.T7])+1+63-26;ROW([.T7])+COLUMN([.T7])+1+63))" office:value-type="string" office:string-value="-" calcext:value-type="string">
            <text:p>-</text:p>
          </table:table-cell>
          <table:table-cell table:formula="of:=CHAR(IF(ROW([.U7])+COLUMN([.U7])+1+63&gt;90;ROW([.U7])+1+63-26;ROW([.U7])+COLUMN([.U7])+1+63))" office:value-type="string" office:string-value="-" calcext:value-type="string">
            <text:p>-</text:p>
          </table:table-cell>
          <table:table-cell table:formula="of:=CHAR(IF(ROW([.V7])+COLUMN([.V7])+1+63&gt;90;ROW([.V7])+1+63-26;ROW([.V7])+COLUMN([.V7])+1+63))" office:value-type="string" office:string-value="-" calcext:value-type="string">
            <text:p>-</text:p>
          </table:table-cell>
          <table:table-cell table:formula="of:=CHAR(IF(ROW([.W7])+COLUMN([.W7])+1+63&gt;90;ROW([.W7])+1+63-26;ROW([.W7])+COLUMN([.W7])+1+63))" office:value-type="string" office:string-value="-" calcext:value-type="string">
            <text:p>-</text:p>
          </table:table-cell>
          <table:table-cell table:formula="of:=CHAR(IF(ROW([.X7])+COLUMN([.X7])+1+63&gt;90;ROW([.X7])+1+63-26;ROW([.X7])+COLUMN([.X7])+1+63))" office:value-type="string" office:string-value="-" calcext:value-type="string">
            <text:p>-</text:p>
          </table:table-cell>
          <table:table-cell table:formula="of:=CHAR(IF(ROW([.Y7])+COLUMN([.Y7])+1+63&gt;90;ROW([.Y7])+1+63-26;ROW([.Y7])+COLUMN([.Y7])+1+63))" office:value-type="string" office:string-value="-" calcext:value-type="string">
            <text:p>-</text:p>
          </table:table-cell>
          <table:table-cell/>
          <table:table-cell table:style-name="ce2" office:value-type="string" calcext:value-type="string" table:number-columns-spanned="9" table:number-rows-spanned="1">
            <text:p>DESZYFRACJA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table:formula="of:=CHAR(CODE([.A7])+1)" office:value-type="string" office:string-value="H" calcext:value-type="string">
            <text:p>H</text:p>
          </table:table-cell>
          <table:table-cell table:formula="of:=CHAR(IF(ROW([.A8])+COLUMN([.A8])+1+63&gt;90;ROW([.A8])+1+63-26;ROW([.A8])+COLUMN([.A8])+1+63))" office:value-type="string" office:string-value="I" calcext:value-type="string">
            <text:p>I</text:p>
          </table:table-cell>
          <table:table-cell table:formula="of:=CHAR(IF(ROW([.B8])+COLUMN([.B8])+1+63&gt;90;ROW([.B8])+1+63-26;ROW([.B8])+COLUMN([.B8])+1+63))" office:value-type="string" office:string-value="J" calcext:value-type="string">
            <text:p>J</text:p>
          </table:table-cell>
          <table:table-cell table:formula="of:=CHAR(IF(ROW([.C8])+COLUMN([.C8])+1+63&gt;90;ROW([.C8])+1+63-26;ROW([.C8])+COLUMN([.C8])+1+63))" office:value-type="string" office:string-value="K" calcext:value-type="string">
            <text:p>K</text:p>
          </table:table-cell>
          <table:table-cell table:formula="of:=CHAR(IF(ROW([.D8])+COLUMN([.D8])+1+63&gt;90;ROW([.D8])+1+63-26;ROW([.D8])+COLUMN([.D8])+1+63))" office:value-type="string" office:string-value="L" calcext:value-type="string">
            <text:p>L</text:p>
          </table:table-cell>
          <table:table-cell table:formula="of:=CHAR(IF(ROW([.E8])+COLUMN([.E8])+1+63&gt;90;ROW([.E8])+1+63-26;ROW([.E8])+COLUMN([.E8])+1+63))" office:value-type="string" office:string-value="M" calcext:value-type="string">
            <text:p>M</text:p>
          </table:table-cell>
          <table:table-cell table:formula="of:=CHAR(IF(ROW([.F8])+COLUMN([.F8])+1+63&gt;90;ROW([.F8])+1+63-26;ROW([.F8])+COLUMN([.F8])+1+63))" office:value-type="string" office:string-value="N" calcext:value-type="string">
            <text:p>N</text:p>
          </table:table-cell>
          <table:table-cell table:formula="of:=CHAR(IF(ROW([.G8])+COLUMN([.G8])+1+63&gt;90;ROW([.G8])+1+63-26;ROW([.G8])+COLUMN([.G8])+1+63))" office:value-type="string" office:string-value="O" calcext:value-type="string">
            <text:p>O</text:p>
          </table:table-cell>
          <table:table-cell table:formula="of:=CHAR(IF(ROW([.H8])+COLUMN([.H8])+1+63&gt;90;ROW([.H8])+1+63-26;ROW([.H8])+COLUMN([.H8])+1+63))" office:value-type="string" office:string-value="P" calcext:value-type="string">
            <text:p>P</text:p>
          </table:table-cell>
          <table:table-cell table:formula="of:=CHAR(IF(ROW([.I8])+COLUMN([.I8])+1+63&gt;90;ROW([.I8])+1+63-26;ROW([.I8])+COLUMN([.I8])+1+63))" office:value-type="string" office:string-value="Q" calcext:value-type="string">
            <text:p>Q</text:p>
          </table:table-cell>
          <table:table-cell table:formula="of:=CHAR(IF(ROW([.J8])+COLUMN([.J8])+1+63&gt;90;ROW([.J8])+1+63-26;ROW([.J8])+COLUMN([.J8])+1+63))" office:value-type="string" office:string-value="R" calcext:value-type="string">
            <text:p>R</text:p>
          </table:table-cell>
          <table:table-cell table:formula="of:=CHAR(IF(ROW([.K8])+COLUMN([.K8])+1+63&gt;90;ROW([.K8])+1+63-26;ROW([.K8])+COLUMN([.K8])+1+63))" office:value-type="string" office:string-value="S" calcext:value-type="string">
            <text:p>S</text:p>
          </table:table-cell>
          <table:table-cell table:formula="of:=CHAR(IF(ROW([.L8])+COLUMN([.L8])+1+63&gt;90;ROW([.L8])+1+63-26;ROW([.L8])+COLUMN([.L8])+1+63))" office:value-type="string" office:string-value="T" calcext:value-type="string">
            <text:p>T</text:p>
          </table:table-cell>
          <table:table-cell table:formula="of:=CHAR(IF(ROW([.M8])+COLUMN([.M8])+1+63&gt;90;ROW([.M8])+1+63-26;ROW([.M8])+COLUMN([.M8])+1+63))" office:value-type="string" office:string-value="U" calcext:value-type="string">
            <text:p>U</text:p>
          </table:table-cell>
          <table:table-cell table:formula="of:=CHAR(IF(ROW([.N8])+COLUMN([.N8])+1+63&gt;90;ROW([.N8])+1+63-26;ROW([.N8])+COLUMN([.N8])+1+63))" office:value-type="string" office:string-value="V" calcext:value-type="string">
            <text:p>V</text:p>
          </table:table-cell>
          <table:table-cell table:formula="of:=CHAR(IF(ROW([.O8])+COLUMN([.O8])+1+63&gt;90;ROW([.O8])+1+63-26;ROW([.O8])+COLUMN([.O8])+1+63))" office:value-type="string" office:string-value="W" calcext:value-type="string">
            <text:p>W</text:p>
          </table:table-cell>
          <table:table-cell table:formula="of:=CHAR(IF(ROW([.P8])+COLUMN([.P8])+1+63&gt;90;ROW([.P8])+1+63-26;ROW([.P8])+COLUMN([.P8])+1+63))" office:value-type="string" office:string-value="X" calcext:value-type="string">
            <text:p>X</text:p>
          </table:table-cell>
          <table:table-cell table:formula="of:=CHAR(IF(ROW([.Q8])+COLUMN([.Q8])+1+63&gt;90;ROW([.Q8])+1+63-26;ROW([.Q8])+COLUMN([.Q8])+1+63))" office:value-type="string" office:string-value="Y" calcext:value-type="string">
            <text:p>Y</text:p>
          </table:table-cell>
          <table:table-cell table:formula="of:=CHAR(IF(ROW([.R8])+COLUMN([.R8])+1+63&gt;90;ROW([.R8])+1+63-26;ROW([.R8])+COLUMN([.R8])+1+63))" office:value-type="string" office:string-value="Z" calcext:value-type="string">
            <text:p>Z</text:p>
          </table:table-cell>
          <table:table-cell table:formula="of:=CHAR(IF(ROW([.S8])+COLUMN([.S8])+1+63&gt;90;ROW([.S8])+1+63-26;ROW([.S8])+COLUMN([.S8])+1+63))" office:value-type="string" office:string-value="." calcext:value-type="string">
            <text:p>.</text:p>
          </table:table-cell>
          <table:table-cell table:formula="of:=CHAR(IF(ROW([.T8])+COLUMN([.T8])+1+63&gt;90;ROW([.T8])+1+63-26;ROW([.T8])+COLUMN([.T8])+1+63))" office:value-type="string" office:string-value="." calcext:value-type="string">
            <text:p>.</text:p>
          </table:table-cell>
          <table:table-cell table:formula="of:=CHAR(IF(ROW([.U8])+COLUMN([.U8])+1+63&gt;90;ROW([.U8])+1+63-26;ROW([.U8])+COLUMN([.U8])+1+63))" office:value-type="string" office:string-value="." calcext:value-type="string">
            <text:p>.</text:p>
          </table:table-cell>
          <table:table-cell table:formula="of:=CHAR(IF(ROW([.V8])+COLUMN([.V8])+1+63&gt;90;ROW([.V8])+1+63-26;ROW([.V8])+COLUMN([.V8])+1+63))" office:value-type="string" office:string-value="." calcext:value-type="string">
            <text:p>.</text:p>
          </table:table-cell>
          <table:table-cell table:formula="of:=CHAR(IF(ROW([.W8])+COLUMN([.W8])+1+63&gt;90;ROW([.W8])+1+63-26;ROW([.W8])+COLUMN([.W8])+1+63))" office:value-type="string" office:string-value="." calcext:value-type="string">
            <text:p>.</text:p>
          </table:table-cell>
          <table:table-cell table:formula="of:=CHAR(IF(ROW([.X8])+COLUMN([.X8])+1+63&gt;90;ROW([.X8])+1+63-26;ROW([.X8])+COLUMN([.X8])+1+63))" office:value-type="string" office:string-value="." calcext:value-type="string">
            <text:p>.</text:p>
          </table:table-cell>
          <table:table-cell table:formula="of:=CHAR(IF(ROW([.Y8])+COLUMN([.Y8])+1+63&gt;90;ROW([.Y8])+1+63-26;ROW([.Y8])+COLUMN([.Y8])+1+63))" office:value-type="string" office:string-value="." calcext:value-type="string">
            <text:p>.</text:p>
          </table:table-cell>
          <table:table-cell table:number-columns-repeated="998"/>
        </table:table-row>
        <table:table-row table:style-name="ro1">
          <table:table-cell table:formula="of:=CHAR(CODE([.A8])+1)" office:value-type="string" office:string-value="I" calcext:value-type="string">
            <text:p>I</text:p>
          </table:table-cell>
          <table:table-cell table:formula="of:=CHAR(IF(ROW([.A9])+COLUMN([.A9])+1+63&gt;90;ROW([.A9])+1+63-26;ROW([.A9])+COLUMN([.A9])+1+63))" office:value-type="string" office:string-value="J" calcext:value-type="string">
            <text:p>J</text:p>
          </table:table-cell>
          <table:table-cell table:formula="of:=CHAR(IF(ROW([.B9])+COLUMN([.B9])+1+63&gt;90;ROW([.B9])+1+63-26;ROW([.B9])+COLUMN([.B9])+1+63))" office:value-type="string" office:string-value="K" calcext:value-type="string">
            <text:p>K</text:p>
          </table:table-cell>
          <table:table-cell table:formula="of:=CHAR(IF(ROW([.C9])+COLUMN([.C9])+1+63&gt;90;ROW([.C9])+1+63-26;ROW([.C9])+COLUMN([.C9])+1+63))" office:value-type="string" office:string-value="L" calcext:value-type="string">
            <text:p>L</text:p>
          </table:table-cell>
          <table:table-cell table:formula="of:=CHAR(IF(ROW([.D9])+COLUMN([.D9])+1+63&gt;90;ROW([.D9])+1+63-26;ROW([.D9])+COLUMN([.D9])+1+63))" office:value-type="string" office:string-value="M" calcext:value-type="string">
            <text:p>M</text:p>
          </table:table-cell>
          <table:table-cell table:formula="of:=CHAR(IF(ROW([.E9])+COLUMN([.E9])+1+63&gt;90;ROW([.E9])+1+63-26;ROW([.E9])+COLUMN([.E9])+1+63))" office:value-type="string" office:string-value="N" calcext:value-type="string">
            <text:p>N</text:p>
          </table:table-cell>
          <table:table-cell table:formula="of:=CHAR(IF(ROW([.F9])+COLUMN([.F9])+1+63&gt;90;ROW([.F9])+1+63-26;ROW([.F9])+COLUMN([.F9])+1+63))" office:value-type="string" office:string-value="O" calcext:value-type="string">
            <text:p>O</text:p>
          </table:table-cell>
          <table:table-cell table:formula="of:=CHAR(IF(ROW([.G9])+COLUMN([.G9])+1+63&gt;90;ROW([.G9])+1+63-26;ROW([.G9])+COLUMN([.G9])+1+63))" office:value-type="string" office:string-value="P" calcext:value-type="string">
            <text:p>P</text:p>
          </table:table-cell>
          <table:table-cell table:formula="of:=CHAR(IF(ROW([.H9])+COLUMN([.H9])+1+63&gt;90;ROW([.H9])+1+63-26;ROW([.H9])+COLUMN([.H9])+1+63))" office:value-type="string" office:string-value="Q" calcext:value-type="string">
            <text:p>Q</text:p>
          </table:table-cell>
          <table:table-cell table:formula="of:=CHAR(IF(ROW([.I9])+COLUMN([.I9])+1+63&gt;90;ROW([.I9])+1+63-26;ROW([.I9])+COLUMN([.I9])+1+63))" office:value-type="string" office:string-value="R" calcext:value-type="string">
            <text:p>R</text:p>
          </table:table-cell>
          <table:table-cell table:formula="of:=CHAR(IF(ROW([.J9])+COLUMN([.J9])+1+63&gt;90;ROW([.J9])+1+63-26;ROW([.J9])+COLUMN([.J9])+1+63))" office:value-type="string" office:string-value="S" calcext:value-type="string">
            <text:p>S</text:p>
          </table:table-cell>
          <table:table-cell table:formula="of:=CHAR(IF(ROW([.K9])+COLUMN([.K9])+1+63&gt;90;ROW([.K9])+1+63-26;ROW([.K9])+COLUMN([.K9])+1+63))" office:value-type="string" office:string-value="T" calcext:value-type="string">
            <text:p>T</text:p>
          </table:table-cell>
          <table:table-cell table:formula="of:=CHAR(IF(ROW([.L9])+COLUMN([.L9])+1+63&gt;90;ROW([.L9])+1+63-26;ROW([.L9])+COLUMN([.L9])+1+63))" office:value-type="string" office:string-value="U" calcext:value-type="string">
            <text:p>U</text:p>
          </table:table-cell>
          <table:table-cell table:formula="of:=CHAR(IF(ROW([.M9])+COLUMN([.M9])+1+63&gt;90;ROW([.M9])+1+63-26;ROW([.M9])+COLUMN([.M9])+1+63))" office:value-type="string" office:string-value="V" calcext:value-type="string">
            <text:p>V</text:p>
          </table:table-cell>
          <table:table-cell table:formula="of:=CHAR(IF(ROW([.N9])+COLUMN([.N9])+1+63&gt;90;ROW([.N9])+1+63-26;ROW([.N9])+COLUMN([.N9])+1+63))" office:value-type="string" office:string-value="W" calcext:value-type="string">
            <text:p>W</text:p>
          </table:table-cell>
          <table:table-cell table:formula="of:=CHAR(IF(ROW([.O9])+COLUMN([.O9])+1+63&gt;90;ROW([.O9])+1+63-26;ROW([.O9])+COLUMN([.O9])+1+63))" office:value-type="string" office:string-value="X" calcext:value-type="string">
            <text:p>X</text:p>
          </table:table-cell>
          <table:table-cell table:formula="of:=CHAR(IF(ROW([.P9])+COLUMN([.P9])+1+63&gt;90;ROW([.P9])+1+63-26;ROW([.P9])+COLUMN([.P9])+1+63))" office:value-type="string" office:string-value="Y" calcext:value-type="string">
            <text:p>Y</text:p>
          </table:table-cell>
          <table:table-cell table:formula="of:=CHAR(IF(ROW([.Q9])+COLUMN([.Q9])+1+63&gt;90;ROW([.Q9])+1+63-26;ROW([.Q9])+COLUMN([.Q9])+1+63))" office:value-type="string" office:string-value="Z" calcext:value-type="string">
            <text:p>Z</text:p>
          </table:table-cell>
          <table:table-cell table:formula="of:=CHAR(IF(ROW([.R9])+COLUMN([.R9])+1+63&gt;90;ROW([.R9])+1+63-26;ROW([.R9])+COLUMN([.R9])+1+63))" office:value-type="string" office:string-value="/" calcext:value-type="string">
            <text:p>/</text:p>
          </table:table-cell>
          <table:table-cell table:formula="of:=CHAR(IF(ROW([.S9])+COLUMN([.S9])+1+63&gt;90;ROW([.S9])+1+63-26;ROW([.S9])+COLUMN([.S9])+1+63))" office:value-type="string" office:string-value="/" calcext:value-type="string">
            <text:p>/</text:p>
          </table:table-cell>
          <table:table-cell table:formula="of:=CHAR(IF(ROW([.T9])+COLUMN([.T9])+1+63&gt;90;ROW([.T9])+1+63-26;ROW([.T9])+COLUMN([.T9])+1+63))" office:value-type="string" office:string-value="/" calcext:value-type="string">
            <text:p>/</text:p>
          </table:table-cell>
          <table:table-cell table:formula="of:=CHAR(IF(ROW([.U9])+COLUMN([.U9])+1+63&gt;90;ROW([.U9])+1+63-26;ROW([.U9])+COLUMN([.U9])+1+63))" office:value-type="string" office:string-value="/" calcext:value-type="string">
            <text:p>/</text:p>
          </table:table-cell>
          <table:table-cell table:formula="of:=CHAR(IF(ROW([.V9])+COLUMN([.V9])+1+63&gt;90;ROW([.V9])+1+63-26;ROW([.V9])+COLUMN([.V9])+1+63))" office:value-type="string" office:string-value="/" calcext:value-type="string">
            <text:p>/</text:p>
          </table:table-cell>
          <table:table-cell table:formula="of:=CHAR(IF(ROW([.W9])+COLUMN([.W9])+1+63&gt;90;ROW([.W9])+1+63-26;ROW([.W9])+COLUMN([.W9])+1+63))" office:value-type="string" office:string-value="/" calcext:value-type="string">
            <text:p>/</text:p>
          </table:table-cell>
          <table:table-cell table:formula="of:=CHAR(IF(ROW([.X9])+COLUMN([.X9])+1+63&gt;90;ROW([.X9])+1+63-26;ROW([.X9])+COLUMN([.X9])+1+63))" office:value-type="string" office:string-value="/" calcext:value-type="string">
            <text:p>/</text:p>
          </table:table-cell>
          <table:table-cell table:formula="of:=CHAR(IF(ROW([.Y9])+COLUMN([.Y9])+1+63&gt;90;ROW([.Y9])+1+63-26;ROW([.Y9])+COLUMN([.Y9])+1+63))" office:value-type="string" office:string-value="/" calcext:value-type="string">
            <text:p>/</text:p>
          </table:table-cell>
          <table:table-cell table:number-columns-repeated="998"/>
        </table:table-row>
        <table:table-row table:style-name="ro1">
          <table:table-cell table:formula="of:=CHAR(CODE([.A9])+1)" office:value-type="string" office:string-value="J" calcext:value-type="string">
            <text:p>J</text:p>
          </table:table-cell>
          <table:table-cell table:formula="of:=CHAR(IF(ROW([.A10])+COLUMN([.A10])+1+63&gt;90;ROW([.A10])+1+63-26;ROW([.A10])+COLUMN([.A10])+1+63))" office:value-type="string" office:string-value="K" calcext:value-type="string">
            <text:p>K</text:p>
          </table:table-cell>
          <table:table-cell table:formula="of:=CHAR(IF(ROW([.B10])+COLUMN([.B10])+1+63&gt;90;ROW([.B10])+1+63-26;ROW([.B10])+COLUMN([.B10])+1+63))" office:value-type="string" office:string-value="L" calcext:value-type="string">
            <text:p>L</text:p>
          </table:table-cell>
          <table:table-cell table:formula="of:=CHAR(IF(ROW([.C10])+COLUMN([.C10])+1+63&gt;90;ROW([.C10])+1+63-26;ROW([.C10])+COLUMN([.C10])+1+63))" office:value-type="string" office:string-value="M" calcext:value-type="string">
            <text:p>M</text:p>
          </table:table-cell>
          <table:table-cell table:formula="of:=CHAR(IF(ROW([.D10])+COLUMN([.D10])+1+63&gt;90;ROW([.D10])+1+63-26;ROW([.D10])+COLUMN([.D10])+1+63))" office:value-type="string" office:string-value="N" calcext:value-type="string">
            <text:p>N</text:p>
          </table:table-cell>
          <table:table-cell table:formula="of:=CHAR(IF(ROW([.E10])+COLUMN([.E10])+1+63&gt;90;ROW([.E10])+1+63-26;ROW([.E10])+COLUMN([.E10])+1+63))" office:value-type="string" office:string-value="O" calcext:value-type="string">
            <text:p>O</text:p>
          </table:table-cell>
          <table:table-cell table:formula="of:=CHAR(IF(ROW([.F10])+COLUMN([.F10])+1+63&gt;90;ROW([.F10])+1+63-26;ROW([.F10])+COLUMN([.F10])+1+63))" office:value-type="string" office:string-value="P" calcext:value-type="string">
            <text:p>P</text:p>
          </table:table-cell>
          <table:table-cell table:formula="of:=CHAR(IF(ROW([.G10])+COLUMN([.G10])+1+63&gt;90;ROW([.G10])+1+63-26;ROW([.G10])+COLUMN([.G10])+1+63))" office:value-type="string" office:string-value="Q" calcext:value-type="string">
            <text:p>Q</text:p>
          </table:table-cell>
          <table:table-cell table:formula="of:=CHAR(IF(ROW([.H10])+COLUMN([.H10])+1+63&gt;90;ROW([.H10])+1+63-26;ROW([.H10])+COLUMN([.H10])+1+63))" office:value-type="string" office:string-value="R" calcext:value-type="string">
            <text:p>R</text:p>
          </table:table-cell>
          <table:table-cell table:formula="of:=CHAR(IF(ROW([.I10])+COLUMN([.I10])+1+63&gt;90;ROW([.I10])+1+63-26;ROW([.I10])+COLUMN([.I10])+1+63))" office:value-type="string" office:string-value="S" calcext:value-type="string">
            <text:p>S</text:p>
          </table:table-cell>
          <table:table-cell table:formula="of:=CHAR(IF(ROW([.J10])+COLUMN([.J10])+1+63&gt;90;ROW([.J10])+1+63-26;ROW([.J10])+COLUMN([.J10])+1+63))" office:value-type="string" office:string-value="T" calcext:value-type="string">
            <text:p>T</text:p>
          </table:table-cell>
          <table:table-cell table:formula="of:=CHAR(IF(ROW([.K10])+COLUMN([.K10])+1+63&gt;90;ROW([.K10])+1+63-26;ROW([.K10])+COLUMN([.K10])+1+63))" office:value-type="string" office:string-value="U" calcext:value-type="string">
            <text:p>U</text:p>
          </table:table-cell>
          <table:table-cell table:formula="of:=CHAR(IF(ROW([.L10])+COLUMN([.L10])+1+63&gt;90;ROW([.L10])+1+63-26;ROW([.L10])+COLUMN([.L10])+1+63))" office:value-type="string" office:string-value="V" calcext:value-type="string">
            <text:p>V</text:p>
          </table:table-cell>
          <table:table-cell table:formula="of:=CHAR(IF(ROW([.M10])+COLUMN([.M10])+1+63&gt;90;ROW([.M10])+1+63-26;ROW([.M10])+COLUMN([.M10])+1+63))" office:value-type="string" office:string-value="W" calcext:value-type="string">
            <text:p>W</text:p>
          </table:table-cell>
          <table:table-cell table:formula="of:=CHAR(IF(ROW([.N10])+COLUMN([.N10])+1+63&gt;90;ROW([.N10])+1+63-26;ROW([.N10])+COLUMN([.N10])+1+63))" office:value-type="string" office:string-value="X" calcext:value-type="string">
            <text:p>X</text:p>
          </table:table-cell>
          <table:table-cell table:formula="of:=CHAR(IF(ROW([.O10])+COLUMN([.O10])+1+63&gt;90;ROW([.O10])+1+63-26;ROW([.O10])+COLUMN([.O10])+1+63))" office:value-type="string" office:string-value="Y" calcext:value-type="string">
            <text:p>Y</text:p>
          </table:table-cell>
          <table:table-cell table:formula="of:=CHAR(IF(ROW([.P10])+COLUMN([.P10])+1+63&gt;90;ROW([.P10])+1+63-26;ROW([.P10])+COLUMN([.P10])+1+63))" office:value-type="string" office:string-value="Z" calcext:value-type="string">
            <text:p>Z</text:p>
          </table:table-cell>
          <table:table-cell table:formula="of:=CHAR(IF(ROW([.Q10])+COLUMN([.Q10])+1+63&gt;90;ROW([.Q10])+1+63-26;ROW([.Q10])+COLUMN([.Q10])+1+63))" office:value-type="string" office:string-value="0" calcext:value-type="string">
            <text:p>0</text:p>
          </table:table-cell>
          <table:table-cell table:formula="of:=CHAR(IF(ROW([.R10])+COLUMN([.R10])+1+63&gt;90;ROW([.R10])+1+63-26;ROW([.R10])+COLUMN([.R10])+1+63))" office:value-type="string" office:string-value="0" calcext:value-type="string">
            <text:p>0</text:p>
          </table:table-cell>
          <table:table-cell table:formula="of:=CHAR(IF(ROW([.S10])+COLUMN([.S10])+1+63&gt;90;ROW([.S10])+1+63-26;ROW([.S10])+COLUMN([.S10])+1+63))" office:value-type="string" office:string-value="0" calcext:value-type="string">
            <text:p>0</text:p>
          </table:table-cell>
          <table:table-cell table:formula="of:=CHAR(IF(ROW([.T10])+COLUMN([.T10])+1+63&gt;90;ROW([.T10])+1+63-26;ROW([.T10])+COLUMN([.T10])+1+63))" office:value-type="string" office:string-value="0" calcext:value-type="string">
            <text:p>0</text:p>
          </table:table-cell>
          <table:table-cell table:formula="of:=CHAR(IF(ROW([.U10])+COLUMN([.U10])+1+63&gt;90;ROW([.U10])+1+63-26;ROW([.U10])+COLUMN([.U10])+1+63))" office:value-type="string" office:string-value="0" calcext:value-type="string">
            <text:p>0</text:p>
          </table:table-cell>
          <table:table-cell table:formula="of:=CHAR(IF(ROW([.V10])+COLUMN([.V10])+1+63&gt;90;ROW([.V10])+1+63-26;ROW([.V10])+COLUMN([.V10])+1+63))" office:value-type="string" office:string-value="0" calcext:value-type="string">
            <text:p>0</text:p>
          </table:table-cell>
          <table:table-cell table:formula="of:=CHAR(IF(ROW([.W10])+COLUMN([.W10])+1+63&gt;90;ROW([.W10])+1+63-26;ROW([.W10])+COLUMN([.W10])+1+63))" office:value-type="string" office:string-value="0" calcext:value-type="string">
            <text:p>0</text:p>
          </table:table-cell>
          <table:table-cell table:formula="of:=CHAR(IF(ROW([.X10])+COLUMN([.X10])+1+63&gt;90;ROW([.X10])+1+63-26;ROW([.X10])+COLUMN([.X10])+1+63))" office:value-type="string" office:string-value="0" calcext:value-type="string">
            <text:p>0</text:p>
          </table:table-cell>
          <table:table-cell table:formula="of:=CHAR(IF(ROW([.Y10])+COLUMN([.Y10])+1+63&gt;90;ROW([.Y10])+1+63-26;ROW([.Y10])+COLUMN([.Y10])+1+63)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table:formula="of:=CHAR(CODE([.A10])+1)" office:value-type="string" office:string-value="K" calcext:value-type="string">
            <text:p>K</text:p>
          </table:table-cell>
          <table:table-cell table:formula="of:=CHAR(IF(ROW([.A11])+COLUMN([.A11])+1+63&gt;90;ROW([.A11])+1+63-26;ROW([.A11])+COLUMN([.A11])+1+63))" office:value-type="string" office:string-value="L" calcext:value-type="string">
            <text:p>L</text:p>
          </table:table-cell>
          <table:table-cell table:formula="of:=CHAR(IF(ROW([.B11])+COLUMN([.B11])+1+63&gt;90;ROW([.B11])+1+63-26;ROW([.B11])+COLUMN([.B11])+1+63))" office:value-type="string" office:string-value="M" calcext:value-type="string">
            <text:p>M</text:p>
          </table:table-cell>
          <table:table-cell table:formula="of:=CHAR(IF(ROW([.C11])+COLUMN([.C11])+1+63&gt;90;ROW([.C11])+1+63-26;ROW([.C11])+COLUMN([.C11])+1+63))" office:value-type="string" office:string-value="N" calcext:value-type="string">
            <text:p>N</text:p>
          </table:table-cell>
          <table:table-cell table:formula="of:=CHAR(IF(ROW([.D11])+COLUMN([.D11])+1+63&gt;90;ROW([.D11])+1+63-26;ROW([.D11])+COLUMN([.D11])+1+63))" office:value-type="string" office:string-value="O" calcext:value-type="string">
            <text:p>O</text:p>
          </table:table-cell>
          <table:table-cell table:formula="of:=CHAR(IF(ROW([.E11])+COLUMN([.E11])+1+63&gt;90;ROW([.E11])+1+63-26;ROW([.E11])+COLUMN([.E11])+1+63))" office:value-type="string" office:string-value="P" calcext:value-type="string">
            <text:p>P</text:p>
          </table:table-cell>
          <table:table-cell table:formula="of:=CHAR(IF(ROW([.F11])+COLUMN([.F11])+1+63&gt;90;ROW([.F11])+1+63-26;ROW([.F11])+COLUMN([.F11])+1+63))" office:value-type="string" office:string-value="Q" calcext:value-type="string">
            <text:p>Q</text:p>
          </table:table-cell>
          <table:table-cell table:formula="of:=CHAR(IF(ROW([.G11])+COLUMN([.G11])+1+63&gt;90;ROW([.G11])+1+63-26;ROW([.G11])+COLUMN([.G11])+1+63))" office:value-type="string" office:string-value="R" calcext:value-type="string">
            <text:p>R</text:p>
          </table:table-cell>
          <table:table-cell table:formula="of:=CHAR(IF(ROW([.H11])+COLUMN([.H11])+1+63&gt;90;ROW([.H11])+1+63-26;ROW([.H11])+COLUMN([.H11])+1+63))" office:value-type="string" office:string-value="S" calcext:value-type="string">
            <text:p>S</text:p>
          </table:table-cell>
          <table:table-cell table:formula="of:=CHAR(IF(ROW([.I11])+COLUMN([.I11])+1+63&gt;90;ROW([.I11])+1+63-26;ROW([.I11])+COLUMN([.I11])+1+63))" office:value-type="string" office:string-value="T" calcext:value-type="string">
            <text:p>T</text:p>
          </table:table-cell>
          <table:table-cell table:formula="of:=CHAR(IF(ROW([.J11])+COLUMN([.J11])+1+63&gt;90;ROW([.J11])+1+63-26;ROW([.J11])+COLUMN([.J11])+1+63))" office:value-type="string" office:string-value="U" calcext:value-type="string">
            <text:p>U</text:p>
          </table:table-cell>
          <table:table-cell table:formula="of:=CHAR(IF(ROW([.K11])+COLUMN([.K11])+1+63&gt;90;ROW([.K11])+1+63-26;ROW([.K11])+COLUMN([.K11])+1+63))" office:value-type="string" office:string-value="V" calcext:value-type="string">
            <text:p>V</text:p>
          </table:table-cell>
          <table:table-cell table:formula="of:=CHAR(IF(ROW([.L11])+COLUMN([.L11])+1+63&gt;90;ROW([.L11])+1+63-26;ROW([.L11])+COLUMN([.L11])+1+63))" office:value-type="string" office:string-value="W" calcext:value-type="string">
            <text:p>W</text:p>
          </table:table-cell>
          <table:table-cell table:formula="of:=CHAR(IF(ROW([.M11])+COLUMN([.M11])+1+63&gt;90;ROW([.M11])+1+63-26;ROW([.M11])+COLUMN([.M11])+1+63))" office:value-type="string" office:string-value="X" calcext:value-type="string">
            <text:p>X</text:p>
          </table:table-cell>
          <table:table-cell table:formula="of:=CHAR(IF(ROW([.N11])+COLUMN([.N11])+1+63&gt;90;ROW([.N11])+1+63-26;ROW([.N11])+COLUMN([.N11])+1+63))" office:value-type="string" office:string-value="Y" calcext:value-type="string">
            <text:p>Y</text:p>
          </table:table-cell>
          <table:table-cell table:formula="of:=CHAR(IF(ROW([.O11])+COLUMN([.O11])+1+63&gt;90;ROW([.O11])+1+63-26;ROW([.O11])+COLUMN([.O11])+1+63))" office:value-type="string" office:string-value="Z" calcext:value-type="string">
            <text:p>Z</text:p>
          </table:table-cell>
          <table:table-cell table:formula="of:=CHAR(IF(ROW([.P11])+COLUMN([.P11])+1+63&gt;90;ROW([.P11])+1+63-26;ROW([.P11])+COLUMN([.P11])+1+63))" office:value-type="string" office:string-value="1" calcext:value-type="string">
            <text:p>1</text:p>
          </table:table-cell>
          <table:table-cell table:formula="of:=CHAR(IF(ROW([.Q11])+COLUMN([.Q11])+1+63&gt;90;ROW([.Q11])+1+63-26;ROW([.Q11])+COLUMN([.Q11])+1+63))" office:value-type="string" office:string-value="1" calcext:value-type="string">
            <text:p>1</text:p>
          </table:table-cell>
          <table:table-cell table:formula="of:=CHAR(IF(ROW([.R11])+COLUMN([.R11])+1+63&gt;90;ROW([.R11])+1+63-26;ROW([.R11])+COLUMN([.R11])+1+63))" office:value-type="string" office:string-value="1" calcext:value-type="string">
            <text:p>1</text:p>
          </table:table-cell>
          <table:table-cell table:formula="of:=CHAR(IF(ROW([.S11])+COLUMN([.S11])+1+63&gt;90;ROW([.S11])+1+63-26;ROW([.S11])+COLUMN([.S11])+1+63))" office:value-type="string" office:string-value="1" calcext:value-type="string">
            <text:p>1</text:p>
          </table:table-cell>
          <table:table-cell table:formula="of:=CHAR(IF(ROW([.T11])+COLUMN([.T11])+1+63&gt;90;ROW([.T11])+1+63-26;ROW([.T11])+COLUMN([.T11])+1+63))" office:value-type="string" office:string-value="1" calcext:value-type="string">
            <text:p>1</text:p>
          </table:table-cell>
          <table:table-cell table:formula="of:=CHAR(IF(ROW([.U11])+COLUMN([.U11])+1+63&gt;90;ROW([.U11])+1+63-26;ROW([.U11])+COLUMN([.U11])+1+63))" office:value-type="string" office:string-value="1" calcext:value-type="string">
            <text:p>1</text:p>
          </table:table-cell>
          <table:table-cell table:formula="of:=CHAR(IF(ROW([.V11])+COLUMN([.V11])+1+63&gt;90;ROW([.V11])+1+63-26;ROW([.V11])+COLUMN([.V11])+1+63))" office:value-type="string" office:string-value="1" calcext:value-type="string">
            <text:p>1</text:p>
          </table:table-cell>
          <table:table-cell table:formula="of:=CHAR(IF(ROW([.W11])+COLUMN([.W11])+1+63&gt;90;ROW([.W11])+1+63-26;ROW([.W11])+COLUMN([.W11])+1+63))" office:value-type="string" office:string-value="1" calcext:value-type="string">
            <text:p>1</text:p>
          </table:table-cell>
          <table:table-cell table:formula="of:=CHAR(IF(ROW([.X11])+COLUMN([.X11])+1+63&gt;90;ROW([.X11])+1+63-26;ROW([.X11])+COLUMN([.X11])+1+63))" office:value-type="string" office:string-value="1" calcext:value-type="string">
            <text:p>1</text:p>
          </table:table-cell>
          <table:table-cell table:formula="of:=CHAR(IF(ROW([.Y11])+COLUMN([.Y11])+1+63&gt;90;ROW([.Y11])+1+63-26;ROW([.Y11])+COLUMN([.Y11])+1+63)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table:formula="of:=CHAR(CODE([.A11])+1)" office:value-type="string" office:string-value="L" calcext:value-type="string">
            <text:p>L</text:p>
          </table:table-cell>
          <table:table-cell table:formula="of:=CHAR(IF(ROW([.A12])+COLUMN([.A12])+1+63&gt;90;ROW([.A12])+1+63-26;ROW([.A12])+COLUMN([.A12])+1+63))" office:value-type="string" office:string-value="M" calcext:value-type="string">
            <text:p>M</text:p>
          </table:table-cell>
          <table:table-cell table:formula="of:=CHAR(IF(ROW([.B12])+COLUMN([.B12])+1+63&gt;90;ROW([.B12])+1+63-26;ROW([.B12])+COLUMN([.B12])+1+63))" office:value-type="string" office:string-value="N" calcext:value-type="string">
            <text:p>N</text:p>
          </table:table-cell>
          <table:table-cell table:formula="of:=CHAR(IF(ROW([.C12])+COLUMN([.C12])+1+63&gt;90;ROW([.C12])+1+63-26;ROW([.C12])+COLUMN([.C12])+1+63))" office:value-type="string" office:string-value="O" calcext:value-type="string">
            <text:p>O</text:p>
          </table:table-cell>
          <table:table-cell table:formula="of:=CHAR(IF(ROW([.D12])+COLUMN([.D12])+1+63&gt;90;ROW([.D12])+1+63-26;ROW([.D12])+COLUMN([.D12])+1+63))" office:value-type="string" office:string-value="P" calcext:value-type="string">
            <text:p>P</text:p>
          </table:table-cell>
          <table:table-cell table:formula="of:=CHAR(IF(ROW([.E12])+COLUMN([.E12])+1+63&gt;90;ROW([.E12])+1+63-26;ROW([.E12])+COLUMN([.E12])+1+63))" office:value-type="string" office:string-value="Q" calcext:value-type="string">
            <text:p>Q</text:p>
          </table:table-cell>
          <table:table-cell table:formula="of:=CHAR(IF(ROW([.F12])+COLUMN([.F12])+1+63&gt;90;ROW([.F12])+1+63-26;ROW([.F12])+COLUMN([.F12])+1+63))" office:value-type="string" office:string-value="R" calcext:value-type="string">
            <text:p>R</text:p>
          </table:table-cell>
          <table:table-cell table:formula="of:=CHAR(IF(ROW([.G12])+COLUMN([.G12])+1+63&gt;90;ROW([.G12])+1+63-26;ROW([.G12])+COLUMN([.G12])+1+63))" office:value-type="string" office:string-value="S" calcext:value-type="string">
            <text:p>S</text:p>
          </table:table-cell>
          <table:table-cell table:formula="of:=CHAR(IF(ROW([.H12])+COLUMN([.H12])+1+63&gt;90;ROW([.H12])+1+63-26;ROW([.H12])+COLUMN([.H12])+1+63))" office:value-type="string" office:string-value="T" calcext:value-type="string">
            <text:p>T</text:p>
          </table:table-cell>
          <table:table-cell table:formula="of:=CHAR(IF(ROW([.I12])+COLUMN([.I12])+1+63&gt;90;ROW([.I12])+1+63-26;ROW([.I12])+COLUMN([.I12])+1+63))" office:value-type="string" office:string-value="U" calcext:value-type="string">
            <text:p>U</text:p>
          </table:table-cell>
          <table:table-cell table:formula="of:=CHAR(IF(ROW([.J12])+COLUMN([.J12])+1+63&gt;90;ROW([.J12])+1+63-26;ROW([.J12])+COLUMN([.J12])+1+63))" office:value-type="string" office:string-value="V" calcext:value-type="string">
            <text:p>V</text:p>
          </table:table-cell>
          <table:table-cell table:formula="of:=CHAR(IF(ROW([.K12])+COLUMN([.K12])+1+63&gt;90;ROW([.K12])+1+63-26;ROW([.K12])+COLUMN([.K12])+1+63))" office:value-type="string" office:string-value="W" calcext:value-type="string">
            <text:p>W</text:p>
          </table:table-cell>
          <table:table-cell table:formula="of:=CHAR(IF(ROW([.L12])+COLUMN([.L12])+1+63&gt;90;ROW([.L12])+1+63-26;ROW([.L12])+COLUMN([.L12])+1+63))" office:value-type="string" office:string-value="X" calcext:value-type="string">
            <text:p>X</text:p>
          </table:table-cell>
          <table:table-cell table:formula="of:=CHAR(IF(ROW([.M12])+COLUMN([.M12])+1+63&gt;90;ROW([.M12])+1+63-26;ROW([.M12])+COLUMN([.M12])+1+63))" office:value-type="string" office:string-value="Y" calcext:value-type="string">
            <text:p>Y</text:p>
          </table:table-cell>
          <table:table-cell table:formula="of:=CHAR(IF(ROW([.N12])+COLUMN([.N12])+1+63&gt;90;ROW([.N12])+1+63-26;ROW([.N12])+COLUMN([.N12])+1+63))" office:value-type="string" office:string-value="Z" calcext:value-type="string">
            <text:p>Z</text:p>
          </table:table-cell>
          <table:table-cell table:formula="of:=CHAR(IF(ROW([.O12])+COLUMN([.O12])+1+63&gt;90;ROW([.O12])+1+63-26;ROW([.O12])+COLUMN([.O12])+1+63))" office:value-type="string" office:string-value="2" calcext:value-type="string">
            <text:p>2</text:p>
          </table:table-cell>
          <table:table-cell table:formula="of:=CHAR(IF(ROW([.P12])+COLUMN([.P12])+1+63&gt;90;ROW([.P12])+1+63-26;ROW([.P12])+COLUMN([.P12])+1+63))" office:value-type="string" office:string-value="2" calcext:value-type="string">
            <text:p>2</text:p>
          </table:table-cell>
          <table:table-cell table:formula="of:=CHAR(IF(ROW([.Q12])+COLUMN([.Q12])+1+63&gt;90;ROW([.Q12])+1+63-26;ROW([.Q12])+COLUMN([.Q12])+1+63))" office:value-type="string" office:string-value="2" calcext:value-type="string">
            <text:p>2</text:p>
          </table:table-cell>
          <table:table-cell table:formula="of:=CHAR(IF(ROW([.R12])+COLUMN([.R12])+1+63&gt;90;ROW([.R12])+1+63-26;ROW([.R12])+COLUMN([.R12])+1+63))" office:value-type="string" office:string-value="2" calcext:value-type="string">
            <text:p>2</text:p>
          </table:table-cell>
          <table:table-cell table:formula="of:=CHAR(IF(ROW([.S12])+COLUMN([.S12])+1+63&gt;90;ROW([.S12])+1+63-26;ROW([.S12])+COLUMN([.S12])+1+63))" office:value-type="string" office:string-value="2" calcext:value-type="string">
            <text:p>2</text:p>
          </table:table-cell>
          <table:table-cell table:formula="of:=CHAR(IF(ROW([.T12])+COLUMN([.T12])+1+63&gt;90;ROW([.T12])+1+63-26;ROW([.T12])+COLUMN([.T12])+1+63))" office:value-type="string" office:string-value="2" calcext:value-type="string">
            <text:p>2</text:p>
          </table:table-cell>
          <table:table-cell table:formula="of:=CHAR(IF(ROW([.U12])+COLUMN([.U12])+1+63&gt;90;ROW([.U12])+1+63-26;ROW([.U12])+COLUMN([.U12])+1+63))" office:value-type="string" office:string-value="2" calcext:value-type="string">
            <text:p>2</text:p>
          </table:table-cell>
          <table:table-cell table:formula="of:=CHAR(IF(ROW([.V12])+COLUMN([.V12])+1+63&gt;90;ROW([.V12])+1+63-26;ROW([.V12])+COLUMN([.V12])+1+63))" office:value-type="string" office:string-value="2" calcext:value-type="string">
            <text:p>2</text:p>
          </table:table-cell>
          <table:table-cell table:formula="of:=CHAR(IF(ROW([.W12])+COLUMN([.W12])+1+63&gt;90;ROW([.W12])+1+63-26;ROW([.W12])+COLUMN([.W12])+1+63))" office:value-type="string" office:string-value="2" calcext:value-type="string">
            <text:p>2</text:p>
          </table:table-cell>
          <table:table-cell table:formula="of:=CHAR(IF(ROW([.X12])+COLUMN([.X12])+1+63&gt;90;ROW([.X12])+1+63-26;ROW([.X12])+COLUMN([.X12])+1+63))" office:value-type="string" office:string-value="2" calcext:value-type="string">
            <text:p>2</text:p>
          </table:table-cell>
          <table:table-cell table:formula="of:=CHAR(IF(ROW([.Y12])+COLUMN([.Y12])+1+63&gt;90;ROW([.Y12])+1+63-26;ROW([.Y12])+COLUMN([.Y12])+1+63))" office:value-type="string" office:string-value="2" calcext:value-type="string">
            <text:p>2</text:p>
          </table:table-cell>
          <table:table-cell/>
          <table:table-cell office:value-type="string" calcext:value-type="string">
            <text:p>KOD()</text:p>
          </table:table-cell>
          <table:table-cell table:number-columns-repeated="996"/>
        </table:table-row>
        <table:table-row table:style-name="ro1">
          <table:table-cell table:formula="of:=CHAR(CODE([.A12])+1)" office:value-type="string" office:string-value="M" calcext:value-type="string">
            <text:p>M</text:p>
          </table:table-cell>
          <table:table-cell table:formula="of:=CHAR(IF(ROW([.A13])+COLUMN([.A13])+1+63&gt;90;ROW([.A13])+1+63-26;ROW([.A13])+COLUMN([.A13])+1+63))" office:value-type="string" office:string-value="N" calcext:value-type="string">
            <text:p>N</text:p>
          </table:table-cell>
          <table:table-cell table:formula="of:=CHAR(IF(ROW([.B13])+COLUMN([.B13])+1+63&gt;90;ROW([.B13])+1+63-26;ROW([.B13])+COLUMN([.B13])+1+63))" office:value-type="string" office:string-value="O" calcext:value-type="string">
            <text:p>O</text:p>
          </table:table-cell>
          <table:table-cell table:formula="of:=CHAR(IF(ROW([.C13])+COLUMN([.C13])+1+63&gt;90;ROW([.C13])+1+63-26;ROW([.C13])+COLUMN([.C13])+1+63))" office:value-type="string" office:string-value="P" calcext:value-type="string">
            <text:p>P</text:p>
          </table:table-cell>
          <table:table-cell table:formula="of:=CHAR(IF(ROW([.D13])+COLUMN([.D13])+1+63&gt;90;ROW([.D13])+1+63-26;ROW([.D13])+COLUMN([.D13])+1+63))" office:value-type="string" office:string-value="Q" calcext:value-type="string">
            <text:p>Q</text:p>
          </table:table-cell>
          <table:table-cell table:formula="of:=CHAR(IF(ROW([.E13])+COLUMN([.E13])+1+63&gt;90;ROW([.E13])+1+63-26;ROW([.E13])+COLUMN([.E13])+1+63))" office:value-type="string" office:string-value="R" calcext:value-type="string">
            <text:p>R</text:p>
          </table:table-cell>
          <table:table-cell table:formula="of:=CHAR(IF(ROW([.F13])+COLUMN([.F13])+1+63&gt;90;ROW([.F13])+1+63-26;ROW([.F13])+COLUMN([.F13])+1+63))" office:value-type="string" office:string-value="S" calcext:value-type="string">
            <text:p>S</text:p>
          </table:table-cell>
          <table:table-cell table:formula="of:=CHAR(IF(ROW([.G13])+COLUMN([.G13])+1+63&gt;90;ROW([.G13])+1+63-26;ROW([.G13])+COLUMN([.G13])+1+63))" office:value-type="string" office:string-value="T" calcext:value-type="string">
            <text:p>T</text:p>
          </table:table-cell>
          <table:table-cell table:formula="of:=CHAR(IF(ROW([.H13])+COLUMN([.H13])+1+63&gt;90;ROW([.H13])+1+63-26;ROW([.H13])+COLUMN([.H13])+1+63))" office:value-type="string" office:string-value="U" calcext:value-type="string">
            <text:p>U</text:p>
          </table:table-cell>
          <table:table-cell table:formula="of:=CHAR(IF(ROW([.I13])+COLUMN([.I13])+1+63&gt;90;ROW([.I13])+1+63-26;ROW([.I13])+COLUMN([.I13])+1+63))" office:value-type="string" office:string-value="V" calcext:value-type="string">
            <text:p>V</text:p>
          </table:table-cell>
          <table:table-cell table:formula="of:=CHAR(IF(ROW([.J13])+COLUMN([.J13])+1+63&gt;90;ROW([.J13])+1+63-26;ROW([.J13])+COLUMN([.J13])+1+63))" office:value-type="string" office:string-value="W" calcext:value-type="string">
            <text:p>W</text:p>
          </table:table-cell>
          <table:table-cell table:formula="of:=CHAR(IF(ROW([.K13])+COLUMN([.K13])+1+63&gt;90;ROW([.K13])+1+63-26;ROW([.K13])+COLUMN([.K13])+1+63))" office:value-type="string" office:string-value="X" calcext:value-type="string">
            <text:p>X</text:p>
          </table:table-cell>
          <table:table-cell table:formula="of:=CHAR(IF(ROW([.L13])+COLUMN([.L13])+1+63&gt;90;ROW([.L13])+1+63-26;ROW([.L13])+COLUMN([.L13])+1+63))" office:value-type="string" office:string-value="Y" calcext:value-type="string">
            <text:p>Y</text:p>
          </table:table-cell>
          <table:table-cell table:formula="of:=CHAR(IF(ROW([.M13])+COLUMN([.M13])+1+63&gt;90;ROW([.M13])+1+63-26;ROW([.M13])+COLUMN([.M13])+1+63))" office:value-type="string" office:string-value="Z" calcext:value-type="string">
            <text:p>Z</text:p>
          </table:table-cell>
          <table:table-cell table:formula="of:=CHAR(IF(ROW([.N13])+COLUMN([.N13])+1+63&gt;90;ROW([.N13])+1+63-26;ROW([.N13])+COLUMN([.N13])+1+63))" office:value-type="string" office:string-value="3" calcext:value-type="string">
            <text:p>3</text:p>
          </table:table-cell>
          <table:table-cell table:formula="of:=CHAR(IF(ROW([.O13])+COLUMN([.O13])+1+63&gt;90;ROW([.O13])+1+63-26;ROW([.O13])+COLUMN([.O13])+1+63))" office:value-type="string" office:string-value="3" calcext:value-type="string">
            <text:p>3</text:p>
          </table:table-cell>
          <table:table-cell table:formula="of:=CHAR(IF(ROW([.P13])+COLUMN([.P13])+1+63&gt;90;ROW([.P13])+1+63-26;ROW([.P13])+COLUMN([.P13])+1+63))" office:value-type="string" office:string-value="3" calcext:value-type="string">
            <text:p>3</text:p>
          </table:table-cell>
          <table:table-cell table:formula="of:=CHAR(IF(ROW([.Q13])+COLUMN([.Q13])+1+63&gt;90;ROW([.Q13])+1+63-26;ROW([.Q13])+COLUMN([.Q13])+1+63))" office:value-type="string" office:string-value="3" calcext:value-type="string">
            <text:p>3</text:p>
          </table:table-cell>
          <table:table-cell table:formula="of:=CHAR(IF(ROW([.R13])+COLUMN([.R13])+1+63&gt;90;ROW([.R13])+1+63-26;ROW([.R13])+COLUMN([.R13])+1+63))" office:value-type="string" office:string-value="3" calcext:value-type="string">
            <text:p>3</text:p>
          </table:table-cell>
          <table:table-cell table:formula="of:=CHAR(IF(ROW([.S13])+COLUMN([.S13])+1+63&gt;90;ROW([.S13])+1+63-26;ROW([.S13])+COLUMN([.S13])+1+63))" office:value-type="string" office:string-value="3" calcext:value-type="string">
            <text:p>3</text:p>
          </table:table-cell>
          <table:table-cell table:formula="of:=CHAR(IF(ROW([.T13])+COLUMN([.T13])+1+63&gt;90;ROW([.T13])+1+63-26;ROW([.T13])+COLUMN([.T13])+1+63))" office:value-type="string" office:string-value="3" calcext:value-type="string">
            <text:p>3</text:p>
          </table:table-cell>
          <table:table-cell table:formula="of:=CHAR(IF(ROW([.U13])+COLUMN([.U13])+1+63&gt;90;ROW([.U13])+1+63-26;ROW([.U13])+COLUMN([.U13])+1+63))" office:value-type="string" office:string-value="3" calcext:value-type="string">
            <text:p>3</text:p>
          </table:table-cell>
          <table:table-cell table:formula="of:=CHAR(IF(ROW([.V13])+COLUMN([.V13])+1+63&gt;90;ROW([.V13])+1+63-26;ROW([.V13])+COLUMN([.V13])+1+63))" office:value-type="string" office:string-value="3" calcext:value-type="string">
            <text:p>3</text:p>
          </table:table-cell>
          <table:table-cell table:formula="of:=CHAR(IF(ROW([.W13])+COLUMN([.W13])+1+63&gt;90;ROW([.W13])+1+63-26;ROW([.W13])+COLUMN([.W13])+1+63))" office:value-type="string" office:string-value="3" calcext:value-type="string">
            <text:p>3</text:p>
          </table:table-cell>
          <table:table-cell table:formula="of:=CHAR(IF(ROW([.X13])+COLUMN([.X13])+1+63&gt;90;ROW([.X13])+1+63-26;ROW([.X13])+COLUMN([.X13])+1+63))" office:value-type="string" office:string-value="3" calcext:value-type="string">
            <text:p>3</text:p>
          </table:table-cell>
          <table:table-cell table:formula="of:=CHAR(IF(ROW([.Y13])+COLUMN([.Y13])+1+63&gt;90;ROW([.Y13])+1+63-26;ROW([.Y13])+COLUMN([.Y13])+1+63))" office:value-type="string" office:string-value="3" calcext:value-type="string">
            <text:p>3</text:p>
          </table:table-cell>
          <table:table-cell/>
          <table:table-cell office:value-type="string" calcext:value-type="string">
            <text:p>ZŁĄCZ.TEKSTY()</text:p>
          </table:table-cell>
          <table:table-cell table:number-columns-repeated="996"/>
        </table:table-row>
        <table:table-row table:style-name="ro1">
          <table:table-cell table:formula="of:=CHAR(CODE([.A13])+1)" office:value-type="string" office:string-value="N" calcext:value-type="string">
            <text:p>N</text:p>
          </table:table-cell>
          <table:table-cell table:formula="of:=CHAR(IF(ROW([.A14])+COLUMN([.A14])+1+63&gt;90;ROW([.A14])+1+63-26;ROW([.A14])+COLUMN([.A14])+1+63))" office:value-type="string" office:string-value="O" calcext:value-type="string">
            <text:p>O</text:p>
          </table:table-cell>
          <table:table-cell table:formula="of:=CHAR(IF(ROW([.B14])+COLUMN([.B14])+1+63&gt;90;ROW([.B14])+1+63-26;ROW([.B14])+COLUMN([.B14])+1+63))" office:value-type="string" office:string-value="P" calcext:value-type="string">
            <text:p>P</text:p>
          </table:table-cell>
          <table:table-cell table:formula="of:=CHAR(IF(ROW([.C14])+COLUMN([.C14])+1+63&gt;90;ROW([.C14])+1+63-26;ROW([.C14])+COLUMN([.C14])+1+63))" office:value-type="string" office:string-value="Q" calcext:value-type="string">
            <text:p>Q</text:p>
          </table:table-cell>
          <table:table-cell table:formula="of:=CHAR(IF(ROW([.D14])+COLUMN([.D14])+1+63&gt;90;ROW([.D14])+1+63-26;ROW([.D14])+COLUMN([.D14])+1+63))" office:value-type="string" office:string-value="R" calcext:value-type="string">
            <text:p>R</text:p>
          </table:table-cell>
          <table:table-cell table:formula="of:=CHAR(IF(ROW([.E14])+COLUMN([.E14])+1+63&gt;90;ROW([.E14])+1+63-26;ROW([.E14])+COLUMN([.E14])+1+63))" office:value-type="string" office:string-value="S" calcext:value-type="string">
            <text:p>S</text:p>
          </table:table-cell>
          <table:table-cell table:formula="of:=CHAR(IF(ROW([.F14])+COLUMN([.F14])+1+63&gt;90;ROW([.F14])+1+63-26;ROW([.F14])+COLUMN([.F14])+1+63))" office:value-type="string" office:string-value="T" calcext:value-type="string">
            <text:p>T</text:p>
          </table:table-cell>
          <table:table-cell table:formula="of:=CHAR(IF(ROW([.G14])+COLUMN([.G14])+1+63&gt;90;ROW([.G14])+1+63-26;ROW([.G14])+COLUMN([.G14])+1+63))" office:value-type="string" office:string-value="U" calcext:value-type="string">
            <text:p>U</text:p>
          </table:table-cell>
          <table:table-cell table:formula="of:=CHAR(IF(ROW([.H14])+COLUMN([.H14])+1+63&gt;90;ROW([.H14])+1+63-26;ROW([.H14])+COLUMN([.H14])+1+63))" office:value-type="string" office:string-value="V" calcext:value-type="string">
            <text:p>V</text:p>
          </table:table-cell>
          <table:table-cell table:formula="of:=CHAR(IF(ROW([.I14])+COLUMN([.I14])+1+63&gt;90;ROW([.I14])+1+63-26;ROW([.I14])+COLUMN([.I14])+1+63))" office:value-type="string" office:string-value="W" calcext:value-type="string">
            <text:p>W</text:p>
          </table:table-cell>
          <table:table-cell table:formula="of:=CHAR(IF(ROW([.J14])+COLUMN([.J14])+1+63&gt;90;ROW([.J14])+1+63-26;ROW([.J14])+COLUMN([.J14])+1+63))" office:value-type="string" office:string-value="X" calcext:value-type="string">
            <text:p>X</text:p>
          </table:table-cell>
          <table:table-cell table:formula="of:=CHAR(IF(ROW([.K14])+COLUMN([.K14])+1+63&gt;90;ROW([.K14])+1+63-26;ROW([.K14])+COLUMN([.K14])+1+63))" office:value-type="string" office:string-value="Y" calcext:value-type="string">
            <text:p>Y</text:p>
          </table:table-cell>
          <table:table-cell table:formula="of:=CHAR(IF(ROW([.L14])+COLUMN([.L14])+1+63&gt;90;ROW([.L14])+1+63-26;ROW([.L14])+COLUMN([.L14])+1+63))" office:value-type="string" office:string-value="Z" calcext:value-type="string">
            <text:p>Z</text:p>
          </table:table-cell>
          <table:table-cell table:formula="of:=CHAR(IF(ROW([.M14])+COLUMN([.M14])+1+63&gt;90;ROW([.M14])+1+63-26;ROW([.M14])+COLUMN([.M14])+1+63))" office:value-type="string" office:string-value="4" calcext:value-type="string">
            <text:p>4</text:p>
          </table:table-cell>
          <table:table-cell table:formula="of:=CHAR(IF(ROW([.N14])+COLUMN([.N14])+1+63&gt;90;ROW([.N14])+1+63-26;ROW([.N14])+COLUMN([.N14])+1+63))" office:value-type="string" office:string-value="4" calcext:value-type="string">
            <text:p>4</text:p>
          </table:table-cell>
          <table:table-cell table:formula="of:=CHAR(IF(ROW([.O14])+COLUMN([.O14])+1+63&gt;90;ROW([.O14])+1+63-26;ROW([.O14])+COLUMN([.O14])+1+63))" office:value-type="string" office:string-value="4" calcext:value-type="string">
            <text:p>4</text:p>
          </table:table-cell>
          <table:table-cell table:formula="of:=CHAR(IF(ROW([.P14])+COLUMN([.P14])+1+63&gt;90;ROW([.P14])+1+63-26;ROW([.P14])+COLUMN([.P14])+1+63))" office:value-type="string" office:string-value="4" calcext:value-type="string">
            <text:p>4</text:p>
          </table:table-cell>
          <table:table-cell table:formula="of:=CHAR(IF(ROW([.Q14])+COLUMN([.Q14])+1+63&gt;90;ROW([.Q14])+1+63-26;ROW([.Q14])+COLUMN([.Q14])+1+63))" office:value-type="string" office:string-value="4" calcext:value-type="string">
            <text:p>4</text:p>
          </table:table-cell>
          <table:table-cell table:formula="of:=CHAR(IF(ROW([.R14])+COLUMN([.R14])+1+63&gt;90;ROW([.R14])+1+63-26;ROW([.R14])+COLUMN([.R14])+1+63))" office:value-type="string" office:string-value="4" calcext:value-type="string">
            <text:p>4</text:p>
          </table:table-cell>
          <table:table-cell table:formula="of:=CHAR(IF(ROW([.S14])+COLUMN([.S14])+1+63&gt;90;ROW([.S14])+1+63-26;ROW([.S14])+COLUMN([.S14])+1+63))" office:value-type="string" office:string-value="4" calcext:value-type="string">
            <text:p>4</text:p>
          </table:table-cell>
          <table:table-cell table:formula="of:=CHAR(IF(ROW([.T14])+COLUMN([.T14])+1+63&gt;90;ROW([.T14])+1+63-26;ROW([.T14])+COLUMN([.T14])+1+63))" office:value-type="string" office:string-value="4" calcext:value-type="string">
            <text:p>4</text:p>
          </table:table-cell>
          <table:table-cell table:formula="of:=CHAR(IF(ROW([.U14])+COLUMN([.U14])+1+63&gt;90;ROW([.U14])+1+63-26;ROW([.U14])+COLUMN([.U14])+1+63))" office:value-type="string" office:string-value="4" calcext:value-type="string">
            <text:p>4</text:p>
          </table:table-cell>
          <table:table-cell table:formula="of:=CHAR(IF(ROW([.V14])+COLUMN([.V14])+1+63&gt;90;ROW([.V14])+1+63-26;ROW([.V14])+COLUMN([.V14])+1+63))" office:value-type="string" office:string-value="4" calcext:value-type="string">
            <text:p>4</text:p>
          </table:table-cell>
          <table:table-cell table:formula="of:=CHAR(IF(ROW([.W14])+COLUMN([.W14])+1+63&gt;90;ROW([.W14])+1+63-26;ROW([.W14])+COLUMN([.W14])+1+63))" office:value-type="string" office:string-value="4" calcext:value-type="string">
            <text:p>4</text:p>
          </table:table-cell>
          <table:table-cell table:formula="of:=CHAR(IF(ROW([.X14])+COLUMN([.X14])+1+63&gt;90;ROW([.X14])+1+63-26;ROW([.X14])+COLUMN([.X14])+1+63))" office:value-type="string" office:string-value="4" calcext:value-type="string">
            <text:p>4</text:p>
          </table:table-cell>
          <table:table-cell table:formula="of:=CHAR(IF(ROW([.Y14])+COLUMN([.Y14])+1+63&gt;90;ROW([.Y14])+1+63-26;ROW([.Y14])+COLUMN([.Y14])+1+63))" office:value-type="string" office:string-value="4" calcext:value-type="string">
            <text:p>4</text:p>
          </table:table-cell>
          <table:table-cell/>
          <table:table-cell office:value-type="string" calcext:value-type="string">
            <text:p>ADR.POŚR()</text:p>
          </table:table-cell>
          <table:table-cell table:number-columns-repeated="996"/>
        </table:table-row>
        <table:table-row table:style-name="ro1">
          <table:table-cell table:formula="of:=CHAR(CODE([.A14])+1)" office:value-type="string" office:string-value="O" calcext:value-type="string">
            <text:p>O</text:p>
          </table:table-cell>
          <table:table-cell table:formula="of:=CHAR(IF(ROW([.A15])+COLUMN([.A15])+1+63&gt;90;ROW([.A15])+1+63-26;ROW([.A15])+COLUMN([.A15])+1+63))" office:value-type="string" office:string-value="P" calcext:value-type="string">
            <text:p>P</text:p>
          </table:table-cell>
          <table:table-cell table:formula="of:=CHAR(IF(ROW([.B15])+COLUMN([.B15])+1+63&gt;90;ROW([.B15])+1+63-26;ROW([.B15])+COLUMN([.B15])+1+63))" office:value-type="string" office:string-value="Q" calcext:value-type="string">
            <text:p>Q</text:p>
          </table:table-cell>
          <table:table-cell table:formula="of:=CHAR(IF(ROW([.C15])+COLUMN([.C15])+1+63&gt;90;ROW([.C15])+1+63-26;ROW([.C15])+COLUMN([.C15])+1+63))" office:value-type="string" office:string-value="R" calcext:value-type="string">
            <text:p>R</text:p>
          </table:table-cell>
          <table:table-cell table:formula="of:=CHAR(IF(ROW([.D15])+COLUMN([.D15])+1+63&gt;90;ROW([.D15])+1+63-26;ROW([.D15])+COLUMN([.D15])+1+63))" office:value-type="string" office:string-value="S" calcext:value-type="string">
            <text:p>S</text:p>
          </table:table-cell>
          <table:table-cell table:formula="of:=CHAR(IF(ROW([.E15])+COLUMN([.E15])+1+63&gt;90;ROW([.E15])+1+63-26;ROW([.E15])+COLUMN([.E15])+1+63))" office:value-type="string" office:string-value="T" calcext:value-type="string">
            <text:p>T</text:p>
          </table:table-cell>
          <table:table-cell table:formula="of:=CHAR(IF(ROW([.F15])+COLUMN([.F15])+1+63&gt;90;ROW([.F15])+1+63-26;ROW([.F15])+COLUMN([.F15])+1+63))" office:value-type="string" office:string-value="U" calcext:value-type="string">
            <text:p>U</text:p>
          </table:table-cell>
          <table:table-cell table:formula="of:=CHAR(IF(ROW([.G15])+COLUMN([.G15])+1+63&gt;90;ROW([.G15])+1+63-26;ROW([.G15])+COLUMN([.G15])+1+63))" office:value-type="string" office:string-value="V" calcext:value-type="string">
            <text:p>V</text:p>
          </table:table-cell>
          <table:table-cell table:formula="of:=CHAR(IF(ROW([.H15])+COLUMN([.H15])+1+63&gt;90;ROW([.H15])+1+63-26;ROW([.H15])+COLUMN([.H15])+1+63))" office:value-type="string" office:string-value="W" calcext:value-type="string">
            <text:p>W</text:p>
          </table:table-cell>
          <table:table-cell table:formula="of:=CHAR(IF(ROW([.I15])+COLUMN([.I15])+1+63&gt;90;ROW([.I15])+1+63-26;ROW([.I15])+COLUMN([.I15])+1+63))" office:value-type="string" office:string-value="X" calcext:value-type="string">
            <text:p>X</text:p>
          </table:table-cell>
          <table:table-cell table:formula="of:=CHAR(IF(ROW([.J15])+COLUMN([.J15])+1+63&gt;90;ROW([.J15])+1+63-26;ROW([.J15])+COLUMN([.J15])+1+63))" office:value-type="string" office:string-value="Y" calcext:value-type="string">
            <text:p>Y</text:p>
          </table:table-cell>
          <table:table-cell table:formula="of:=CHAR(IF(ROW([.K15])+COLUMN([.K15])+1+63&gt;90;ROW([.K15])+1+63-26;ROW([.K15])+COLUMN([.K15])+1+63))" office:value-type="string" office:string-value="Z" calcext:value-type="string">
            <text:p>Z</text:p>
          </table:table-cell>
          <table:table-cell table:formula="of:=CHAR(IF(ROW([.L15])+COLUMN([.L15])+1+63&gt;90;ROW([.L15])+1+63-26;ROW([.L15])+COLUMN([.L15])+1+63))" office:value-type="string" office:string-value="5" calcext:value-type="string">
            <text:p>5</text:p>
          </table:table-cell>
          <table:table-cell table:formula="of:=CHAR(IF(ROW([.M15])+COLUMN([.M15])+1+63&gt;90;ROW([.M15])+1+63-26;ROW([.M15])+COLUMN([.M15])+1+63))" office:value-type="string" office:string-value="5" calcext:value-type="string">
            <text:p>5</text:p>
          </table:table-cell>
          <table:table-cell table:formula="of:=CHAR(IF(ROW([.N15])+COLUMN([.N15])+1+63&gt;90;ROW([.N15])+1+63-26;ROW([.N15])+COLUMN([.N15])+1+63))" office:value-type="string" office:string-value="5" calcext:value-type="string">
            <text:p>5</text:p>
          </table:table-cell>
          <table:table-cell table:formula="of:=CHAR(IF(ROW([.O15])+COLUMN([.O15])+1+63&gt;90;ROW([.O15])+1+63-26;ROW([.O15])+COLUMN([.O15])+1+63))" office:value-type="string" office:string-value="5" calcext:value-type="string">
            <text:p>5</text:p>
          </table:table-cell>
          <table:table-cell table:formula="of:=CHAR(IF(ROW([.P15])+COLUMN([.P15])+1+63&gt;90;ROW([.P15])+1+63-26;ROW([.P15])+COLUMN([.P15])+1+63))" office:value-type="string" office:string-value="5" calcext:value-type="string">
            <text:p>5</text:p>
          </table:table-cell>
          <table:table-cell table:formula="of:=CHAR(IF(ROW([.Q15])+COLUMN([.Q15])+1+63&gt;90;ROW([.Q15])+1+63-26;ROW([.Q15])+COLUMN([.Q15])+1+63))" office:value-type="string" office:string-value="5" calcext:value-type="string">
            <text:p>5</text:p>
          </table:table-cell>
          <table:table-cell table:formula="of:=CHAR(IF(ROW([.R15])+COLUMN([.R15])+1+63&gt;90;ROW([.R15])+1+63-26;ROW([.R15])+COLUMN([.R15])+1+63))" office:value-type="string" office:string-value="5" calcext:value-type="string">
            <text:p>5</text:p>
          </table:table-cell>
          <table:table-cell table:formula="of:=CHAR(IF(ROW([.S15])+COLUMN([.S15])+1+63&gt;90;ROW([.S15])+1+63-26;ROW([.S15])+COLUMN([.S15])+1+63))" office:value-type="string" office:string-value="5" calcext:value-type="string">
            <text:p>5</text:p>
          </table:table-cell>
          <table:table-cell table:formula="of:=CHAR(IF(ROW([.T15])+COLUMN([.T15])+1+63&gt;90;ROW([.T15])+1+63-26;ROW([.T15])+COLUMN([.T15])+1+63))" office:value-type="string" office:string-value="5" calcext:value-type="string">
            <text:p>5</text:p>
          </table:table-cell>
          <table:table-cell table:formula="of:=CHAR(IF(ROW([.U15])+COLUMN([.U15])+1+63&gt;90;ROW([.U15])+1+63-26;ROW([.U15])+COLUMN([.U15])+1+63))" office:value-type="string" office:string-value="5" calcext:value-type="string">
            <text:p>5</text:p>
          </table:table-cell>
          <table:table-cell table:formula="of:=CHAR(IF(ROW([.V15])+COLUMN([.V15])+1+63&gt;90;ROW([.V15])+1+63-26;ROW([.V15])+COLUMN([.V15])+1+63))" office:value-type="string" office:string-value="5" calcext:value-type="string">
            <text:p>5</text:p>
          </table:table-cell>
          <table:table-cell table:formula="of:=CHAR(IF(ROW([.W15])+COLUMN([.W15])+1+63&gt;90;ROW([.W15])+1+63-26;ROW([.W15])+COLUMN([.W15])+1+63))" office:value-type="string" office:string-value="5" calcext:value-type="string">
            <text:p>5</text:p>
          </table:table-cell>
          <table:table-cell table:formula="of:=CHAR(IF(ROW([.X15])+COLUMN([.X15])+1+63&gt;90;ROW([.X15])+1+63-26;ROW([.X15])+COLUMN([.X15])+1+63))" office:value-type="string" office:string-value="5" calcext:value-type="string">
            <text:p>5</text:p>
          </table:table-cell>
          <table:table-cell table:formula="of:=CHAR(IF(ROW([.Y15])+COLUMN([.Y15])+1+63&gt;90;ROW([.Y15])+1+63-26;ROW([.Y15])+COLUMN([.Y15])+1+63))" office:value-type="string" office:string-value="5" calcext:value-type="string">
            <text:p>5</text:p>
          </table:table-cell>
          <table:table-cell table:number-columns-repeated="998"/>
        </table:table-row>
        <table:table-row table:style-name="ro1">
          <table:table-cell table:formula="of:=CHAR(CODE([.A15])+1)" office:value-type="string" office:string-value="P" calcext:value-type="string">
            <text:p>P</text:p>
          </table:table-cell>
          <table:table-cell table:formula="of:=CHAR(IF(ROW([.A16])+COLUMN([.A16])+1+63&gt;90;ROW([.A16])+1+63-26;ROW([.A16])+COLUMN([.A16])+1+63))" office:value-type="string" office:string-value="Q" calcext:value-type="string">
            <text:p>Q</text:p>
          </table:table-cell>
          <table:table-cell table:formula="of:=CHAR(IF(ROW([.B16])+COLUMN([.B16])+1+63&gt;90;ROW([.B16])+1+63-26;ROW([.B16])+COLUMN([.B16])+1+63))" office:value-type="string" office:string-value="R" calcext:value-type="string">
            <text:p>R</text:p>
          </table:table-cell>
          <table:table-cell table:formula="of:=CHAR(IF(ROW([.C16])+COLUMN([.C16])+1+63&gt;90;ROW([.C16])+1+63-26;ROW([.C16])+COLUMN([.C16])+1+63))" office:value-type="string" office:string-value="S" calcext:value-type="string">
            <text:p>S</text:p>
          </table:table-cell>
          <table:table-cell table:formula="of:=CHAR(IF(ROW([.D16])+COLUMN([.D16])+1+63&gt;90;ROW([.D16])+1+63-26;ROW([.D16])+COLUMN([.D16])+1+63))" office:value-type="string" office:string-value="T" calcext:value-type="string">
            <text:p>T</text:p>
          </table:table-cell>
          <table:table-cell table:formula="of:=CHAR(IF(ROW([.E16])+COLUMN([.E16])+1+63&gt;90;ROW([.E16])+1+63-26;ROW([.E16])+COLUMN([.E16])+1+63))" office:value-type="string" office:string-value="U" calcext:value-type="string">
            <text:p>U</text:p>
          </table:table-cell>
          <table:table-cell table:formula="of:=CHAR(IF(ROW([.F16])+COLUMN([.F16])+1+63&gt;90;ROW([.F16])+1+63-26;ROW([.F16])+COLUMN([.F16])+1+63))" office:value-type="string" office:string-value="V" calcext:value-type="string">
            <text:p>V</text:p>
          </table:table-cell>
          <table:table-cell table:formula="of:=CHAR(IF(ROW([.G16])+COLUMN([.G16])+1+63&gt;90;ROW([.G16])+1+63-26;ROW([.G16])+COLUMN([.G16])+1+63))" office:value-type="string" office:string-value="W" calcext:value-type="string">
            <text:p>W</text:p>
          </table:table-cell>
          <table:table-cell table:formula="of:=CHAR(IF(ROW([.H16])+COLUMN([.H16])+1+63&gt;90;ROW([.H16])+1+63-26;ROW([.H16])+COLUMN([.H16])+1+63))" office:value-type="string" office:string-value="X" calcext:value-type="string">
            <text:p>X</text:p>
          </table:table-cell>
          <table:table-cell table:formula="of:=CHAR(IF(ROW([.I16])+COLUMN([.I16])+1+63&gt;90;ROW([.I16])+1+63-26;ROW([.I16])+COLUMN([.I16])+1+63))" office:value-type="string" office:string-value="Y" calcext:value-type="string">
            <text:p>Y</text:p>
          </table:table-cell>
          <table:table-cell table:formula="of:=CHAR(IF(ROW([.J16])+COLUMN([.J16])+1+63&gt;90;ROW([.J16])+1+63-26;ROW([.J16])+COLUMN([.J16])+1+63))" office:value-type="string" office:string-value="Z" calcext:value-type="string">
            <text:p>Z</text:p>
          </table:table-cell>
          <table:table-cell table:formula="of:=CHAR(IF(ROW([.K16])+COLUMN([.K16])+1+63&gt;90;ROW([.K16])+1+63-26;ROW([.K16])+COLUMN([.K16])+1+63))" office:value-type="string" office:string-value="6" calcext:value-type="string">
            <text:p>6</text:p>
          </table:table-cell>
          <table:table-cell table:formula="of:=CHAR(IF(ROW([.L16])+COLUMN([.L16])+1+63&gt;90;ROW([.L16])+1+63-26;ROW([.L16])+COLUMN([.L16])+1+63))" office:value-type="string" office:string-value="6" calcext:value-type="string">
            <text:p>6</text:p>
          </table:table-cell>
          <table:table-cell table:formula="of:=CHAR(IF(ROW([.M16])+COLUMN([.M16])+1+63&gt;90;ROW([.M16])+1+63-26;ROW([.M16])+COLUMN([.M16])+1+63))" office:value-type="string" office:string-value="6" calcext:value-type="string">
            <text:p>6</text:p>
          </table:table-cell>
          <table:table-cell table:formula="of:=CHAR(IF(ROW([.N16])+COLUMN([.N16])+1+63&gt;90;ROW([.N16])+1+63-26;ROW([.N16])+COLUMN([.N16])+1+63))" office:value-type="string" office:string-value="6" calcext:value-type="string">
            <text:p>6</text:p>
          </table:table-cell>
          <table:table-cell table:formula="of:=CHAR(IF(ROW([.O16])+COLUMN([.O16])+1+63&gt;90;ROW([.O16])+1+63-26;ROW([.O16])+COLUMN([.O16])+1+63))" office:value-type="string" office:string-value="6" calcext:value-type="string">
            <text:p>6</text:p>
          </table:table-cell>
          <table:table-cell table:formula="of:=CHAR(IF(ROW([.P16])+COLUMN([.P16])+1+63&gt;90;ROW([.P16])+1+63-26;ROW([.P16])+COLUMN([.P16])+1+63))" office:value-type="string" office:string-value="6" calcext:value-type="string">
            <text:p>6</text:p>
          </table:table-cell>
          <table:table-cell table:formula="of:=CHAR(IF(ROW([.Q16])+COLUMN([.Q16])+1+63&gt;90;ROW([.Q16])+1+63-26;ROW([.Q16])+COLUMN([.Q16])+1+63))" office:value-type="string" office:string-value="6" calcext:value-type="string">
            <text:p>6</text:p>
          </table:table-cell>
          <table:table-cell table:formula="of:=CHAR(IF(ROW([.R16])+COLUMN([.R16])+1+63&gt;90;ROW([.R16])+1+63-26;ROW([.R16])+COLUMN([.R16])+1+63))" office:value-type="string" office:string-value="6" calcext:value-type="string">
            <text:p>6</text:p>
          </table:table-cell>
          <table:table-cell table:formula="of:=CHAR(IF(ROW([.S16])+COLUMN([.S16])+1+63&gt;90;ROW([.S16])+1+63-26;ROW([.S16])+COLUMN([.S16])+1+63))" office:value-type="string" office:string-value="6" calcext:value-type="string">
            <text:p>6</text:p>
          </table:table-cell>
          <table:table-cell table:formula="of:=CHAR(IF(ROW([.T16])+COLUMN([.T16])+1+63&gt;90;ROW([.T16])+1+63-26;ROW([.T16])+COLUMN([.T16])+1+63))" office:value-type="string" office:string-value="6" calcext:value-type="string">
            <text:p>6</text:p>
          </table:table-cell>
          <table:table-cell table:formula="of:=CHAR(IF(ROW([.U16])+COLUMN([.U16])+1+63&gt;90;ROW([.U16])+1+63-26;ROW([.U16])+COLUMN([.U16])+1+63))" office:value-type="string" office:string-value="6" calcext:value-type="string">
            <text:p>6</text:p>
          </table:table-cell>
          <table:table-cell table:formula="of:=CHAR(IF(ROW([.V16])+COLUMN([.V16])+1+63&gt;90;ROW([.V16])+1+63-26;ROW([.V16])+COLUMN([.V16])+1+63))" office:value-type="string" office:string-value="6" calcext:value-type="string">
            <text:p>6</text:p>
          </table:table-cell>
          <table:table-cell table:formula="of:=CHAR(IF(ROW([.W16])+COLUMN([.W16])+1+63&gt;90;ROW([.W16])+1+63-26;ROW([.W16])+COLUMN([.W16])+1+63))" office:value-type="string" office:string-value="6" calcext:value-type="string">
            <text:p>6</text:p>
          </table:table-cell>
          <table:table-cell table:formula="of:=CHAR(IF(ROW([.X16])+COLUMN([.X16])+1+63&gt;90;ROW([.X16])+1+63-26;ROW([.X16])+COLUMN([.X16])+1+63))" office:value-type="string" office:string-value="6" calcext:value-type="string">
            <text:p>6</text:p>
          </table:table-cell>
          <table:table-cell table:formula="of:=CHAR(IF(ROW([.Y16])+COLUMN([.Y16])+1+63&gt;90;ROW([.Y16])+1+63-26;ROW([.Y16])+COLUMN([.Y16])+1+63))" office:value-type="string" office:string-value="6" calcext:value-type="string">
            <text:p>6</text:p>
          </table:table-cell>
          <table:table-cell table:number-columns-repeated="998"/>
        </table:table-row>
        <table:table-row table:style-name="ro1">
          <table:table-cell table:formula="of:=CHAR(CODE([.A16])+1)" office:value-type="string" office:string-value="Q" calcext:value-type="string">
            <text:p>Q</text:p>
          </table:table-cell>
          <table:table-cell table:formula="of:=CHAR(IF(ROW([.A17])+COLUMN([.A17])+1+63&gt;90;ROW([.A17])+1+63-26;ROW([.A17])+COLUMN([.A17])+1+63))" office:value-type="string" office:string-value="R" calcext:value-type="string">
            <text:p>R</text:p>
          </table:table-cell>
          <table:table-cell table:formula="of:=CHAR(IF(ROW([.B17])+COLUMN([.B17])+1+63&gt;90;ROW([.B17])+1+63-26;ROW([.B17])+COLUMN([.B17])+1+63))" office:value-type="string" office:string-value="S" calcext:value-type="string">
            <text:p>S</text:p>
          </table:table-cell>
          <table:table-cell table:formula="of:=CHAR(IF(ROW([.C17])+COLUMN([.C17])+1+63&gt;90;ROW([.C17])+1+63-26;ROW([.C17])+COLUMN([.C17])+1+63))" office:value-type="string" office:string-value="T" calcext:value-type="string">
            <text:p>T</text:p>
          </table:table-cell>
          <table:table-cell table:formula="of:=CHAR(IF(ROW([.D17])+COLUMN([.D17])+1+63&gt;90;ROW([.D17])+1+63-26;ROW([.D17])+COLUMN([.D17])+1+63))" office:value-type="string" office:string-value="U" calcext:value-type="string">
            <text:p>U</text:p>
          </table:table-cell>
          <table:table-cell table:formula="of:=CHAR(IF(ROW([.E17])+COLUMN([.E17])+1+63&gt;90;ROW([.E17])+1+63-26;ROW([.E17])+COLUMN([.E17])+1+63))" office:value-type="string" office:string-value="V" calcext:value-type="string">
            <text:p>V</text:p>
          </table:table-cell>
          <table:table-cell table:formula="of:=CHAR(IF(ROW([.F17])+COLUMN([.F17])+1+63&gt;90;ROW([.F17])+1+63-26;ROW([.F17])+COLUMN([.F17])+1+63))" office:value-type="string" office:string-value="W" calcext:value-type="string">
            <text:p>W</text:p>
          </table:table-cell>
          <table:table-cell table:formula="of:=CHAR(IF(ROW([.G17])+COLUMN([.G17])+1+63&gt;90;ROW([.G17])+1+63-26;ROW([.G17])+COLUMN([.G17])+1+63))" office:value-type="string" office:string-value="X" calcext:value-type="string">
            <text:p>X</text:p>
          </table:table-cell>
          <table:table-cell table:formula="of:=CHAR(IF(ROW([.H17])+COLUMN([.H17])+1+63&gt;90;ROW([.H17])+1+63-26;ROW([.H17])+COLUMN([.H17])+1+63))" office:value-type="string" office:string-value="Y" calcext:value-type="string">
            <text:p>Y</text:p>
          </table:table-cell>
          <table:table-cell table:formula="of:=CHAR(IF(ROW([.I17])+COLUMN([.I17])+1+63&gt;90;ROW([.I17])+1+63-26;ROW([.I17])+COLUMN([.I17])+1+63))" office:value-type="string" office:string-value="Z" calcext:value-type="string">
            <text:p>Z</text:p>
          </table:table-cell>
          <table:table-cell table:formula="of:=CHAR(IF(ROW([.J17])+COLUMN([.J17])+1+63&gt;90;ROW([.J17])+1+63-26;ROW([.J17])+COLUMN([.J17])+1+63))" office:value-type="string" office:string-value="7" calcext:value-type="string">
            <text:p>7</text:p>
          </table:table-cell>
          <table:table-cell table:formula="of:=CHAR(IF(ROW([.K17])+COLUMN([.K17])+1+63&gt;90;ROW([.K17])+1+63-26;ROW([.K17])+COLUMN([.K17])+1+63))" office:value-type="string" office:string-value="7" calcext:value-type="string">
            <text:p>7</text:p>
          </table:table-cell>
          <table:table-cell table:formula="of:=CHAR(IF(ROW([.L17])+COLUMN([.L17])+1+63&gt;90;ROW([.L17])+1+63-26;ROW([.L17])+COLUMN([.L17])+1+63))" office:value-type="string" office:string-value="7" calcext:value-type="string">
            <text:p>7</text:p>
          </table:table-cell>
          <table:table-cell table:formula="of:=CHAR(IF(ROW([.M17])+COLUMN([.M17])+1+63&gt;90;ROW([.M17])+1+63-26;ROW([.M17])+COLUMN([.M17])+1+63))" office:value-type="string" office:string-value="7" calcext:value-type="string">
            <text:p>7</text:p>
          </table:table-cell>
          <table:table-cell table:formula="of:=CHAR(IF(ROW([.N17])+COLUMN([.N17])+1+63&gt;90;ROW([.N17])+1+63-26;ROW([.N17])+COLUMN([.N17])+1+63))" office:value-type="string" office:string-value="7" calcext:value-type="string">
            <text:p>7</text:p>
          </table:table-cell>
          <table:table-cell table:formula="of:=CHAR(IF(ROW([.O17])+COLUMN([.O17])+1+63&gt;90;ROW([.O17])+1+63-26;ROW([.O17])+COLUMN([.O17])+1+63))" office:value-type="string" office:string-value="7" calcext:value-type="string">
            <text:p>7</text:p>
          </table:table-cell>
          <table:table-cell table:formula="of:=CHAR(IF(ROW([.P17])+COLUMN([.P17])+1+63&gt;90;ROW([.P17])+1+63-26;ROW([.P17])+COLUMN([.P17])+1+63))" office:value-type="string" office:string-value="7" calcext:value-type="string">
            <text:p>7</text:p>
          </table:table-cell>
          <table:table-cell table:formula="of:=CHAR(IF(ROW([.Q17])+COLUMN([.Q17])+1+63&gt;90;ROW([.Q17])+1+63-26;ROW([.Q17])+COLUMN([.Q17])+1+63))" office:value-type="string" office:string-value="7" calcext:value-type="string">
            <text:p>7</text:p>
          </table:table-cell>
          <table:table-cell table:formula="of:=CHAR(IF(ROW([.R17])+COLUMN([.R17])+1+63&gt;90;ROW([.R17])+1+63-26;ROW([.R17])+COLUMN([.R17])+1+63))" office:value-type="string" office:string-value="7" calcext:value-type="string">
            <text:p>7</text:p>
          </table:table-cell>
          <table:table-cell table:formula="of:=CHAR(IF(ROW([.S17])+COLUMN([.S17])+1+63&gt;90;ROW([.S17])+1+63-26;ROW([.S17])+COLUMN([.S17])+1+63))" office:value-type="string" office:string-value="7" calcext:value-type="string">
            <text:p>7</text:p>
          </table:table-cell>
          <table:table-cell table:formula="of:=CHAR(IF(ROW([.T17])+COLUMN([.T17])+1+63&gt;90;ROW([.T17])+1+63-26;ROW([.T17])+COLUMN([.T17])+1+63))" office:value-type="string" office:string-value="7" calcext:value-type="string">
            <text:p>7</text:p>
          </table:table-cell>
          <table:table-cell table:formula="of:=CHAR(IF(ROW([.U17])+COLUMN([.U17])+1+63&gt;90;ROW([.U17])+1+63-26;ROW([.U17])+COLUMN([.U17])+1+63))" office:value-type="string" office:string-value="7" calcext:value-type="string">
            <text:p>7</text:p>
          </table:table-cell>
          <table:table-cell table:formula="of:=CHAR(IF(ROW([.V17])+COLUMN([.V17])+1+63&gt;90;ROW([.V17])+1+63-26;ROW([.V17])+COLUMN([.V17])+1+63))" office:value-type="string" office:string-value="7" calcext:value-type="string">
            <text:p>7</text:p>
          </table:table-cell>
          <table:table-cell table:formula="of:=CHAR(IF(ROW([.W17])+COLUMN([.W17])+1+63&gt;90;ROW([.W17])+1+63-26;ROW([.W17])+COLUMN([.W17])+1+63))" office:value-type="string" office:string-value="7" calcext:value-type="string">
            <text:p>7</text:p>
          </table:table-cell>
          <table:table-cell table:formula="of:=CHAR(IF(ROW([.X17])+COLUMN([.X17])+1+63&gt;90;ROW([.X17])+1+63-26;ROW([.X17])+COLUMN([.X17])+1+63))" office:value-type="string" office:string-value="7" calcext:value-type="string">
            <text:p>7</text:p>
          </table:table-cell>
          <table:table-cell table:formula="of:=CHAR(IF(ROW([.Y17])+COLUMN([.Y17])+1+63&gt;90;ROW([.Y17])+1+63-26;ROW([.Y17])+COLUMN([.Y17])+1+63))" office:value-type="string" office:string-value="7" calcext:value-type="string">
            <text:p>7</text:p>
          </table:table-cell>
          <table:table-cell table:number-columns-repeated="998"/>
        </table:table-row>
        <table:table-row table:style-name="ro1">
          <table:table-cell table:formula="of:=CHAR(CODE([.A17])+1)" office:value-type="string" office:string-value="R" calcext:value-type="string">
            <text:p>R</text:p>
          </table:table-cell>
          <table:table-cell table:formula="of:=CHAR(IF(ROW([.A18])+COLUMN([.A18])+1+63&gt;90;ROW([.A18])+1+63-26;ROW([.A18])+COLUMN([.A18])+1+63))" office:value-type="string" office:string-value="S" calcext:value-type="string">
            <text:p>S</text:p>
          </table:table-cell>
          <table:table-cell table:formula="of:=CHAR(IF(ROW([.B18])+COLUMN([.B18])+1+63&gt;90;ROW([.B18])+1+63-26;ROW([.B18])+COLUMN([.B18])+1+63))" office:value-type="string" office:string-value="T" calcext:value-type="string">
            <text:p>T</text:p>
          </table:table-cell>
          <table:table-cell table:formula="of:=CHAR(IF(ROW([.C18])+COLUMN([.C18])+1+63&gt;90;ROW([.C18])+1+63-26;ROW([.C18])+COLUMN([.C18])+1+63))" office:value-type="string" office:string-value="U" calcext:value-type="string">
            <text:p>U</text:p>
          </table:table-cell>
          <table:table-cell table:formula="of:=CHAR(IF(ROW([.D18])+COLUMN([.D18])+1+63&gt;90;ROW([.D18])+1+63-26;ROW([.D18])+COLUMN([.D18])+1+63))" office:value-type="string" office:string-value="V" calcext:value-type="string">
            <text:p>V</text:p>
          </table:table-cell>
          <table:table-cell table:formula="of:=CHAR(IF(ROW([.E18])+COLUMN([.E18])+1+63&gt;90;ROW([.E18])+1+63-26;ROW([.E18])+COLUMN([.E18])+1+63))" office:value-type="string" office:string-value="W" calcext:value-type="string">
            <text:p>W</text:p>
          </table:table-cell>
          <table:table-cell table:formula="of:=CHAR(IF(ROW([.F18])+COLUMN([.F18])+1+63&gt;90;ROW([.F18])+1+63-26;ROW([.F18])+COLUMN([.F18])+1+63))" office:value-type="string" office:string-value="X" calcext:value-type="string">
            <text:p>X</text:p>
          </table:table-cell>
          <table:table-cell table:formula="of:=CHAR(IF(ROW([.G18])+COLUMN([.G18])+1+63&gt;90;ROW([.G18])+1+63-26;ROW([.G18])+COLUMN([.G18])+1+63))" office:value-type="string" office:string-value="Y" calcext:value-type="string">
            <text:p>Y</text:p>
          </table:table-cell>
          <table:table-cell table:formula="of:=CHAR(IF(ROW([.H18])+COLUMN([.H18])+1+63&gt;90;ROW([.H18])+1+63-26;ROW([.H18])+COLUMN([.H18])+1+63))" office:value-type="string" office:string-value="Z" calcext:value-type="string">
            <text:p>Z</text:p>
          </table:table-cell>
          <table:table-cell table:formula="of:=CHAR(IF(ROW([.I18])+COLUMN([.I18])+1+63&gt;90;ROW([.I18])+1+63-26;ROW([.I18])+COLUMN([.I18])+1+63))" office:value-type="string" office:string-value="8" calcext:value-type="string">
            <text:p>8</text:p>
          </table:table-cell>
          <table:table-cell table:formula="of:=CHAR(IF(ROW([.J18])+COLUMN([.J18])+1+63&gt;90;ROW([.J18])+1+63-26;ROW([.J18])+COLUMN([.J18])+1+63))" office:value-type="string" office:string-value="8" calcext:value-type="string">
            <text:p>8</text:p>
          </table:table-cell>
          <table:table-cell table:formula="of:=CHAR(IF(ROW([.K18])+COLUMN([.K18])+1+63&gt;90;ROW([.K18])+1+63-26;ROW([.K18])+COLUMN([.K18])+1+63))" office:value-type="string" office:string-value="8" calcext:value-type="string">
            <text:p>8</text:p>
          </table:table-cell>
          <table:table-cell table:formula="of:=CHAR(IF(ROW([.L18])+COLUMN([.L18])+1+63&gt;90;ROW([.L18])+1+63-26;ROW([.L18])+COLUMN([.L18])+1+63))" office:value-type="string" office:string-value="8" calcext:value-type="string">
            <text:p>8</text:p>
          </table:table-cell>
          <table:table-cell table:formula="of:=CHAR(IF(ROW([.M18])+COLUMN([.M18])+1+63&gt;90;ROW([.M18])+1+63-26;ROW([.M18])+COLUMN([.M18])+1+63))" office:value-type="string" office:string-value="8" calcext:value-type="string">
            <text:p>8</text:p>
          </table:table-cell>
          <table:table-cell table:formula="of:=CHAR(IF(ROW([.N18])+COLUMN([.N18])+1+63&gt;90;ROW([.N18])+1+63-26;ROW([.N18])+COLUMN([.N18])+1+63))" office:value-type="string" office:string-value="8" calcext:value-type="string">
            <text:p>8</text:p>
          </table:table-cell>
          <table:table-cell table:formula="of:=CHAR(IF(ROW([.O18])+COLUMN([.O18])+1+63&gt;90;ROW([.O18])+1+63-26;ROW([.O18])+COLUMN([.O18])+1+63))" office:value-type="string" office:string-value="8" calcext:value-type="string">
            <text:p>8</text:p>
          </table:table-cell>
          <table:table-cell table:formula="of:=CHAR(IF(ROW([.P18])+COLUMN([.P18])+1+63&gt;90;ROW([.P18])+1+63-26;ROW([.P18])+COLUMN([.P18])+1+63))" office:value-type="string" office:string-value="8" calcext:value-type="string">
            <text:p>8</text:p>
          </table:table-cell>
          <table:table-cell table:formula="of:=CHAR(IF(ROW([.Q18])+COLUMN([.Q18])+1+63&gt;90;ROW([.Q18])+1+63-26;ROW([.Q18])+COLUMN([.Q18])+1+63))" office:value-type="string" office:string-value="8" calcext:value-type="string">
            <text:p>8</text:p>
          </table:table-cell>
          <table:table-cell table:formula="of:=CHAR(IF(ROW([.R18])+COLUMN([.R18])+1+63&gt;90;ROW([.R18])+1+63-26;ROW([.R18])+COLUMN([.R18])+1+63))" office:value-type="string" office:string-value="8" calcext:value-type="string">
            <text:p>8</text:p>
          </table:table-cell>
          <table:table-cell table:formula="of:=CHAR(IF(ROW([.S18])+COLUMN([.S18])+1+63&gt;90;ROW([.S18])+1+63-26;ROW([.S18])+COLUMN([.S18])+1+63))" office:value-type="string" office:string-value="8" calcext:value-type="string">
            <text:p>8</text:p>
          </table:table-cell>
          <table:table-cell table:formula="of:=CHAR(IF(ROW([.T18])+COLUMN([.T18])+1+63&gt;90;ROW([.T18])+1+63-26;ROW([.T18])+COLUMN([.T18])+1+63))" office:value-type="string" office:string-value="8" calcext:value-type="string">
            <text:p>8</text:p>
          </table:table-cell>
          <table:table-cell table:formula="of:=CHAR(IF(ROW([.U18])+COLUMN([.U18])+1+63&gt;90;ROW([.U18])+1+63-26;ROW([.U18])+COLUMN([.U18])+1+63))" office:value-type="string" office:string-value="8" calcext:value-type="string">
            <text:p>8</text:p>
          </table:table-cell>
          <table:table-cell table:formula="of:=CHAR(IF(ROW([.V18])+COLUMN([.V18])+1+63&gt;90;ROW([.V18])+1+63-26;ROW([.V18])+COLUMN([.V18])+1+63))" office:value-type="string" office:string-value="8" calcext:value-type="string">
            <text:p>8</text:p>
          </table:table-cell>
          <table:table-cell table:formula="of:=CHAR(IF(ROW([.W18])+COLUMN([.W18])+1+63&gt;90;ROW([.W18])+1+63-26;ROW([.W18])+COLUMN([.W18])+1+63))" office:value-type="string" office:string-value="8" calcext:value-type="string">
            <text:p>8</text:p>
          </table:table-cell>
          <table:table-cell table:formula="of:=CHAR(IF(ROW([.X18])+COLUMN([.X18])+1+63&gt;90;ROW([.X18])+1+63-26;ROW([.X18])+COLUMN([.X18])+1+63))" office:value-type="string" office:string-value="8" calcext:value-type="string">
            <text:p>8</text:p>
          </table:table-cell>
          <table:table-cell table:formula="of:=CHAR(IF(ROW([.Y18])+COLUMN([.Y18])+1+63&gt;90;ROW([.Y18])+1+63-26;ROW([.Y18])+COLUMN([.Y18])+1+63))" office:value-type="string" office:string-value="8" calcext:value-type="string">
            <text:p>8</text:p>
          </table:table-cell>
          <table:table-cell table:number-columns-repeated="998"/>
        </table:table-row>
        <table:table-row table:style-name="ro1">
          <table:table-cell table:formula="of:=CHAR(CODE([.A18])+1)" office:value-type="string" office:string-value="S" calcext:value-type="string">
            <text:p>S</text:p>
          </table:table-cell>
          <table:table-cell table:formula="of:=CHAR(IF(ROW([.A19])+COLUMN([.A19])+1+63&gt;90;ROW([.A19])+1+63-26;ROW([.A19])+COLUMN([.A19])+1+63))" office:value-type="string" office:string-value="T" calcext:value-type="string">
            <text:p>T</text:p>
          </table:table-cell>
          <table:table-cell table:formula="of:=CHAR(IF(ROW([.B19])+COLUMN([.B19])+1+63&gt;90;ROW([.B19])+1+63-26;ROW([.B19])+COLUMN([.B19])+1+63))" office:value-type="string" office:string-value="U" calcext:value-type="string">
            <text:p>U</text:p>
          </table:table-cell>
          <table:table-cell table:formula="of:=CHAR(IF(ROW([.C19])+COLUMN([.C19])+1+63&gt;90;ROW([.C19])+1+63-26;ROW([.C19])+COLUMN([.C19])+1+63))" office:value-type="string" office:string-value="V" calcext:value-type="string">
            <text:p>V</text:p>
          </table:table-cell>
          <table:table-cell table:formula="of:=CHAR(IF(ROW([.D19])+COLUMN([.D19])+1+63&gt;90;ROW([.D19])+1+63-26;ROW([.D19])+COLUMN([.D19])+1+63))" office:value-type="string" office:string-value="W" calcext:value-type="string">
            <text:p>W</text:p>
          </table:table-cell>
          <table:table-cell table:formula="of:=CHAR(IF(ROW([.E19])+COLUMN([.E19])+1+63&gt;90;ROW([.E19])+1+63-26;ROW([.E19])+COLUMN([.E19])+1+63))" office:value-type="string" office:string-value="X" calcext:value-type="string">
            <text:p>X</text:p>
          </table:table-cell>
          <table:table-cell table:formula="of:=CHAR(IF(ROW([.F19])+COLUMN([.F19])+1+63&gt;90;ROW([.F19])+1+63-26;ROW([.F19])+COLUMN([.F19])+1+63))" office:value-type="string" office:string-value="Y" calcext:value-type="string">
            <text:p>Y</text:p>
          </table:table-cell>
          <table:table-cell table:formula="of:=CHAR(IF(ROW([.G19])+COLUMN([.G19])+1+63&gt;90;ROW([.G19])+1+63-26;ROW([.G19])+COLUMN([.G19])+1+63))" office:value-type="string" office:string-value="Z" calcext:value-type="string">
            <text:p>Z</text:p>
          </table:table-cell>
          <table:table-cell table:formula="of:=CHAR(IF(ROW([.H19])+COLUMN([.H19])+1+63&gt;90;ROW([.H19])+1+63-26;ROW([.H19])+COLUMN([.H19])+1+63))" office:value-type="string" office:string-value="9" calcext:value-type="string">
            <text:p>9</text:p>
          </table:table-cell>
          <table:table-cell table:formula="of:=CHAR(IF(ROW([.I19])+COLUMN([.I19])+1+63&gt;90;ROW([.I19])+1+63-26;ROW([.I19])+COLUMN([.I19])+1+63))" office:value-type="string" office:string-value="9" calcext:value-type="string">
            <text:p>9</text:p>
          </table:table-cell>
          <table:table-cell table:formula="of:=CHAR(IF(ROW([.J19])+COLUMN([.J19])+1+63&gt;90;ROW([.J19])+1+63-26;ROW([.J19])+COLUMN([.J19])+1+63))" office:value-type="string" office:string-value="9" calcext:value-type="string">
            <text:p>9</text:p>
          </table:table-cell>
          <table:table-cell table:formula="of:=CHAR(IF(ROW([.K19])+COLUMN([.K19])+1+63&gt;90;ROW([.K19])+1+63-26;ROW([.K19])+COLUMN([.K19])+1+63))" office:value-type="string" office:string-value="9" calcext:value-type="string">
            <text:p>9</text:p>
          </table:table-cell>
          <table:table-cell table:formula="of:=CHAR(IF(ROW([.L19])+COLUMN([.L19])+1+63&gt;90;ROW([.L19])+1+63-26;ROW([.L19])+COLUMN([.L19])+1+63))" office:value-type="string" office:string-value="9" calcext:value-type="string">
            <text:p>9</text:p>
          </table:table-cell>
          <table:table-cell table:formula="of:=CHAR(IF(ROW([.M19])+COLUMN([.M19])+1+63&gt;90;ROW([.M19])+1+63-26;ROW([.M19])+COLUMN([.M19])+1+63))" office:value-type="string" office:string-value="9" calcext:value-type="string">
            <text:p>9</text:p>
          </table:table-cell>
          <table:table-cell table:formula="of:=CHAR(IF(ROW([.N19])+COLUMN([.N19])+1+63&gt;90;ROW([.N19])+1+63-26;ROW([.N19])+COLUMN([.N19])+1+63))" office:value-type="string" office:string-value="9" calcext:value-type="string">
            <text:p>9</text:p>
          </table:table-cell>
          <table:table-cell table:formula="of:=CHAR(IF(ROW([.O19])+COLUMN([.O19])+1+63&gt;90;ROW([.O19])+1+63-26;ROW([.O19])+COLUMN([.O19])+1+63))" office:value-type="string" office:string-value="9" calcext:value-type="string">
            <text:p>9</text:p>
          </table:table-cell>
          <table:table-cell table:formula="of:=CHAR(IF(ROW([.P19])+COLUMN([.P19])+1+63&gt;90;ROW([.P19])+1+63-26;ROW([.P19])+COLUMN([.P19])+1+63))" office:value-type="string" office:string-value="9" calcext:value-type="string">
            <text:p>9</text:p>
          </table:table-cell>
          <table:table-cell table:formula="of:=CHAR(IF(ROW([.Q19])+COLUMN([.Q19])+1+63&gt;90;ROW([.Q19])+1+63-26;ROW([.Q19])+COLUMN([.Q19])+1+63))" office:value-type="string" office:string-value="9" calcext:value-type="string">
            <text:p>9</text:p>
          </table:table-cell>
          <table:table-cell table:formula="of:=CHAR(IF(ROW([.R19])+COLUMN([.R19])+1+63&gt;90;ROW([.R19])+1+63-26;ROW([.R19])+COLUMN([.R19])+1+63))" office:value-type="string" office:string-value="9" calcext:value-type="string">
            <text:p>9</text:p>
          </table:table-cell>
          <table:table-cell table:formula="of:=CHAR(IF(ROW([.S19])+COLUMN([.S19])+1+63&gt;90;ROW([.S19])+1+63-26;ROW([.S19])+COLUMN([.S19])+1+63))" office:value-type="string" office:string-value="9" calcext:value-type="string">
            <text:p>9</text:p>
          </table:table-cell>
          <table:table-cell table:formula="of:=CHAR(IF(ROW([.T19])+COLUMN([.T19])+1+63&gt;90;ROW([.T19])+1+63-26;ROW([.T19])+COLUMN([.T19])+1+63))" office:value-type="string" office:string-value="9" calcext:value-type="string">
            <text:p>9</text:p>
          </table:table-cell>
          <table:table-cell table:formula="of:=CHAR(IF(ROW([.U19])+COLUMN([.U19])+1+63&gt;90;ROW([.U19])+1+63-26;ROW([.U19])+COLUMN([.U19])+1+63))" office:value-type="string" office:string-value="9" calcext:value-type="string">
            <text:p>9</text:p>
          </table:table-cell>
          <table:table-cell table:formula="of:=CHAR(IF(ROW([.V19])+COLUMN([.V19])+1+63&gt;90;ROW([.V19])+1+63-26;ROW([.V19])+COLUMN([.V19])+1+63))" office:value-type="string" office:string-value="9" calcext:value-type="string">
            <text:p>9</text:p>
          </table:table-cell>
          <table:table-cell table:formula="of:=CHAR(IF(ROW([.W19])+COLUMN([.W19])+1+63&gt;90;ROW([.W19])+1+63-26;ROW([.W19])+COLUMN([.W19])+1+63))" office:value-type="string" office:string-value="9" calcext:value-type="string">
            <text:p>9</text:p>
          </table:table-cell>
          <table:table-cell table:formula="of:=CHAR(IF(ROW([.X19])+COLUMN([.X19])+1+63&gt;90;ROW([.X19])+1+63-26;ROW([.X19])+COLUMN([.X19])+1+63))" office:value-type="string" office:string-value="9" calcext:value-type="string">
            <text:p>9</text:p>
          </table:table-cell>
          <table:table-cell table:formula="of:=CHAR(IF(ROW([.Y19])+COLUMN([.Y19])+1+63&gt;90;ROW([.Y19])+1+63-26;ROW([.Y19])+COLUMN([.Y19])+1+63))" office:value-type="string" office:string-value="9" calcext:value-type="string">
            <text:p>9</text:p>
          </table:table-cell>
          <table:table-cell table:number-columns-repeated="998"/>
        </table:table-row>
        <table:table-row table:style-name="ro1">
          <table:table-cell table:formula="of:=CHAR(CODE([.A19])+1)" office:value-type="string" office:string-value="T" calcext:value-type="string">
            <text:p>T</text:p>
          </table:table-cell>
          <table:table-cell table:formula="of:=CHAR(IF(ROW([.A20])+COLUMN([.A20])+1+63&gt;90;ROW([.A20])+1+63-26;ROW([.A20])+COLUMN([.A20])+1+63))" office:value-type="string" office:string-value="U" calcext:value-type="string">
            <text:p>U</text:p>
          </table:table-cell>
          <table:table-cell table:formula="of:=CHAR(IF(ROW([.B20])+COLUMN([.B20])+1+63&gt;90;ROW([.B20])+1+63-26;ROW([.B20])+COLUMN([.B20])+1+63))" office:value-type="string" office:string-value="V" calcext:value-type="string">
            <text:p>V</text:p>
          </table:table-cell>
          <table:table-cell table:formula="of:=CHAR(IF(ROW([.C20])+COLUMN([.C20])+1+63&gt;90;ROW([.C20])+1+63-26;ROW([.C20])+COLUMN([.C20])+1+63))" office:value-type="string" office:string-value="W" calcext:value-type="string">
            <text:p>W</text:p>
          </table:table-cell>
          <table:table-cell table:formula="of:=CHAR(IF(ROW([.D20])+COLUMN([.D20])+1+63&gt;90;ROW([.D20])+1+63-26;ROW([.D20])+COLUMN([.D20])+1+63))" office:value-type="string" office:string-value="X" calcext:value-type="string">
            <text:p>X</text:p>
          </table:table-cell>
          <table:table-cell table:formula="of:=CHAR(IF(ROW([.E20])+COLUMN([.E20])+1+63&gt;90;ROW([.E20])+1+63-26;ROW([.E20])+COLUMN([.E20])+1+63))" office:value-type="string" office:string-value="Y" calcext:value-type="string">
            <text:p>Y</text:p>
          </table:table-cell>
          <table:table-cell table:formula="of:=CHAR(IF(ROW([.F20])+COLUMN([.F20])+1+63&gt;90;ROW([.F20])+1+63-26;ROW([.F20])+COLUMN([.F20])+1+63))" office:value-type="string" office:string-value="Z" calcext:value-type="string">
            <text:p>Z</text:p>
          </table:table-cell>
          <table:table-cell table:formula="of:=CHAR(IF(ROW([.G20])+COLUMN([.G20])+1+63&gt;90;ROW([.G20])+1+63-26;ROW([.G20])+COLUMN([.G20])+1+63))" office:value-type="string" office:string-value=":" calcext:value-type="string">
            <text:p>:</text:p>
          </table:table-cell>
          <table:table-cell table:formula="of:=CHAR(IF(ROW([.H20])+COLUMN([.H20])+1+63&gt;90;ROW([.H20])+1+63-26;ROW([.H20])+COLUMN([.H20])+1+63))" office:value-type="string" office:string-value=":" calcext:value-type="string">
            <text:p>:</text:p>
          </table:table-cell>
          <table:table-cell table:formula="of:=CHAR(IF(ROW([.I20])+COLUMN([.I20])+1+63&gt;90;ROW([.I20])+1+63-26;ROW([.I20])+COLUMN([.I20])+1+63))" office:value-type="string" office:string-value=":" calcext:value-type="string">
            <text:p>:</text:p>
          </table:table-cell>
          <table:table-cell table:formula="of:=CHAR(IF(ROW([.J20])+COLUMN([.J20])+1+63&gt;90;ROW([.J20])+1+63-26;ROW([.J20])+COLUMN([.J20])+1+63))" office:value-type="string" office:string-value=":" calcext:value-type="string">
            <text:p>:</text:p>
          </table:table-cell>
          <table:table-cell table:formula="of:=CHAR(IF(ROW([.K20])+COLUMN([.K20])+1+63&gt;90;ROW([.K20])+1+63-26;ROW([.K20])+COLUMN([.K20])+1+63))" office:value-type="string" office:string-value=":" calcext:value-type="string">
            <text:p>:</text:p>
          </table:table-cell>
          <table:table-cell table:formula="of:=CHAR(IF(ROW([.L20])+COLUMN([.L20])+1+63&gt;90;ROW([.L20])+1+63-26;ROW([.L20])+COLUMN([.L20])+1+63))" office:value-type="string" office:string-value=":" calcext:value-type="string">
            <text:p>:</text:p>
          </table:table-cell>
          <table:table-cell table:formula="of:=CHAR(IF(ROW([.M20])+COLUMN([.M20])+1+63&gt;90;ROW([.M20])+1+63-26;ROW([.M20])+COLUMN([.M20])+1+63))" office:value-type="string" office:string-value=":" calcext:value-type="string">
            <text:p>:</text:p>
          </table:table-cell>
          <table:table-cell table:formula="of:=CHAR(IF(ROW([.N20])+COLUMN([.N20])+1+63&gt;90;ROW([.N20])+1+63-26;ROW([.N20])+COLUMN([.N20])+1+63))" office:value-type="string" office:string-value=":" calcext:value-type="string">
            <text:p>:</text:p>
          </table:table-cell>
          <table:table-cell table:formula="of:=CHAR(IF(ROW([.O20])+COLUMN([.O20])+1+63&gt;90;ROW([.O20])+1+63-26;ROW([.O20])+COLUMN([.O20])+1+63))" office:value-type="string" office:string-value=":" calcext:value-type="string">
            <text:p>:</text:p>
          </table:table-cell>
          <table:table-cell table:formula="of:=CHAR(IF(ROW([.P20])+COLUMN([.P20])+1+63&gt;90;ROW([.P20])+1+63-26;ROW([.P20])+COLUMN([.P20])+1+63))" office:value-type="string" office:string-value=":" calcext:value-type="string">
            <text:p>:</text:p>
          </table:table-cell>
          <table:table-cell table:formula="of:=CHAR(IF(ROW([.Q20])+COLUMN([.Q20])+1+63&gt;90;ROW([.Q20])+1+63-26;ROW([.Q20])+COLUMN([.Q20])+1+63))" office:value-type="string" office:string-value=":" calcext:value-type="string">
            <text:p>:</text:p>
          </table:table-cell>
          <table:table-cell table:formula="of:=CHAR(IF(ROW([.R20])+COLUMN([.R20])+1+63&gt;90;ROW([.R20])+1+63-26;ROW([.R20])+COLUMN([.R20])+1+63))" office:value-type="string" office:string-value=":" calcext:value-type="string">
            <text:p>:</text:p>
          </table:table-cell>
          <table:table-cell table:formula="of:=CHAR(IF(ROW([.S20])+COLUMN([.S20])+1+63&gt;90;ROW([.S20])+1+63-26;ROW([.S20])+COLUMN([.S20])+1+63))" office:value-type="string" office:string-value=":" calcext:value-type="string">
            <text:p>:</text:p>
          </table:table-cell>
          <table:table-cell table:formula="of:=CHAR(IF(ROW([.T20])+COLUMN([.T20])+1+63&gt;90;ROW([.T20])+1+63-26;ROW([.T20])+COLUMN([.T20])+1+63))" office:value-type="string" office:string-value=":" calcext:value-type="string">
            <text:p>:</text:p>
          </table:table-cell>
          <table:table-cell table:formula="of:=CHAR(IF(ROW([.U20])+COLUMN([.U20])+1+63&gt;90;ROW([.U20])+1+63-26;ROW([.U20])+COLUMN([.U20])+1+63))" office:value-type="string" office:string-value=":" calcext:value-type="string">
            <text:p>:</text:p>
          </table:table-cell>
          <table:table-cell table:formula="of:=CHAR(IF(ROW([.V20])+COLUMN([.V20])+1+63&gt;90;ROW([.V20])+1+63-26;ROW([.V20])+COLUMN([.V20])+1+63))" office:value-type="string" office:string-value=":" calcext:value-type="string">
            <text:p>:</text:p>
          </table:table-cell>
          <table:table-cell table:formula="of:=CHAR(IF(ROW([.W20])+COLUMN([.W20])+1+63&gt;90;ROW([.W20])+1+63-26;ROW([.W20])+COLUMN([.W20])+1+63))" office:value-type="string" office:string-value=":" calcext:value-type="string">
            <text:p>:</text:p>
          </table:table-cell>
          <table:table-cell table:formula="of:=CHAR(IF(ROW([.X20])+COLUMN([.X20])+1+63&gt;90;ROW([.X20])+1+63-26;ROW([.X20])+COLUMN([.X20])+1+63))" office:value-type="string" office:string-value=":" calcext:value-type="string">
            <text:p>:</text:p>
          </table:table-cell>
          <table:table-cell table:formula="of:=CHAR(IF(ROW([.Y20])+COLUMN([.Y20])+1+63&gt;90;ROW([.Y20])+1+63-26;ROW([.Y20])+COLUMN([.Y20])+1+63))" office:value-type="string" office:string-value=":" calcext:value-type="string">
            <text:p>:</text:p>
          </table:table-cell>
          <table:table-cell table:number-columns-repeated="998"/>
        </table:table-row>
        <table:table-row table:style-name="ro1">
          <table:table-cell table:formula="of:=CHAR(CODE([.A20])+1)" office:value-type="string" office:string-value="U" calcext:value-type="string">
            <text:p>U</text:p>
          </table:table-cell>
          <table:table-cell table:formula="of:=CHAR(IF(ROW([.A21])+COLUMN([.A21])+1+63&gt;90;ROW([.A21])+1+63-26;ROW([.A21])+COLUMN([.A21])+1+63))" office:value-type="string" office:string-value="V" calcext:value-type="string">
            <text:p>V</text:p>
          </table:table-cell>
          <table:table-cell table:formula="of:=CHAR(IF(ROW([.B21])+COLUMN([.B21])+1+63&gt;90;ROW([.B21])+1+63-26;ROW([.B21])+COLUMN([.B21])+1+63))" office:value-type="string" office:string-value="W" calcext:value-type="string">
            <text:p>W</text:p>
          </table:table-cell>
          <table:table-cell table:formula="of:=CHAR(IF(ROW([.C21])+COLUMN([.C21])+1+63&gt;90;ROW([.C21])+1+63-26;ROW([.C21])+COLUMN([.C21])+1+63))" office:value-type="string" office:string-value="X" calcext:value-type="string">
            <text:p>X</text:p>
          </table:table-cell>
          <table:table-cell table:formula="of:=CHAR(IF(ROW([.D21])+COLUMN([.D21])+1+63&gt;90;ROW([.D21])+1+63-26;ROW([.D21])+COLUMN([.D21])+1+63))" office:value-type="string" office:string-value="Y" calcext:value-type="string">
            <text:p>Y</text:p>
          </table:table-cell>
          <table:table-cell table:formula="of:=CHAR(IF(ROW([.E21])+COLUMN([.E21])+1+63&gt;90;ROW([.E21])+1+63-26;ROW([.E21])+COLUMN([.E21])+1+63))" office:value-type="string" office:string-value="Z" calcext:value-type="string">
            <text:p>Z</text:p>
          </table:table-cell>
          <table:table-cell table:formula="of:=CHAR(IF(ROW([.F21])+COLUMN([.F21])+1+63&gt;90;ROW([.F21])+1+63-26;ROW([.F21])+COLUMN([.F21])+1+63))" office:value-type="string" office:string-value=";" calcext:value-type="string">
            <text:p>;</text:p>
          </table:table-cell>
          <table:table-cell table:formula="of:=CHAR(IF(ROW([.G21])+COLUMN([.G21])+1+63&gt;90;ROW([.G21])+1+63-26;ROW([.G21])+COLUMN([.G21])+1+63))" office:value-type="string" office:string-value=";" calcext:value-type="string">
            <text:p>;</text:p>
          </table:table-cell>
          <table:table-cell table:formula="of:=CHAR(IF(ROW([.H21])+COLUMN([.H21])+1+63&gt;90;ROW([.H21])+1+63-26;ROW([.H21])+COLUMN([.H21])+1+63))" office:value-type="string" office:string-value=";" calcext:value-type="string">
            <text:p>;</text:p>
          </table:table-cell>
          <table:table-cell table:formula="of:=CHAR(IF(ROW([.I21])+COLUMN([.I21])+1+63&gt;90;ROW([.I21])+1+63-26;ROW([.I21])+COLUMN([.I21])+1+63))" office:value-type="string" office:string-value=";" calcext:value-type="string">
            <text:p>;</text:p>
          </table:table-cell>
          <table:table-cell table:formula="of:=CHAR(IF(ROW([.J21])+COLUMN([.J21])+1+63&gt;90;ROW([.J21])+1+63-26;ROW([.J21])+COLUMN([.J21])+1+63))" office:value-type="string" office:string-value=";" calcext:value-type="string">
            <text:p>;</text:p>
          </table:table-cell>
          <table:table-cell table:formula="of:=CHAR(IF(ROW([.K21])+COLUMN([.K21])+1+63&gt;90;ROW([.K21])+1+63-26;ROW([.K21])+COLUMN([.K21])+1+63))" office:value-type="string" office:string-value=";" calcext:value-type="string">
            <text:p>;</text:p>
          </table:table-cell>
          <table:table-cell table:formula="of:=CHAR(IF(ROW([.L21])+COLUMN([.L21])+1+63&gt;90;ROW([.L21])+1+63-26;ROW([.L21])+COLUMN([.L21])+1+63))" office:value-type="string" office:string-value=";" calcext:value-type="string">
            <text:p>;</text:p>
          </table:table-cell>
          <table:table-cell table:formula="of:=CHAR(IF(ROW([.M21])+COLUMN([.M21])+1+63&gt;90;ROW([.M21])+1+63-26;ROW([.M21])+COLUMN([.M21])+1+63))" office:value-type="string" office:string-value=";" calcext:value-type="string">
            <text:p>;</text:p>
          </table:table-cell>
          <table:table-cell table:formula="of:=CHAR(IF(ROW([.N21])+COLUMN([.N21])+1+63&gt;90;ROW([.N21])+1+63-26;ROW([.N21])+COLUMN([.N21])+1+63))" office:value-type="string" office:string-value=";" calcext:value-type="string">
            <text:p>;</text:p>
          </table:table-cell>
          <table:table-cell table:formula="of:=CHAR(IF(ROW([.O21])+COLUMN([.O21])+1+63&gt;90;ROW([.O21])+1+63-26;ROW([.O21])+COLUMN([.O21])+1+63))" office:value-type="string" office:string-value=";" calcext:value-type="string">
            <text:p>;</text:p>
          </table:table-cell>
          <table:table-cell table:formula="of:=CHAR(IF(ROW([.P21])+COLUMN([.P21])+1+63&gt;90;ROW([.P21])+1+63-26;ROW([.P21])+COLUMN([.P21])+1+63))" office:value-type="string" office:string-value=";" calcext:value-type="string">
            <text:p>;</text:p>
          </table:table-cell>
          <table:table-cell table:formula="of:=CHAR(IF(ROW([.Q21])+COLUMN([.Q21])+1+63&gt;90;ROW([.Q21])+1+63-26;ROW([.Q21])+COLUMN([.Q21])+1+63))" office:value-type="string" office:string-value=";" calcext:value-type="string">
            <text:p>;</text:p>
          </table:table-cell>
          <table:table-cell table:formula="of:=CHAR(IF(ROW([.R21])+COLUMN([.R21])+1+63&gt;90;ROW([.R21])+1+63-26;ROW([.R21])+COLUMN([.R21])+1+63))" office:value-type="string" office:string-value=";" calcext:value-type="string">
            <text:p>;</text:p>
          </table:table-cell>
          <table:table-cell table:formula="of:=CHAR(IF(ROW([.S21])+COLUMN([.S21])+1+63&gt;90;ROW([.S21])+1+63-26;ROW([.S21])+COLUMN([.S21])+1+63))" office:value-type="string" office:string-value=";" calcext:value-type="string">
            <text:p>;</text:p>
          </table:table-cell>
          <table:table-cell table:formula="of:=CHAR(IF(ROW([.T21])+COLUMN([.T21])+1+63&gt;90;ROW([.T21])+1+63-26;ROW([.T21])+COLUMN([.T21])+1+63))" office:value-type="string" office:string-value=";" calcext:value-type="string">
            <text:p>;</text:p>
          </table:table-cell>
          <table:table-cell table:formula="of:=CHAR(IF(ROW([.U21])+COLUMN([.U21])+1+63&gt;90;ROW([.U21])+1+63-26;ROW([.U21])+COLUMN([.U21])+1+63))" office:value-type="string" office:string-value=";" calcext:value-type="string">
            <text:p>;</text:p>
          </table:table-cell>
          <table:table-cell table:formula="of:=CHAR(IF(ROW([.V21])+COLUMN([.V21])+1+63&gt;90;ROW([.V21])+1+63-26;ROW([.V21])+COLUMN([.V21])+1+63))" office:value-type="string" office:string-value=";" calcext:value-type="string">
            <text:p>;</text:p>
          </table:table-cell>
          <table:table-cell table:formula="of:=CHAR(IF(ROW([.W21])+COLUMN([.W21])+1+63&gt;90;ROW([.W21])+1+63-26;ROW([.W21])+COLUMN([.W21])+1+63))" office:value-type="string" office:string-value=";" calcext:value-type="string">
            <text:p>;</text:p>
          </table:table-cell>
          <table:table-cell table:formula="of:=CHAR(IF(ROW([.X21])+COLUMN([.X21])+1+63&gt;90;ROW([.X21])+1+63-26;ROW([.X21])+COLUMN([.X21])+1+63))" office:value-type="string" office:string-value=";" calcext:value-type="string">
            <text:p>;</text:p>
          </table:table-cell>
          <table:table-cell table:formula="of:=CHAR(IF(ROW([.Y21])+COLUMN([.Y21])+1+63&gt;90;ROW([.Y21])+1+63-26;ROW([.Y21])+COLUMN([.Y21])+1+63))" office:value-type="string" office:string-value=";" calcext:value-type="string">
            <text:p>;</text:p>
          </table:table-cell>
          <table:table-cell table:number-columns-repeated="998"/>
        </table:table-row>
        <table:table-row table:style-name="ro1">
          <table:table-cell table:formula="of:=CHAR(CODE([.A21])+1)" office:value-type="string" office:string-value="V" calcext:value-type="string">
            <text:p>V</text:p>
          </table:table-cell>
          <table:table-cell table:formula="of:=CHAR(IF(ROW([.A22])+COLUMN([.A22])+1+63&gt;90;ROW([.A22])+1+63-26;ROW([.A22])+COLUMN([.A22])+1+63))" office:value-type="string" office:string-value="W" calcext:value-type="string">
            <text:p>W</text:p>
          </table:table-cell>
          <table:table-cell table:formula="of:=CHAR(IF(ROW([.B22])+COLUMN([.B22])+1+63&gt;90;ROW([.B22])+1+63-26;ROW([.B22])+COLUMN([.B22])+1+63))" office:value-type="string" office:string-value="X" calcext:value-type="string">
            <text:p>X</text:p>
          </table:table-cell>
          <table:table-cell table:formula="of:=CHAR(IF(ROW([.C22])+COLUMN([.C22])+1+63&gt;90;ROW([.C22])+1+63-26;ROW([.C22])+COLUMN([.C22])+1+63))" office:value-type="string" office:string-value="Y" calcext:value-type="string">
            <text:p>Y</text:p>
          </table:table-cell>
          <table:table-cell table:formula="of:=CHAR(IF(ROW([.D22])+COLUMN([.D22])+1+63&gt;90;ROW([.D22])+1+63-26;ROW([.D22])+COLUMN([.D22])+1+63))" office:value-type="string" office:string-value="Z" calcext:value-type="string">
            <text:p>Z</text:p>
          </table:table-cell>
          <table:table-cell table:formula="of:=CHAR(IF(ROW([.E22])+COLUMN([.E22])+1+63&gt;90;ROW([.E22])+1+63-26;ROW([.E22])+COLUMN([.E22])+1+63))" office:value-type="string" office:string-value="&lt;" calcext:value-type="string">
            <text:p>&lt;</text:p>
          </table:table-cell>
          <table:table-cell table:formula="of:=CHAR(IF(ROW([.F22])+COLUMN([.F22])+1+63&gt;90;ROW([.F22])+1+63-26;ROW([.F22])+COLUMN([.F22])+1+63))" office:value-type="string" office:string-value="&lt;" calcext:value-type="string">
            <text:p>&lt;</text:p>
          </table:table-cell>
          <table:table-cell table:formula="of:=CHAR(IF(ROW([.G22])+COLUMN([.G22])+1+63&gt;90;ROW([.G22])+1+63-26;ROW([.G22])+COLUMN([.G22])+1+63))" office:value-type="string" office:string-value="&lt;" calcext:value-type="string">
            <text:p>&lt;</text:p>
          </table:table-cell>
          <table:table-cell table:formula="of:=CHAR(IF(ROW([.H22])+COLUMN([.H22])+1+63&gt;90;ROW([.H22])+1+63-26;ROW([.H22])+COLUMN([.H22])+1+63))" office:value-type="string" office:string-value="&lt;" calcext:value-type="string">
            <text:p>&lt;</text:p>
          </table:table-cell>
          <table:table-cell table:formula="of:=CHAR(IF(ROW([.I22])+COLUMN([.I22])+1+63&gt;90;ROW([.I22])+1+63-26;ROW([.I22])+COLUMN([.I22])+1+63))" office:value-type="string" office:string-value="&lt;" calcext:value-type="string">
            <text:p>&lt;</text:p>
          </table:table-cell>
          <table:table-cell table:formula="of:=CHAR(IF(ROW([.J22])+COLUMN([.J22])+1+63&gt;90;ROW([.J22])+1+63-26;ROW([.J22])+COLUMN([.J22])+1+63))" office:value-type="string" office:string-value="&lt;" calcext:value-type="string">
            <text:p>&lt;</text:p>
          </table:table-cell>
          <table:table-cell table:formula="of:=CHAR(IF(ROW([.K22])+COLUMN([.K22])+1+63&gt;90;ROW([.K22])+1+63-26;ROW([.K22])+COLUMN([.K22])+1+63))" office:value-type="string" office:string-value="&lt;" calcext:value-type="string">
            <text:p>&lt;</text:p>
          </table:table-cell>
          <table:table-cell table:formula="of:=CHAR(IF(ROW([.L22])+COLUMN([.L22])+1+63&gt;90;ROW([.L22])+1+63-26;ROW([.L22])+COLUMN([.L22])+1+63))" office:value-type="string" office:string-value="&lt;" calcext:value-type="string">
            <text:p>&lt;</text:p>
          </table:table-cell>
          <table:table-cell table:formula="of:=CHAR(IF(ROW([.M22])+COLUMN([.M22])+1+63&gt;90;ROW([.M22])+1+63-26;ROW([.M22])+COLUMN([.M22])+1+63))" office:value-type="string" office:string-value="&lt;" calcext:value-type="string">
            <text:p>&lt;</text:p>
          </table:table-cell>
          <table:table-cell table:formula="of:=CHAR(IF(ROW([.N22])+COLUMN([.N22])+1+63&gt;90;ROW([.N22])+1+63-26;ROW([.N22])+COLUMN([.N22])+1+63))" office:value-type="string" office:string-value="&lt;" calcext:value-type="string">
            <text:p>&lt;</text:p>
          </table:table-cell>
          <table:table-cell table:formula="of:=CHAR(IF(ROW([.O22])+COLUMN([.O22])+1+63&gt;90;ROW([.O22])+1+63-26;ROW([.O22])+COLUMN([.O22])+1+63))" office:value-type="string" office:string-value="&lt;" calcext:value-type="string">
            <text:p>&lt;</text:p>
          </table:table-cell>
          <table:table-cell table:formula="of:=CHAR(IF(ROW([.P22])+COLUMN([.P22])+1+63&gt;90;ROW([.P22])+1+63-26;ROW([.P22])+COLUMN([.P22])+1+63))" office:value-type="string" office:string-value="&lt;" calcext:value-type="string">
            <text:p>&lt;</text:p>
          </table:table-cell>
          <table:table-cell table:formula="of:=CHAR(IF(ROW([.Q22])+COLUMN([.Q22])+1+63&gt;90;ROW([.Q22])+1+63-26;ROW([.Q22])+COLUMN([.Q22])+1+63))" office:value-type="string" office:string-value="&lt;" calcext:value-type="string">
            <text:p>&lt;</text:p>
          </table:table-cell>
          <table:table-cell table:formula="of:=CHAR(IF(ROW([.R22])+COLUMN([.R22])+1+63&gt;90;ROW([.R22])+1+63-26;ROW([.R22])+COLUMN([.R22])+1+63))" office:value-type="string" office:string-value="&lt;" calcext:value-type="string">
            <text:p>&lt;</text:p>
          </table:table-cell>
          <table:table-cell table:formula="of:=CHAR(IF(ROW([.S22])+COLUMN([.S22])+1+63&gt;90;ROW([.S22])+1+63-26;ROW([.S22])+COLUMN([.S22])+1+63))" office:value-type="string" office:string-value="&lt;" calcext:value-type="string">
            <text:p>&lt;</text:p>
          </table:table-cell>
          <table:table-cell table:formula="of:=CHAR(IF(ROW([.T22])+COLUMN([.T22])+1+63&gt;90;ROW([.T22])+1+63-26;ROW([.T22])+COLUMN([.T22])+1+63))" office:value-type="string" office:string-value="&lt;" calcext:value-type="string">
            <text:p>&lt;</text:p>
          </table:table-cell>
          <table:table-cell table:formula="of:=CHAR(IF(ROW([.U22])+COLUMN([.U22])+1+63&gt;90;ROW([.U22])+1+63-26;ROW([.U22])+COLUMN([.U22])+1+63))" office:value-type="string" office:string-value="&lt;" calcext:value-type="string">
            <text:p>&lt;</text:p>
          </table:table-cell>
          <table:table-cell table:formula="of:=CHAR(IF(ROW([.V22])+COLUMN([.V22])+1+63&gt;90;ROW([.V22])+1+63-26;ROW([.V22])+COLUMN([.V22])+1+63))" office:value-type="string" office:string-value="&lt;" calcext:value-type="string">
            <text:p>&lt;</text:p>
          </table:table-cell>
          <table:table-cell table:formula="of:=CHAR(IF(ROW([.W22])+COLUMN([.W22])+1+63&gt;90;ROW([.W22])+1+63-26;ROW([.W22])+COLUMN([.W22])+1+63))" office:value-type="string" office:string-value="&lt;" calcext:value-type="string">
            <text:p>&lt;</text:p>
          </table:table-cell>
          <table:table-cell table:formula="of:=CHAR(IF(ROW([.X22])+COLUMN([.X22])+1+63&gt;90;ROW([.X22])+1+63-26;ROW([.X22])+COLUMN([.X22])+1+63))" office:value-type="string" office:string-value="&lt;" calcext:value-type="string">
            <text:p>&lt;</text:p>
          </table:table-cell>
          <table:table-cell table:formula="of:=CHAR(IF(ROW([.Y22])+COLUMN([.Y22])+1+63&gt;90;ROW([.Y22])+1+63-26;ROW([.Y22])+COLUMN([.Y22])+1+63))" office:value-type="string" office:string-value="&lt;" calcext:value-type="string">
            <text:p>&lt;</text:p>
          </table:table-cell>
          <table:table-cell table:number-columns-repeated="998"/>
        </table:table-row>
        <table:table-row table:style-name="ro1">
          <table:table-cell table:formula="of:=CHAR(CODE([.A22])+1)" office:value-type="string" office:string-value="W" calcext:value-type="string">
            <text:p>W</text:p>
          </table:table-cell>
          <table:table-cell table:formula="of:=CHAR(IF(ROW([.A23])+COLUMN([.A23])+1+63&gt;90;ROW([.A23])+1+63-26;ROW([.A23])+COLUMN([.A23])+1+63))" office:value-type="string" office:string-value="X" calcext:value-type="string">
            <text:p>X</text:p>
          </table:table-cell>
          <table:table-cell table:formula="of:=CHAR(IF(ROW([.B23])+COLUMN([.B23])+1+63&gt;90;ROW([.B23])+1+63-26;ROW([.B23])+COLUMN([.B23])+1+63))" office:value-type="string" office:string-value="Y" calcext:value-type="string">
            <text:p>Y</text:p>
          </table:table-cell>
          <table:table-cell table:formula="of:=CHAR(IF(ROW([.C23])+COLUMN([.C23])+1+63&gt;90;ROW([.C23])+1+63-26;ROW([.C23])+COLUMN([.C23])+1+63))" office:value-type="string" office:string-value="Z" calcext:value-type="string">
            <text:p>Z</text:p>
          </table:table-cell>
          <table:table-cell table:formula="of:=CHAR(IF(ROW([.D23])+COLUMN([.D23])+1+63&gt;90;ROW([.D23])+1+63-26;ROW([.D23])+COLUMN([.D23])+1+63))" office:value-type="string" office:string-value="=" calcext:value-type="string">
            <text:p>=</text:p>
          </table:table-cell>
          <table:table-cell table:formula="of:=CHAR(IF(ROW([.E23])+COLUMN([.E23])+1+63&gt;90;ROW([.E23])+1+63-26;ROW([.E23])+COLUMN([.E23])+1+63))" office:value-type="string" office:string-value="=" calcext:value-type="string">
            <text:p>=</text:p>
          </table:table-cell>
          <table:table-cell table:formula="of:=CHAR(IF(ROW([.F23])+COLUMN([.F23])+1+63&gt;90;ROW([.F23])+1+63-26;ROW([.F23])+COLUMN([.F23])+1+63))" office:value-type="string" office:string-value="=" calcext:value-type="string">
            <text:p>=</text:p>
          </table:table-cell>
          <table:table-cell table:formula="of:=CHAR(IF(ROW([.G23])+COLUMN([.G23])+1+63&gt;90;ROW([.G23])+1+63-26;ROW([.G23])+COLUMN([.G23])+1+63))" office:value-type="string" office:string-value="=" calcext:value-type="string">
            <text:p>=</text:p>
          </table:table-cell>
          <table:table-cell table:formula="of:=CHAR(IF(ROW([.H23])+COLUMN([.H23])+1+63&gt;90;ROW([.H23])+1+63-26;ROW([.H23])+COLUMN([.H23])+1+63))" office:value-type="string" office:string-value="=" calcext:value-type="string">
            <text:p>=</text:p>
          </table:table-cell>
          <table:table-cell table:formula="of:=CHAR(IF(ROW([.I23])+COLUMN([.I23])+1+63&gt;90;ROW([.I23])+1+63-26;ROW([.I23])+COLUMN([.I23])+1+63))" office:value-type="string" office:string-value="=" calcext:value-type="string">
            <text:p>=</text:p>
          </table:table-cell>
          <table:table-cell table:formula="of:=CHAR(IF(ROW([.J23])+COLUMN([.J23])+1+63&gt;90;ROW([.J23])+1+63-26;ROW([.J23])+COLUMN([.J23])+1+63))" office:value-type="string" office:string-value="=" calcext:value-type="string">
            <text:p>=</text:p>
          </table:table-cell>
          <table:table-cell table:formula="of:=CHAR(IF(ROW([.K23])+COLUMN([.K23])+1+63&gt;90;ROW([.K23])+1+63-26;ROW([.K23])+COLUMN([.K23])+1+63))" office:value-type="string" office:string-value="=" calcext:value-type="string">
            <text:p>=</text:p>
          </table:table-cell>
          <table:table-cell table:formula="of:=CHAR(IF(ROW([.L23])+COLUMN([.L23])+1+63&gt;90;ROW([.L23])+1+63-26;ROW([.L23])+COLUMN([.L23])+1+63))" office:value-type="string" office:string-value="=" calcext:value-type="string">
            <text:p>=</text:p>
          </table:table-cell>
          <table:table-cell table:formula="of:=CHAR(IF(ROW([.M23])+COLUMN([.M23])+1+63&gt;90;ROW([.M23])+1+63-26;ROW([.M23])+COLUMN([.M23])+1+63))" office:value-type="string" office:string-value="=" calcext:value-type="string">
            <text:p>=</text:p>
          </table:table-cell>
          <table:table-cell table:formula="of:=CHAR(IF(ROW([.N23])+COLUMN([.N23])+1+63&gt;90;ROW([.N23])+1+63-26;ROW([.N23])+COLUMN([.N23])+1+63))" office:value-type="string" office:string-value="=" calcext:value-type="string">
            <text:p>=</text:p>
          </table:table-cell>
          <table:table-cell table:formula="of:=CHAR(IF(ROW([.O23])+COLUMN([.O23])+1+63&gt;90;ROW([.O23])+1+63-26;ROW([.O23])+COLUMN([.O23])+1+63))" office:value-type="string" office:string-value="=" calcext:value-type="string">
            <text:p>=</text:p>
          </table:table-cell>
          <table:table-cell table:formula="of:=CHAR(IF(ROW([.P23])+COLUMN([.P23])+1+63&gt;90;ROW([.P23])+1+63-26;ROW([.P23])+COLUMN([.P23])+1+63))" office:value-type="string" office:string-value="=" calcext:value-type="string">
            <text:p>=</text:p>
          </table:table-cell>
          <table:table-cell table:formula="of:=CHAR(IF(ROW([.Q23])+COLUMN([.Q23])+1+63&gt;90;ROW([.Q23])+1+63-26;ROW([.Q23])+COLUMN([.Q23])+1+63))" office:value-type="string" office:string-value="=" calcext:value-type="string">
            <text:p>=</text:p>
          </table:table-cell>
          <table:table-cell table:formula="of:=CHAR(IF(ROW([.R23])+COLUMN([.R23])+1+63&gt;90;ROW([.R23])+1+63-26;ROW([.R23])+COLUMN([.R23])+1+63))" office:value-type="string" office:string-value="=" calcext:value-type="string">
            <text:p>=</text:p>
          </table:table-cell>
          <table:table-cell table:formula="of:=CHAR(IF(ROW([.S23])+COLUMN([.S23])+1+63&gt;90;ROW([.S23])+1+63-26;ROW([.S23])+COLUMN([.S23])+1+63))" office:value-type="string" office:string-value="=" calcext:value-type="string">
            <text:p>=</text:p>
          </table:table-cell>
          <table:table-cell table:formula="of:=CHAR(IF(ROW([.T23])+COLUMN([.T23])+1+63&gt;90;ROW([.T23])+1+63-26;ROW([.T23])+COLUMN([.T23])+1+63))" office:value-type="string" office:string-value="=" calcext:value-type="string">
            <text:p>=</text:p>
          </table:table-cell>
          <table:table-cell table:formula="of:=CHAR(IF(ROW([.U23])+COLUMN([.U23])+1+63&gt;90;ROW([.U23])+1+63-26;ROW([.U23])+COLUMN([.U23])+1+63))" office:value-type="string" office:string-value="=" calcext:value-type="string">
            <text:p>=</text:p>
          </table:table-cell>
          <table:table-cell table:formula="of:=CHAR(IF(ROW([.V23])+COLUMN([.V23])+1+63&gt;90;ROW([.V23])+1+63-26;ROW([.V23])+COLUMN([.V23])+1+63))" office:value-type="string" office:string-value="=" calcext:value-type="string">
            <text:p>=</text:p>
          </table:table-cell>
          <table:table-cell table:formula="of:=CHAR(IF(ROW([.W23])+COLUMN([.W23])+1+63&gt;90;ROW([.W23])+1+63-26;ROW([.W23])+COLUMN([.W23])+1+63))" office:value-type="string" office:string-value="=" calcext:value-type="string">
            <text:p>=</text:p>
          </table:table-cell>
          <table:table-cell table:formula="of:=CHAR(IF(ROW([.X23])+COLUMN([.X23])+1+63&gt;90;ROW([.X23])+1+63-26;ROW([.X23])+COLUMN([.X23])+1+63))" office:value-type="string" office:string-value="=" calcext:value-type="string">
            <text:p>=</text:p>
          </table:table-cell>
          <table:table-cell table:formula="of:=CHAR(IF(ROW([.Y23])+COLUMN([.Y23])+1+63&gt;90;ROW([.Y23])+1+63-26;ROW([.Y23])+COLUMN([.Y23])+1+63))" office:value-type="string" office:string-value="=" calcext:value-type="string">
            <text:p>=</text:p>
          </table:table-cell>
          <table:table-cell table:number-columns-repeated="998"/>
        </table:table-row>
        <table:table-row table:style-name="ro1">
          <table:table-cell table:formula="of:=CHAR(CODE([.A23])+1)" office:value-type="string" office:string-value="X" calcext:value-type="string">
            <text:p>X</text:p>
          </table:table-cell>
          <table:table-cell table:formula="of:=CHAR(IF(ROW([.A24])+COLUMN([.A24])+1+63&gt;90;ROW([.A24])+1+63-26;ROW([.A24])+COLUMN([.A24])+1+63))" office:value-type="string" office:string-value="Y" calcext:value-type="string">
            <text:p>Y</text:p>
          </table:table-cell>
          <table:table-cell table:formula="of:=CHAR(IF(ROW([.B24])+COLUMN([.B24])+1+63&gt;90;ROW([.B24])+1+63-26;ROW([.B24])+COLUMN([.B24])+1+63))" office:value-type="string" office:string-value="Z" calcext:value-type="string">
            <text:p>Z</text:p>
          </table:table-cell>
          <table:table-cell table:formula="of:=CHAR(IF(ROW([.C24])+COLUMN([.C24])+1+63&gt;90;ROW([.C24])+1+63-26;ROW([.C24])+COLUMN([.C24])+1+63))" office:value-type="string" office:string-value="&gt;" calcext:value-type="string">
            <text:p>&gt;</text:p>
          </table:table-cell>
          <table:table-cell table:formula="of:=CHAR(IF(ROW([.D24])+COLUMN([.D24])+1+63&gt;90;ROW([.D24])+1+63-26;ROW([.D24])+COLUMN([.D24])+1+63))" office:value-type="string" office:string-value="&gt;" calcext:value-type="string">
            <text:p>&gt;</text:p>
          </table:table-cell>
          <table:table-cell table:formula="of:=CHAR(IF(ROW([.E24])+COLUMN([.E24])+1+63&gt;90;ROW([.E24])+1+63-26;ROW([.E24])+COLUMN([.E24])+1+63))" office:value-type="string" office:string-value="&gt;" calcext:value-type="string">
            <text:p>&gt;</text:p>
          </table:table-cell>
          <table:table-cell table:formula="of:=CHAR(IF(ROW([.F24])+COLUMN([.F24])+1+63&gt;90;ROW([.F24])+1+63-26;ROW([.F24])+COLUMN([.F24])+1+63))" office:value-type="string" office:string-value="&gt;" calcext:value-type="string">
            <text:p>&gt;</text:p>
          </table:table-cell>
          <table:table-cell table:formula="of:=CHAR(IF(ROW([.G24])+COLUMN([.G24])+1+63&gt;90;ROW([.G24])+1+63-26;ROW([.G24])+COLUMN([.G24])+1+63))" office:value-type="string" office:string-value="&gt;" calcext:value-type="string">
            <text:p>&gt;</text:p>
          </table:table-cell>
          <table:table-cell table:formula="of:=CHAR(IF(ROW([.H24])+COLUMN([.H24])+1+63&gt;90;ROW([.H24])+1+63-26;ROW([.H24])+COLUMN([.H24])+1+63))" office:value-type="string" office:string-value="&gt;" calcext:value-type="string">
            <text:p>&gt;</text:p>
          </table:table-cell>
          <table:table-cell table:formula="of:=CHAR(IF(ROW([.I24])+COLUMN([.I24])+1+63&gt;90;ROW([.I24])+1+63-26;ROW([.I24])+COLUMN([.I24])+1+63))" office:value-type="string" office:string-value="&gt;" calcext:value-type="string">
            <text:p>&gt;</text:p>
          </table:table-cell>
          <table:table-cell table:formula="of:=CHAR(IF(ROW([.J24])+COLUMN([.J24])+1+63&gt;90;ROW([.J24])+1+63-26;ROW([.J24])+COLUMN([.J24])+1+63))" office:value-type="string" office:string-value="&gt;" calcext:value-type="string">
            <text:p>&gt;</text:p>
          </table:table-cell>
          <table:table-cell table:formula="of:=CHAR(IF(ROW([.K24])+COLUMN([.K24])+1+63&gt;90;ROW([.K24])+1+63-26;ROW([.K24])+COLUMN([.K24])+1+63))" office:value-type="string" office:string-value="&gt;" calcext:value-type="string">
            <text:p>&gt;</text:p>
          </table:table-cell>
          <table:table-cell table:formula="of:=CHAR(IF(ROW([.L24])+COLUMN([.L24])+1+63&gt;90;ROW([.L24])+1+63-26;ROW([.L24])+COLUMN([.L24])+1+63))" office:value-type="string" office:string-value="&gt;" calcext:value-type="string">
            <text:p>&gt;</text:p>
          </table:table-cell>
          <table:table-cell table:formula="of:=CHAR(IF(ROW([.M24])+COLUMN([.M24])+1+63&gt;90;ROW([.M24])+1+63-26;ROW([.M24])+COLUMN([.M24])+1+63))" office:value-type="string" office:string-value="&gt;" calcext:value-type="string">
            <text:p>&gt;</text:p>
          </table:table-cell>
          <table:table-cell table:formula="of:=CHAR(IF(ROW([.N24])+COLUMN([.N24])+1+63&gt;90;ROW([.N24])+1+63-26;ROW([.N24])+COLUMN([.N24])+1+63))" office:value-type="string" office:string-value="&gt;" calcext:value-type="string">
            <text:p>&gt;</text:p>
          </table:table-cell>
          <table:table-cell table:formula="of:=CHAR(IF(ROW([.O24])+COLUMN([.O24])+1+63&gt;90;ROW([.O24])+1+63-26;ROW([.O24])+COLUMN([.O24])+1+63))" office:value-type="string" office:string-value="&gt;" calcext:value-type="string">
            <text:p>&gt;</text:p>
          </table:table-cell>
          <table:table-cell table:formula="of:=CHAR(IF(ROW([.P24])+COLUMN([.P24])+1+63&gt;90;ROW([.P24])+1+63-26;ROW([.P24])+COLUMN([.P24])+1+63))" office:value-type="string" office:string-value="&gt;" calcext:value-type="string">
            <text:p>&gt;</text:p>
          </table:table-cell>
          <table:table-cell table:formula="of:=CHAR(IF(ROW([.Q24])+COLUMN([.Q24])+1+63&gt;90;ROW([.Q24])+1+63-26;ROW([.Q24])+COLUMN([.Q24])+1+63))" office:value-type="string" office:string-value="&gt;" calcext:value-type="string">
            <text:p>&gt;</text:p>
          </table:table-cell>
          <table:table-cell table:formula="of:=CHAR(IF(ROW([.R24])+COLUMN([.R24])+1+63&gt;90;ROW([.R24])+1+63-26;ROW([.R24])+COLUMN([.R24])+1+63))" office:value-type="string" office:string-value="&gt;" calcext:value-type="string">
            <text:p>&gt;</text:p>
          </table:table-cell>
          <table:table-cell table:formula="of:=CHAR(IF(ROW([.S24])+COLUMN([.S24])+1+63&gt;90;ROW([.S24])+1+63-26;ROW([.S24])+COLUMN([.S24])+1+63))" office:value-type="string" office:string-value="&gt;" calcext:value-type="string">
            <text:p>&gt;</text:p>
          </table:table-cell>
          <table:table-cell table:formula="of:=CHAR(IF(ROW([.T24])+COLUMN([.T24])+1+63&gt;90;ROW([.T24])+1+63-26;ROW([.T24])+COLUMN([.T24])+1+63))" office:value-type="string" office:string-value="&gt;" calcext:value-type="string">
            <text:p>&gt;</text:p>
          </table:table-cell>
          <table:table-cell table:formula="of:=CHAR(IF(ROW([.U24])+COLUMN([.U24])+1+63&gt;90;ROW([.U24])+1+63-26;ROW([.U24])+COLUMN([.U24])+1+63))" office:value-type="string" office:string-value="&gt;" calcext:value-type="string">
            <text:p>&gt;</text:p>
          </table:table-cell>
          <table:table-cell table:formula="of:=CHAR(IF(ROW([.V24])+COLUMN([.V24])+1+63&gt;90;ROW([.V24])+1+63-26;ROW([.V24])+COLUMN([.V24])+1+63))" office:value-type="string" office:string-value="&gt;" calcext:value-type="string">
            <text:p>&gt;</text:p>
          </table:table-cell>
          <table:table-cell table:formula="of:=CHAR(IF(ROW([.W24])+COLUMN([.W24])+1+63&gt;90;ROW([.W24])+1+63-26;ROW([.W24])+COLUMN([.W24])+1+63))" office:value-type="string" office:string-value="&gt;" calcext:value-type="string">
            <text:p>&gt;</text:p>
          </table:table-cell>
          <table:table-cell table:formula="of:=CHAR(IF(ROW([.X24])+COLUMN([.X24])+1+63&gt;90;ROW([.X24])+1+63-26;ROW([.X24])+COLUMN([.X24])+1+63))" office:value-type="string" office:string-value="&gt;" calcext:value-type="string">
            <text:p>&gt;</text:p>
          </table:table-cell>
          <table:table-cell table:formula="of:=CHAR(IF(ROW([.Y24])+COLUMN([.Y24])+1+63&gt;90;ROW([.Y24])+1+63-26;ROW([.Y24])+COLUMN([.Y24])+1+63))" office:value-type="string" office:string-value="&gt;" calcext:value-type="string">
            <text:p>&gt;</text:p>
          </table:table-cell>
          <table:table-cell table:number-columns-repeated="998"/>
        </table:table-row>
        <table:table-row table:style-name="ro1">
          <table:table-cell table:formula="of:=CHAR(CODE([.A24])+1)" office:value-type="string" office:string-value="Y" calcext:value-type="string">
            <text:p>Y</text:p>
          </table:table-cell>
          <table:table-cell table:formula="of:=CHAR(IF(ROW([.A25])+COLUMN([.A25])+1+63&gt;90;ROW([.A25])+1+63-26;ROW([.A25])+COLUMN([.A25])+1+63))" office:value-type="string" office:string-value="Z" calcext:value-type="string">
            <text:p>Z</text:p>
          </table:table-cell>
          <table:table-cell table:formula="of:=CHAR(IF(ROW([.B25])+COLUMN([.B25])+1+63&gt;90;ROW([.B25])+1+63-26;ROW([.B25])+COLUMN([.B25])+1+63))" office:value-type="string" office:string-value="?" calcext:value-type="string">
            <text:p>?</text:p>
          </table:table-cell>
          <table:table-cell table:formula="of:=CHAR(IF(ROW([.C25])+COLUMN([.C25])+1+63&gt;90;ROW([.C25])+1+63-26;ROW([.C25])+COLUMN([.C25])+1+63))" office:value-type="string" office:string-value="?" calcext:value-type="string">
            <text:p>?</text:p>
          </table:table-cell>
          <table:table-cell table:formula="of:=CHAR(IF(ROW([.D25])+COLUMN([.D25])+1+63&gt;90;ROW([.D25])+1+63-26;ROW([.D25])+COLUMN([.D25])+1+63))" office:value-type="string" office:string-value="?" calcext:value-type="string">
            <text:p>?</text:p>
          </table:table-cell>
          <table:table-cell table:formula="of:=CHAR(IF(ROW([.E25])+COLUMN([.E25])+1+63&gt;90;ROW([.E25])+1+63-26;ROW([.E25])+COLUMN([.E25])+1+63))" office:value-type="string" office:string-value="?" calcext:value-type="string">
            <text:p>?</text:p>
          </table:table-cell>
          <table:table-cell table:formula="of:=CHAR(IF(ROW([.F25])+COLUMN([.F25])+1+63&gt;90;ROW([.F25])+1+63-26;ROW([.F25])+COLUMN([.F25])+1+63))" office:value-type="string" office:string-value="?" calcext:value-type="string">
            <text:p>?</text:p>
          </table:table-cell>
          <table:table-cell table:formula="of:=CHAR(IF(ROW([.G25])+COLUMN([.G25])+1+63&gt;90;ROW([.G25])+1+63-26;ROW([.G25])+COLUMN([.G25])+1+63))" office:value-type="string" office:string-value="?" calcext:value-type="string">
            <text:p>?</text:p>
          </table:table-cell>
          <table:table-cell table:formula="of:=CHAR(IF(ROW([.H25])+COLUMN([.H25])+1+63&gt;90;ROW([.H25])+1+63-26;ROW([.H25])+COLUMN([.H25])+1+63))" office:value-type="string" office:string-value="?" calcext:value-type="string">
            <text:p>?</text:p>
          </table:table-cell>
          <table:table-cell table:formula="of:=CHAR(IF(ROW([.I25])+COLUMN([.I25])+1+63&gt;90;ROW([.I25])+1+63-26;ROW([.I25])+COLUMN([.I25])+1+63))" office:value-type="string" office:string-value="?" calcext:value-type="string">
            <text:p>?</text:p>
          </table:table-cell>
          <table:table-cell table:formula="of:=CHAR(IF(ROW([.J25])+COLUMN([.J25])+1+63&gt;90;ROW([.J25])+1+63-26;ROW([.J25])+COLUMN([.J25])+1+63))" office:value-type="string" office:string-value="?" calcext:value-type="string">
            <text:p>?</text:p>
          </table:table-cell>
          <table:table-cell table:formula="of:=CHAR(IF(ROW([.K25])+COLUMN([.K25])+1+63&gt;90;ROW([.K25])+1+63-26;ROW([.K25])+COLUMN([.K25])+1+63))" office:value-type="string" office:string-value="?" calcext:value-type="string">
            <text:p>?</text:p>
          </table:table-cell>
          <table:table-cell table:formula="of:=CHAR(IF(ROW([.L25])+COLUMN([.L25])+1+63&gt;90;ROW([.L25])+1+63-26;ROW([.L25])+COLUMN([.L25])+1+63))" office:value-type="string" office:string-value="?" calcext:value-type="string">
            <text:p>?</text:p>
          </table:table-cell>
          <table:table-cell table:formula="of:=CHAR(IF(ROW([.M25])+COLUMN([.M25])+1+63&gt;90;ROW([.M25])+1+63-26;ROW([.M25])+COLUMN([.M25])+1+63))" office:value-type="string" office:string-value="?" calcext:value-type="string">
            <text:p>?</text:p>
          </table:table-cell>
          <table:table-cell table:formula="of:=CHAR(IF(ROW([.N25])+COLUMN([.N25])+1+63&gt;90;ROW([.N25])+1+63-26;ROW([.N25])+COLUMN([.N25])+1+63))" office:value-type="string" office:string-value="?" calcext:value-type="string">
            <text:p>?</text:p>
          </table:table-cell>
          <table:table-cell table:formula="of:=CHAR(IF(ROW([.O25])+COLUMN([.O25])+1+63&gt;90;ROW([.O25])+1+63-26;ROW([.O25])+COLUMN([.O25])+1+63))" office:value-type="string" office:string-value="?" calcext:value-type="string">
            <text:p>?</text:p>
          </table:table-cell>
          <table:table-cell table:formula="of:=CHAR(IF(ROW([.P25])+COLUMN([.P25])+1+63&gt;90;ROW([.P25])+1+63-26;ROW([.P25])+COLUMN([.P25])+1+63))" office:value-type="string" office:string-value="?" calcext:value-type="string">
            <text:p>?</text:p>
          </table:table-cell>
          <table:table-cell table:formula="of:=CHAR(IF(ROW([.Q25])+COLUMN([.Q25])+1+63&gt;90;ROW([.Q25])+1+63-26;ROW([.Q25])+COLUMN([.Q25])+1+63))" office:value-type="string" office:string-value="?" calcext:value-type="string">
            <text:p>?</text:p>
          </table:table-cell>
          <table:table-cell table:formula="of:=CHAR(IF(ROW([.R25])+COLUMN([.R25])+1+63&gt;90;ROW([.R25])+1+63-26;ROW([.R25])+COLUMN([.R25])+1+63))" office:value-type="string" office:string-value="?" calcext:value-type="string">
            <text:p>?</text:p>
          </table:table-cell>
          <table:table-cell table:formula="of:=CHAR(IF(ROW([.S25])+COLUMN([.S25])+1+63&gt;90;ROW([.S25])+1+63-26;ROW([.S25])+COLUMN([.S25])+1+63))" office:value-type="string" office:string-value="?" calcext:value-type="string">
            <text:p>?</text:p>
          </table:table-cell>
          <table:table-cell table:formula="of:=CHAR(IF(ROW([.T25])+COLUMN([.T25])+1+63&gt;90;ROW([.T25])+1+63-26;ROW([.T25])+COLUMN([.T25])+1+63))" office:value-type="string" office:string-value="?" calcext:value-type="string">
            <text:p>?</text:p>
          </table:table-cell>
          <table:table-cell table:formula="of:=CHAR(IF(ROW([.U25])+COLUMN([.U25])+1+63&gt;90;ROW([.U25])+1+63-26;ROW([.U25])+COLUMN([.U25])+1+63))" office:value-type="string" office:string-value="?" calcext:value-type="string">
            <text:p>?</text:p>
          </table:table-cell>
          <table:table-cell table:formula="of:=CHAR(IF(ROW([.V25])+COLUMN([.V25])+1+63&gt;90;ROW([.V25])+1+63-26;ROW([.V25])+COLUMN([.V25])+1+63))" office:value-type="string" office:string-value="?" calcext:value-type="string">
            <text:p>?</text:p>
          </table:table-cell>
          <table:table-cell table:formula="of:=CHAR(IF(ROW([.W25])+COLUMN([.W25])+1+63&gt;90;ROW([.W25])+1+63-26;ROW([.W25])+COLUMN([.W25])+1+63))" office:value-type="string" office:string-value="?" calcext:value-type="string">
            <text:p>?</text:p>
          </table:table-cell>
          <table:table-cell table:formula="of:=CHAR(IF(ROW([.X25])+COLUMN([.X25])+1+63&gt;90;ROW([.X25])+1+63-26;ROW([.X25])+COLUMN([.X25])+1+63))" office:value-type="string" office:string-value="?" calcext:value-type="string">
            <text:p>?</text:p>
          </table:table-cell>
          <table:table-cell table:formula="of:=CHAR(IF(ROW([.Y25])+COLUMN([.Y25])+1+63&gt;90;ROW([.Y25])+1+63-26;ROW([.Y25])+COLUMN([.Y25])+1+63))" office:value-type="string" office:string-value="?" calcext:value-type="string">
            <text:p>?</text:p>
          </table:table-cell>
          <table:table-cell table:number-columns-repeated="998"/>
        </table:table-row>
        <table:table-row table:style-name="ro1">
          <table:table-cell table:formula="of:=CHAR(CODE([.A25])+1)" office:value-type="string" office:string-value="Z" calcext:value-type="string">
            <text:p>Z</text:p>
          </table:table-cell>
          <table:table-cell table:formula="of:=CHAR(IF(ROW([.A26])+COLUMN([.A26])+1+63&gt;90;ROW([.A26])+1+63-26;ROW([.A26])+COLUMN([.A26])+1+63))" office:value-type="string" office:string-value="@" calcext:value-type="string">
            <text:p>@</text:p>
          </table:table-cell>
          <table:table-cell table:formula="of:=CHAR(IF(ROW([.B26])+COLUMN([.B26])+1+63&gt;90;ROW([.B26])+1+63-26;ROW([.B26])+COLUMN([.B26])+1+63))" office:value-type="string" office:string-value="@" calcext:value-type="string">
            <text:p>@</text:p>
          </table:table-cell>
          <table:table-cell table:formula="of:=CHAR(IF(ROW([.C26])+COLUMN([.C26])+1+63&gt;90;ROW([.C26])+1+63-26;ROW([.C26])+COLUMN([.C26])+1+63))" office:value-type="string" office:string-value="@" calcext:value-type="string">
            <text:p>@</text:p>
          </table:table-cell>
          <table:table-cell table:formula="of:=CHAR(IF(ROW([.D26])+COLUMN([.D26])+1+63&gt;90;ROW([.D26])+1+63-26;ROW([.D26])+COLUMN([.D26])+1+63))" office:value-type="string" office:string-value="@" calcext:value-type="string">
            <text:p>@</text:p>
          </table:table-cell>
          <table:table-cell table:formula="of:=CHAR(IF(ROW([.E26])+COLUMN([.E26])+1+63&gt;90;ROW([.E26])+1+63-26;ROW([.E26])+COLUMN([.E26])+1+63))" office:value-type="string" office:string-value="@" calcext:value-type="string">
            <text:p>@</text:p>
          </table:table-cell>
          <table:table-cell table:formula="of:=CHAR(IF(ROW([.F26])+COLUMN([.F26])+1+63&gt;90;ROW([.F26])+1+63-26;ROW([.F26])+COLUMN([.F26])+1+63))" office:value-type="string" office:string-value="@" calcext:value-type="string">
            <text:p>@</text:p>
          </table:table-cell>
          <table:table-cell table:formula="of:=CHAR(IF(ROW([.G26])+COLUMN([.G26])+1+63&gt;90;ROW([.G26])+1+63-26;ROW([.G26])+COLUMN([.G26])+1+63))" office:value-type="string" office:string-value="@" calcext:value-type="string">
            <text:p>@</text:p>
          </table:table-cell>
          <table:table-cell table:formula="of:=CHAR(IF(ROW([.H26])+COLUMN([.H26])+1+63&gt;90;ROW([.H26])+1+63-26;ROW([.H26])+COLUMN([.H26])+1+63))" office:value-type="string" office:string-value="@" calcext:value-type="string">
            <text:p>@</text:p>
          </table:table-cell>
          <table:table-cell table:formula="of:=CHAR(IF(ROW([.I26])+COLUMN([.I26])+1+63&gt;90;ROW([.I26])+1+63-26;ROW([.I26])+COLUMN([.I26])+1+63))" office:value-type="string" office:string-value="@" calcext:value-type="string">
            <text:p>@</text:p>
          </table:table-cell>
          <table:table-cell table:formula="of:=CHAR(IF(ROW([.J26])+COLUMN([.J26])+1+63&gt;90;ROW([.J26])+1+63-26;ROW([.J26])+COLUMN([.J26])+1+63))" office:value-type="string" office:string-value="@" calcext:value-type="string">
            <text:p>@</text:p>
          </table:table-cell>
          <table:table-cell table:formula="of:=CHAR(IF(ROW([.K26])+COLUMN([.K26])+1+63&gt;90;ROW([.K26])+1+63-26;ROW([.K26])+COLUMN([.K26])+1+63))" office:value-type="string" office:string-value="@" calcext:value-type="string">
            <text:p>@</text:p>
          </table:table-cell>
          <table:table-cell table:formula="of:=CHAR(IF(ROW([.L26])+COLUMN([.L26])+1+63&gt;90;ROW([.L26])+1+63-26;ROW([.L26])+COLUMN([.L26])+1+63))" office:value-type="string" office:string-value="@" calcext:value-type="string">
            <text:p>@</text:p>
          </table:table-cell>
          <table:table-cell table:formula="of:=CHAR(IF(ROW([.M26])+COLUMN([.M26])+1+63&gt;90;ROW([.M26])+1+63-26;ROW([.M26])+COLUMN([.M26])+1+63))" office:value-type="string" office:string-value="@" calcext:value-type="string">
            <text:p>@</text:p>
          </table:table-cell>
          <table:table-cell table:formula="of:=CHAR(IF(ROW([.N26])+COLUMN([.N26])+1+63&gt;90;ROW([.N26])+1+63-26;ROW([.N26])+COLUMN([.N26])+1+63))" office:value-type="string" office:string-value="@" calcext:value-type="string">
            <text:p>@</text:p>
          </table:table-cell>
          <table:table-cell table:formula="of:=CHAR(IF(ROW([.O26])+COLUMN([.O26])+1+63&gt;90;ROW([.O26])+1+63-26;ROW([.O26])+COLUMN([.O26])+1+63))" office:value-type="string" office:string-value="@" calcext:value-type="string">
            <text:p>@</text:p>
          </table:table-cell>
          <table:table-cell table:formula="of:=CHAR(IF(ROW([.P26])+COLUMN([.P26])+1+63&gt;90;ROW([.P26])+1+63-26;ROW([.P26])+COLUMN([.P26])+1+63))" office:value-type="string" office:string-value="@" calcext:value-type="string">
            <text:p>@</text:p>
          </table:table-cell>
          <table:table-cell table:formula="of:=CHAR(IF(ROW([.Q26])+COLUMN([.Q26])+1+63&gt;90;ROW([.Q26])+1+63-26;ROW([.Q26])+COLUMN([.Q26])+1+63))" office:value-type="string" office:string-value="@" calcext:value-type="string">
            <text:p>@</text:p>
          </table:table-cell>
          <table:table-cell table:formula="of:=CHAR(IF(ROW([.R26])+COLUMN([.R26])+1+63&gt;90;ROW([.R26])+1+63-26;ROW([.R26])+COLUMN([.R26])+1+63))" office:value-type="string" office:string-value="@" calcext:value-type="string">
            <text:p>@</text:p>
          </table:table-cell>
          <table:table-cell table:formula="of:=CHAR(IF(ROW([.S26])+COLUMN([.S26])+1+63&gt;90;ROW([.S26])+1+63-26;ROW([.S26])+COLUMN([.S26])+1+63))" office:value-type="string" office:string-value="@" calcext:value-type="string">
            <text:p>@</text:p>
          </table:table-cell>
          <table:table-cell table:formula="of:=CHAR(IF(ROW([.T26])+COLUMN([.T26])+1+63&gt;90;ROW([.T26])+1+63-26;ROW([.T26])+COLUMN([.T26])+1+63))" office:value-type="string" office:string-value="@" calcext:value-type="string">
            <text:p>@</text:p>
          </table:table-cell>
          <table:table-cell table:formula="of:=CHAR(IF(ROW([.U26])+COLUMN([.U26])+1+63&gt;90;ROW([.U26])+1+63-26;ROW([.U26])+COLUMN([.U26])+1+63))" office:value-type="string" office:string-value="@" calcext:value-type="string">
            <text:p>@</text:p>
          </table:table-cell>
          <table:table-cell table:formula="of:=CHAR(IF(ROW([.V26])+COLUMN([.V26])+1+63&gt;90;ROW([.V26])+1+63-26;ROW([.V26])+COLUMN([.V26])+1+63))" office:value-type="string" office:string-value="@" calcext:value-type="string">
            <text:p>@</text:p>
          </table:table-cell>
          <table:table-cell table:formula="of:=CHAR(IF(ROW([.W26])+COLUMN([.W26])+1+63&gt;90;ROW([.W26])+1+63-26;ROW([.W26])+COLUMN([.W26])+1+63))" office:value-type="string" office:string-value="@" calcext:value-type="string">
            <text:p>@</text:p>
          </table:table-cell>
          <table:table-cell table:formula="of:=CHAR(IF(ROW([.X26])+COLUMN([.X26])+1+63&gt;90;ROW([.X26])+1+63-26;ROW([.X26])+COLUMN([.X26])+1+63))" office:value-type="string" office:string-value="@" calcext:value-type="string">
            <text:p>@</text:p>
          </table:table-cell>
          <table:table-cell table:formula="of:=CHAR(IF(ROW([.Y26])+COLUMN([.Y26])+1+63&gt;90;ROW([.Y26])+1+63-26;ROW([.Y26])+COLUMN([.Y26])+1+63))" office:value-type="string" office:string-value="@" calcext:value-type="string">
            <text:p>@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28.587351585</meta:creation-date>
    <dc:date>2020-02-27T11:40:12.872899854</dc:date>
    <meta:editing-duration>PT3M23S</meta:editing-duration>
    <meta:editing-cycles>1</meta:editing-cycles>
    <meta:document-statistic meta:table-count="1" meta:cell-count="701" meta:object-count="0"/>
    <meta:generator>LibreOffice/6.0.7.3$Linux_X86_64 LibreOffice_project/00m0$Build-3</meta:generator>
  </office:meta>
</office:document-meta>
</file>